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2"/>
    <style:style style:name="ce3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setpoint</text:p>
          </table:table-cell>
          <table:table-cell office:value-type="string">
            <text:p>process</text:p>
          </table:table-cell>
          <table:table-cell office:value-type="string">
            <text:p>rate</text:p>
          </table:table-cell>
          <table:table-cell>
            <draw:frame table:end-cell-address="Sheet1.L21" table:end-x="0.2531in" table:end-y="0.1051in" draw:z-index="0" draw:style-name="gr1" svg:width="6.2988in" svg:height="3.5429in" svg:x="0.1776in" svg:y="0.0075in">
              <draw:object draw:notify-on-update-of-ranges="Sheet1.A2:Sheet1.A540 Sheet1.C1:Sheet1.C1 Sheet1.C2:Sheet1.C540 Sheet1.A2:Sheet1.A540 Sheet1.B1:Sheet1.B1 Sheet1.B2:Sheet1.B5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style-name="ce1" office:value-type="time" office:time-value="PT09H01M53S">
            <text:p>09:01:53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number-columns-repeated="9"/>
        </table:table-row>
        <table:table-row table:style-name="ro1">
          <table:table-cell table:style-name="ce1" office:value-type="time" office:time-value="PT09H01M54S">
            <text:p>09:01:54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3]-[.C2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5S">
            <text:p>09:01:55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4]-[.C3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6S">
            <text:p>09:01:56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5]-[.C4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7S">
            <text:p>09:01:57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6]-[.C5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8S">
            <text:p>09:01:58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7]-[.C6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1M59S">
            <text:p>09:01:59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8]-[.C7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0S">
            <text:p>09:02:00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[.C9]-[.C8]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2S">
            <text:p>09:02:02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3:.C9])-AVERAGE([.C2:.C8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3S">
            <text:p>09:02:03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4:.C10])-AVERAGE([.C3:.C9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4S">
            <text:p>09:02:04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5:.C11])-AVERAGE([.C4:.C10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5S">
            <text:p>09:02:05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6:.C12])-AVERAGE([.C5:.C11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6S">
            <text:p>09:02:06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7:.C13])-AVERAGE([.C6:.C12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7S">
            <text:p>09:02:07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8:.C14])-AVERAGE([.C7:.C13])" office:value-type="float" office:value="0">
            <text:p>0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8S">
            <text:p>09:02:08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9:.C15])-AVERAGE([.C8:.C14])" office:value-type="float" office:value="-0.0142857142857125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09S">
            <text:p>09:02:09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0:.C16])-AVERAGE([.C9:.C15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0S">
            <text:p>09:02:10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1:.C17])-AVERAGE([.C10:.C16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1S">
            <text:p>09:02:11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2:.C18])-AVERAGE([.C11:.C17])" office:value-type="float" office:value="-0.0142857142857125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3S">
            <text:p>09:02:13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3:.C19])-AVERAGE([.C12:.C18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4S">
            <text:p>09:02:14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4:.C20])-AVERAGE([.C13:.C19])" office:value-type="float" office:value="-0.0142857142857125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5S">
            <text:p>09:02:15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5:.C21])-AVERAGE([.C14:.C20])" office:value-type="float" office:value="-0.014285714285716">
            <text:p>-0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16S">
            <text:p>09:02:16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6:.C22])-AVERAGE([.C15:.C21])" office:value-type="float" office:value="0">
            <text:p>0.00</text:p>
          </table:table-cell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duration</text:p>
          </table:table-cell>
          <table:table-cell office:value-type="string">
            <text:p>rate</text:p>
          </table:table-cell>
        </table:table-row>
        <table:table-row table:style-name="ro1">
          <table:table-cell table:style-name="ce1" office:value-type="time" office:time-value="PT09H02M17S">
            <text:p>09:02:17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7:.C23])-AVERAGE([.C16:.C22])" office:value-type="float" office:value="0">
            <text:p>0.00</text:p>
          </table:table-cell>
          <table:table-cell/>
          <table:table-cell office:value-type="string">
            <text:p>Preheating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table:formula="of:=MATCH([.G24];process;1)" office:value-type="float" office:value="46">
            <text:p>46</text:p>
          </table:table-cell>
          <table:table-cell table:formula="of:=MATCH([.H24];process;1)" office:value-type="float" office:value="127">
            <text:p>127</text:p>
          </table:table-cell>
          <table:table-cell table:formula="of:=[.J24]-[.I24]" office:value-type="float" office:value="81">
            <text:p>81</text:p>
          </table:table-cell>
          <table:table-cell table:formula="of:=([.H24]-[.G24])/[.K24]" office:value-type="float" office:value="1.91358024691358">
            <text:p>1.9135802469</text:p>
          </table:table-cell>
        </table:table-row>
        <table:table-row table:style-name="ro1">
          <table:table-cell table:style-name="ce1" office:value-type="time" office:time-value="PT09H02M18S">
            <text:p>09:02:18 AM</text:p>
          </table:table-cell>
          <table:table-cell office:value-type="float" office:value="155">
            <text:p>155</text:p>
          </table:table-cell>
          <table:table-cell office:value-type="float" office:value="17.1">
            <text:p>17.1</text:p>
          </table:table-cell>
          <table:table-cell table:formula="of:=AVERAGE([.C18:.C24])-AVERAGE([.C17:.C23])" office:value-type="float" office:value="0">
            <text:p>0.00</text:p>
          </table:table-cell>
          <table:table-cell/>
          <table:table-cell office:value-type="string">
            <text:p>Soaking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table:formula="of:=MATCH([.G25];process;1)" office:value-type="float" office:value="114">
            <text:p>114</text:p>
          </table:table-cell>
          <table:table-cell table:formula="of:=MATCH([.H25];process;1)" office:value-type="float" office:value="127">
            <text:p>127</text:p>
          </table:table-cell>
          <table:table-cell table:formula="of:=[.J25]-[.I25]" office:value-type="float" office:value="13">
            <text:p>13</text:p>
          </table:table-cell>
          <table:table-cell table:formula="of:=([.H25]-[.G25])/[.K25]" office:value-type="float" office:value="1.92307692307692">
            <text:p>1.9230769231</text:p>
          </table:table-cell>
        </table:table-row>
        <table:table-row table:style-name="ro1">
          <table:table-cell table:style-name="ce1" office:value-type="time" office:time-value="PT09H02M19S">
            <text:p>09:02:19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19:.C25])-AVERAGE([.C18:.C24])" office:value-type="float" office:value="0">
            <text:p>0.00</text:p>
          </table:table-cell>
          <table:table-cell/>
          <table:table-cell office:value-type="string">
            <text:p>Reflowing</text:p>
          </table:table-cell>
          <table:table-cell table:number-columns-repeated="2" office:value-type="float" office:value="180">
            <text:p>180</text:p>
          </table:table-cell>
          <table:table-cell table:formula="of:=MATCH([.G26];process;1)" office:value-type="float" office:value="127">
            <text:p>127</text:p>
          </table:table-cell>
          <table:table-cell table:formula="of:=MATCH([.H26];cooling;-1)+156" office:value-type="float" office:value="199">
            <text:p>199</text:p>
          </table:table-cell>
          <table:table-cell table:formula="of:=[.J26]-[.I26]" office:value-type="float" office:value="72">
            <text:p>72</text:p>
          </table:table-cell>
          <table:table-cell/>
        </table:table-row>
        <table:table-row table:style-name="ro1">
          <table:table-cell table:style-name="ce1" office:value-type="time" office:time-value="PT09H02M20S">
            <text:p>09:02:20 AM</text:p>
          </table:table-cell>
          <table:table-cell office:value-type="float" office:value="155">
            <text:p>155</text:p>
          </table:table-cell>
          <table:table-cell office:value-type="float" office:value="17.2">
            <text:p>17.2</text:p>
          </table:table-cell>
          <table:table-cell table:formula="of:=AVERAGE([.C20:.C26])-AVERAGE([.C19:.C25])" office:value-type="float" office:value="0.0142857142857196">
            <text:p>0.01</text:p>
          </table:table-cell>
          <table:table-cell/>
          <table:table-cell office:value-type="string">
            <text:p>Peak temp</text:p>
          </table:table-cell>
          <table:table-cell/>
          <table:table-cell table:formula="of:=MAX(process)" office:value-type="float" office:value="218.9">
            <text:p>218.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time" office:time-value="PT09H02M21S">
            <text:p>09:02:21 AM</text:p>
          </table:table-cell>
          <table:table-cell office:value-type="float" office:value="155">
            <text:p>155</text:p>
          </table:table-cell>
          <table:table-cell office:value-type="float" office:value="17.3">
            <text:p>17.3</text:p>
          </table:table-cell>
          <table:table-cell table:formula="of:=AVERAGE([.C21:.C27])-AVERAGE([.C20:.C26])" office:value-type="float" office:value="0.0142857142857125">
            <text:p>0.01</text:p>
          </table:table-cell>
          <table:table-cell/>
          <table:table-cell office:value-type="string">
            <text:p>Cooldown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table:formula="of:=MATCH([.G28];cooling;-1)+156" office:value-type="float" office:value="199">
            <text:p>199</text:p>
          </table:table-cell>
          <table:table-cell table:formula="of:=MATCH([.H28];cooling;-1)+156" office:value-type="float" office:value="523">
            <text:p>523</text:p>
          </table:table-cell>
          <table:table-cell table:formula="of:=[.J28]-[.I28]" office:value-type="float" office:value="324">
            <text:p>324</text:p>
          </table:table-cell>
          <table:table-cell table:formula="of:=([.H28]-[.G28])/[.K28]" office:value-type="float" office:value="-0.401234567901235">
            <text:p>-0.4012345679</text:p>
          </table:table-cell>
        </table:table-row>
        <table:table-row table:style-name="ro1">
          <table:table-cell table:style-name="ce1" office:value-type="time" office:time-value="PT09H02M22S">
            <text:p>09:02:22 AM</text:p>
          </table:table-cell>
          <table:table-cell office:value-type="float" office:value="155">
            <text:p>155</text:p>
          </table:table-cell>
          <table:table-cell office:value-type="float" office:value="17.4">
            <text:p>17.4</text:p>
          </table:table-cell>
          <table:table-cell table:formula="of:=AVERAGE([.C22:.C28])-AVERAGE([.C21:.C27])" office:value-type="float" office:value="0.0285714285714249">
            <text:p>0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4S">
            <text:p>09:02:24 AM</text:p>
          </table:table-cell>
          <table:table-cell office:value-type="float" office:value="155">
            <text:p>155</text:p>
          </table:table-cell>
          <table:table-cell office:value-type="float" office:value="17.5">
            <text:p>17.5</text:p>
          </table:table-cell>
          <table:table-cell table:formula="of:=AVERAGE([.C23:.C29])-AVERAGE([.C22:.C28])" office:value-type="float" office:value="0.0428571428571445">
            <text:p>0.0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5S">
            <text:p>09:02:25 AM</text:p>
          </table:table-cell>
          <table:table-cell office:value-type="float" office:value="155">
            <text:p>155</text:p>
          </table:table-cell>
          <table:table-cell office:value-type="float" office:value="17.7">
            <text:p>17.7</text:p>
          </table:table-cell>
          <table:table-cell table:formula="of:=AVERAGE([.C24:.C30])-AVERAGE([.C23:.C29])" office:value-type="float" office:value="0.0571428571428569">
            <text:p>0.0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6S">
            <text:p>09:02:26 AM</text:p>
          </table:table-cell>
          <table:table-cell office:value-type="float" office:value="155">
            <text:p>155</text:p>
          </table:table-cell>
          <table:table-cell office:value-type="float" office:value="17.9">
            <text:p>17.9</text:p>
          </table:table-cell>
          <table:table-cell table:formula="of:=AVERAGE([.C25:.C31])-AVERAGE([.C24:.C30])" office:value-type="float" office:value="0.085714285714289">
            <text:p>0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7S">
            <text:p>09:02:27 AM</text:p>
          </table:table-cell>
          <table:table-cell office:value-type="float" office:value="155">
            <text:p>155</text:p>
          </table:table-cell>
          <table:table-cell office:value-type="float" office:value="18.1">
            <text:p>18.1</text:p>
          </table:table-cell>
          <table:table-cell table:formula="of:=AVERAGE([.C26:.C32])-AVERAGE([.C25:.C31])" office:value-type="float" office:value="0.114285714285714">
            <text:p>0.1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8S">
            <text:p>09:02:28 AM</text:p>
          </table:table-cell>
          <table:table-cell office:value-type="float" office:value="155">
            <text:p>155</text:p>
          </table:table-cell>
          <table:table-cell office:value-type="float" office:value="18.2">
            <text:p>18.2</text:p>
          </table:table-cell>
          <table:table-cell table:formula="of:=AVERAGE([.C27:.C33])-AVERAGE([.C26:.C32])" office:value-type="float" office:value="0.128571428571426">
            <text:p>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29S">
            <text:p>09:02:29 AM</text:p>
          </table:table-cell>
          <table:table-cell office:value-type="float" office:value="155">
            <text:p>155</text:p>
          </table:table-cell>
          <table:table-cell office:value-type="float" office:value="18.5">
            <text:p>18.5</text:p>
          </table:table-cell>
          <table:table-cell table:formula="of:=AVERAGE([.C28:.C34])-AVERAGE([.C27:.C33])" office:value-type="float" office:value="0.142857142857142">
            <text:p>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0S">
            <text:p>09:02:30 AM</text:p>
          </table:table-cell>
          <table:table-cell office:value-type="float" office:value="155">
            <text:p>155</text:p>
          </table:table-cell>
          <table:table-cell office:value-type="float" office:value="18.8">
            <text:p>18.8</text:p>
          </table:table-cell>
          <table:table-cell table:formula="of:=AVERAGE([.C29:.C35])-AVERAGE([.C28:.C34])" office:value-type="float" office:value="0.171428571428574">
            <text:p>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1S">
            <text:p>09:02:31 AM</text:p>
          </table:table-cell>
          <table:table-cell office:value-type="float" office:value="155">
            <text:p>155</text:p>
          </table:table-cell>
          <table:table-cell office:value-type="float" office:value="19.1">
            <text:p>19.1</text:p>
          </table:table-cell>
          <table:table-cell table:formula="of:=AVERAGE([.C30:.C36])-AVERAGE([.C29:.C35])" office:value-type="float" office:value="0.199999999999996">
            <text:p>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2S">
            <text:p>09:02:32 AM</text:p>
          </table:table-cell>
          <table:table-cell office:value-type="float" office:value="155">
            <text:p>155</text:p>
          </table:table-cell>
          <table:table-cell office:value-type="float" office:value="19.2">
            <text:p>19.2</text:p>
          </table:table-cell>
          <table:table-cell table:formula="of:=AVERAGE([.C31:.C37])-AVERAGE([.C30:.C36])" office:value-type="float" office:value="0.228571428571428">
            <text:p>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3S">
            <text:p>09:02:33 AM</text:p>
          </table:table-cell>
          <table:table-cell office:value-type="float" office:value="155">
            <text:p>155</text:p>
          </table:table-cell>
          <table:table-cell office:value-type="float" office:value="19.6">
            <text:p>19.6</text:p>
          </table:table-cell>
          <table:table-cell table:formula="of:=AVERAGE([.C32:.C38])-AVERAGE([.C31:.C37])" office:value-type="float" office:value="0.214285714285715">
            <text:p>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5S">
            <text:p>09:02:35 AM</text:p>
          </table:table-cell>
          <table:table-cell office:value-type="float" office:value="155">
            <text:p>155</text:p>
          </table:table-cell>
          <table:table-cell office:value-type="float" office:value="20.1">
            <text:p>20.1</text:p>
          </table:table-cell>
          <table:table-cell table:formula="of:=AVERAGE([.C33:.C39])-AVERAGE([.C32:.C38])" office:value-type="float" office:value="0.242857142857144">
            <text:p>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6S">
            <text:p>09:02:36 AM</text:p>
          </table:table-cell>
          <table:table-cell office:value-type="float" office:value="155">
            <text:p>155</text:p>
          </table:table-cell>
          <table:table-cell office:value-type="float" office:value="20.5">
            <text:p>20.5</text:p>
          </table:table-cell>
          <table:table-cell table:formula="of:=AVERAGE([.C34:.C40])-AVERAGE([.C33:.C39])" office:value-type="float" office:value="0.285714285714281">
            <text:p>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7S">
            <text:p>09:02:37 AM</text:p>
          </table:table-cell>
          <table:table-cell office:value-type="float" office:value="155">
            <text:p>155</text:p>
          </table:table-cell>
          <table:table-cell office:value-type="float" office:value="20.8">
            <text:p>20.8</text:p>
          </table:table-cell>
          <table:table-cell table:formula="of:=AVERAGE([.C35:.C41])-AVERAGE([.C34:.C40])" office:value-type="float" office:value="0.328571428571436">
            <text:p>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8S">
            <text:p>09:02:38 AM</text:p>
          </table:table-cell>
          <table:table-cell office:value-type="float" office:value="155">
            <text:p>155</text:p>
          </table:table-cell>
          <table:table-cell office:value-type="float" office:value="22.2">
            <text:p>22.2</text:p>
          </table:table-cell>
          <table:table-cell table:formula="of:=AVERAGE([.C36:.C42])-AVERAGE([.C35:.C41])" office:value-type="float" office:value="0.328571428571426">
            <text:p>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39S">
            <text:p>09:02:39 AM</text:p>
          </table:table-cell>
          <table:table-cell office:value-type="float" office:value="155">
            <text:p>155</text:p>
          </table:table-cell>
          <table:table-cell office:value-type="float" office:value="22.8">
            <text:p>22.8</text:p>
          </table:table-cell>
          <table:table-cell table:formula="of:=AVERAGE([.C37:.C43])-AVERAGE([.C36:.C42])" office:value-type="float" office:value="0.485714285714288">
            <text:p>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0S">
            <text:p>09:02:40 AM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table:formula="of:=AVERAGE([.C38:.C44])-AVERAGE([.C37:.C43])" office:value-type="float" office:value="0.528571428571425">
            <text:p>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1S">
            <text:p>09:02:41 AM</text:p>
          </table:table-cell>
          <table:table-cell office:value-type="float" office:value="155">
            <text:p>155</text:p>
          </table:table-cell>
          <table:table-cell office:value-type="float" office:value="23.2">
            <text:p>23.2</text:p>
          </table:table-cell>
          <table:table-cell table:formula="of:=AVERAGE([.C39:.C45])-AVERAGE([.C38:.C44])" office:value-type="float" office:value="0.542857142857145">
            <text:p>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2S">
            <text:p>09:02:42 AM</text:p>
          </table:table-cell>
          <table:table-cell office:value-type="float" office:value="155">
            <text:p>155</text:p>
          </table:table-cell>
          <table:table-cell office:value-type="float" office:value="24.7">
            <text:p>24.7</text:p>
          </table:table-cell>
          <table:table-cell table:formula="of:=AVERAGE([.C40:.C46])-AVERAGE([.C39:.C45])" office:value-type="float" office:value="0.514285714285716">
            <text:p>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3S">
            <text:p>09:02:43 AM</text:p>
          </table:table-cell>
          <table:table-cell office:value-type="float" office:value="155">
            <text:p>155</text:p>
          </table:table-cell>
          <table:table-cell office:value-type="float" office:value="25.5">
            <text:p>25.5</text:p>
          </table:table-cell>
          <table:table-cell table:formula="of:=AVERAGE([.C41:.C47])-AVERAGE([.C40:.C46])" office:value-type="float" office:value="0.657142857142855">
            <text:p>0.6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4S">
            <text:p>09:02:44 AM</text:p>
          </table:table-cell>
          <table:table-cell office:value-type="float" office:value="155">
            <text:p>155</text:p>
          </table:table-cell>
          <table:table-cell office:value-type="float" office:value="25.9">
            <text:p>25.9</text:p>
          </table:table-cell>
          <table:table-cell table:formula="of:=AVERAGE([.C42:.C48])-AVERAGE([.C41:.C47])" office:value-type="float" office:value="0.714285714285719">
            <text:p>0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6S">
            <text:p>09:02:46 AM</text:p>
          </table:table-cell>
          <table:table-cell office:value-type="float" office:value="155">
            <text:p>155</text:p>
          </table:table-cell>
          <table:table-cell office:value-type="float" office:value="26.2">
            <text:p>26.2</text:p>
          </table:table-cell>
          <table:table-cell table:formula="of:=AVERAGE([.C43:.C49])-AVERAGE([.C42:.C48])" office:value-type="float" office:value="0.728571428571424">
            <text:p>0.7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7S">
            <text:p>09:02:47 AM</text:p>
          </table:table-cell>
          <table:table-cell office:value-type="float" office:value="155">
            <text:p>155</text:p>
          </table:table-cell>
          <table:table-cell office:value-type="float" office:value="27.6">
            <text:p>27.6</text:p>
          </table:table-cell>
          <table:table-cell table:formula="of:=AVERAGE([.C44:.C50])-AVERAGE([.C43:.C49])" office:value-type="float" office:value="0.571428571428573">
            <text:p>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8S">
            <text:p>09:02:48 AM</text:p>
          </table:table-cell>
          <table:table-cell office:value-type="float" office:value="155">
            <text:p>155</text:p>
          </table:table-cell>
          <table:table-cell office:value-type="float" office:value="28.9">
            <text:p>28.9</text:p>
          </table:table-cell>
          <table:table-cell table:formula="of:=AVERAGE([.C45:.C51])-AVERAGE([.C44:.C50])" office:value-type="float" office:value="0.68571428571429">
            <text:p>0.6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49S">
            <text:p>09:02:49 AM</text:p>
          </table:table-cell>
          <table:table-cell office:value-type="float" office:value="155">
            <text:p>155</text:p>
          </table:table-cell>
          <table:table-cell office:value-type="float" office:value="29.2">
            <text:p>29.2</text:p>
          </table:table-cell>
          <table:table-cell table:formula="of:=AVERAGE([.C46:.C52])-AVERAGE([.C45:.C51])" office:value-type="float" office:value="0.842857142857138">
            <text:p>0.8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0S">
            <text:p>09:02:50 AM</text:p>
          </table:table-cell>
          <table:table-cell office:value-type="float" office:value="155">
            <text:p>155</text:p>
          </table:table-cell>
          <table:table-cell office:value-type="float" office:value="30.7">
            <text:p>30.7</text:p>
          </table:table-cell>
          <table:table-cell table:formula="of:=AVERAGE([.C47:.C53])-AVERAGE([.C46:.C52])" office:value-type="float" office:value="0.857142857142854">
            <text:p>0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1S">
            <text:p>09:02:51 AM</text:p>
          </table:table-cell>
          <table:table-cell office:value-type="float" office:value="155">
            <text:p>155</text:p>
          </table:table-cell>
          <table:table-cell office:value-type="float" office:value="31.8">
            <text:p>31.8</text:p>
          </table:table-cell>
          <table:table-cell table:formula="of:=AVERAGE([.C48:.C54])-AVERAGE([.C47:.C53])" office:value-type="float" office:value="0.857142857142858">
            <text:p>0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2S">
            <text:p>09:02:52 AM</text:p>
          </table:table-cell>
          <table:table-cell office:value-type="float" office:value="155">
            <text:p>155</text:p>
          </table:table-cell>
          <table:table-cell office:value-type="float" office:value="33">
            <text:p>33</text:p>
          </table:table-cell>
          <table:table-cell table:formula="of:=AVERAGE([.C49:.C55])-AVERAGE([.C48:.C54])" office:value-type="float" office:value="0.900000000000006">
            <text:p>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3S">
            <text:p>09:02:53 AM</text:p>
          </table:table-cell>
          <table:table-cell office:value-type="float" office:value="155">
            <text:p>155</text:p>
          </table:table-cell>
          <table:table-cell office:value-type="float" office:value="34.1">
            <text:p>34.1</text:p>
          </table:table-cell>
          <table:table-cell table:formula="of:=AVERAGE([.C50:.C56])-AVERAGE([.C49:.C55])" office:value-type="float" office:value="1.01428571428571">
            <text:p>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4S">
            <text:p>09:02:54 AM</text:p>
          </table:table-cell>
          <table:table-cell office:value-type="float" office:value="155">
            <text:p>155</text:p>
          </table:table-cell>
          <table:table-cell office:value-type="float" office:value="34.5">
            <text:p>34.5</text:p>
          </table:table-cell>
          <table:table-cell table:formula="of:=AVERAGE([.C51:.C57])-AVERAGE([.C50:.C56])" office:value-type="float" office:value="1.12857142857143">
            <text:p>1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5S">
            <text:p>09:02:55 AM</text:p>
          </table:table-cell>
          <table:table-cell office:value-type="float" office:value="155">
            <text:p>155</text:p>
          </table:table-cell>
          <table:table-cell office:value-type="float" office:value="36.2">
            <text:p>36.2</text:p>
          </table:table-cell>
          <table:table-cell table:formula="of:=AVERAGE([.C52:.C58])-AVERAGE([.C51:.C57])" office:value-type="float" office:value="0.985714285714288">
            <text:p>0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7S">
            <text:p>09:02:57 AM</text:p>
          </table:table-cell>
          <table:table-cell office:value-type="float" office:value="155">
            <text:p>155</text:p>
          </table:table-cell>
          <table:table-cell office:value-type="float" office:value="37.6">
            <text:p>37.6</text:p>
          </table:table-cell>
          <table:table-cell table:formula="of:=AVERAGE([.C53:.C59])-AVERAGE([.C52:.C58])" office:value-type="float" office:value="1.04285714285714">
            <text:p>1.0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8S">
            <text:p>09:02:58 AM</text:p>
          </table:table-cell>
          <table:table-cell office:value-type="float" office:value="155">
            <text:p>155</text:p>
          </table:table-cell>
          <table:table-cell office:value-type="float" office:value="38.3">
            <text:p>38.3</text:p>
          </table:table-cell>
          <table:table-cell table:formula="of:=AVERAGE([.C54:.C60])-AVERAGE([.C53:.C59])" office:value-type="float" office:value="1.2">
            <text:p>1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2M59S">
            <text:p>09:02:59 AM</text:p>
          </table:table-cell>
          <table:table-cell office:value-type="float" office:value="155">
            <text:p>155</text:p>
          </table:table-cell>
          <table:table-cell office:value-type="float" office:value="39.9">
            <text:p>39.9</text:p>
          </table:table-cell>
          <table:table-cell table:formula="of:=AVERAGE([.C55:.C61])-AVERAGE([.C54:.C60])" office:value-type="float" office:value="1.08571428571428">
            <text:p>1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0S">
            <text:p>09:03:00 AM</text:p>
          </table:table-cell>
          <table:table-cell office:value-type="float" office:value="155">
            <text:p>155</text:p>
          </table:table-cell>
          <table:table-cell office:value-type="float" office:value="41.4">
            <text:p>41.4</text:p>
          </table:table-cell>
          <table:table-cell table:formula="of:=AVERAGE([.C56:.C62])-AVERAGE([.C55:.C61])" office:value-type="float" office:value="1.15714285714286">
            <text:p>1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1S">
            <text:p>09:03:01 AM</text:p>
          </table:table-cell>
          <table:table-cell office:value-type="float" office:value="155">
            <text:p>155</text:p>
          </table:table-cell>
          <table:table-cell office:value-type="float" office:value="41.6">
            <text:p>41.6</text:p>
          </table:table-cell>
          <table:table-cell table:formula="of:=AVERAGE([.C57:.C63])-AVERAGE([.C56:.C62])" office:value-type="float" office:value="1.20000000000001">
            <text:p>1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2S">
            <text:p>09:03:02 AM</text:p>
          </table:table-cell>
          <table:table-cell office:value-type="float" office:value="155">
            <text:p>155</text:p>
          </table:table-cell>
          <table:table-cell office:value-type="float" office:value="44.5">
            <text:p>44.5</text:p>
          </table:table-cell>
          <table:table-cell table:formula="of:=AVERAGE([.C58:.C64])-AVERAGE([.C57:.C63])" office:value-type="float" office:value="1.07142857142856">
            <text:p>1.0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3S">
            <text:p>09:03:03 AM</text:p>
          </table:table-cell>
          <table:table-cell office:value-type="float" office:value="155">
            <text:p>155</text:p>
          </table:table-cell>
          <table:table-cell office:value-type="float" office:value="45.6">
            <text:p>45.6</text:p>
          </table:table-cell>
          <table:table-cell table:formula="of:=AVERAGE([.C59:.C65])-AVERAGE([.C58:.C64])" office:value-type="float" office:value="1.42857142857143">
            <text:p>1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4S">
            <text:p>09:03:04 AM</text:p>
          </table:table-cell>
          <table:table-cell office:value-type="float" office:value="155">
            <text:p>155</text:p>
          </table:table-cell>
          <table:table-cell office:value-type="float" office:value="47.3">
            <text:p>47.3</text:p>
          </table:table-cell>
          <table:table-cell table:formula="of:=AVERAGE([.C60:.C66])-AVERAGE([.C59:.C65])" office:value-type="float" office:value="1.34285714285713">
            <text:p>1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5S">
            <text:p>09:03:05 AM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table:formula="of:=AVERAGE([.C61:.C67])-AVERAGE([.C60:.C66])" office:value-type="float" office:value="1.38571428571429">
            <text:p>1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6S">
            <text:p>09:03:06 AM</text:p>
          </table:table-cell>
          <table:table-cell office:value-type="float" office:value="155">
            <text:p>155</text:p>
          </table:table-cell>
          <table:table-cell office:value-type="float" office:value="50.8">
            <text:p>50.8</text:p>
          </table:table-cell>
          <table:table-cell table:formula="of:=AVERAGE([.C62:.C68])-AVERAGE([.C61:.C67])" office:value-type="float" office:value="1.52857142857142">
            <text:p>1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8S">
            <text:p>09:03:08 AM</text:p>
          </table:table-cell>
          <table:table-cell office:value-type="float" office:value="155">
            <text:p>155</text:p>
          </table:table-cell>
          <table:table-cell office:value-type="float" office:value="52">
            <text:p>52</text:p>
          </table:table-cell>
          <table:table-cell table:formula="of:=AVERAGE([.C63:.C69])-AVERAGE([.C62:.C68])" office:value-type="float" office:value="1.55714285714286">
            <text:p>1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09S">
            <text:p>09:03:09 AM</text:p>
          </table:table-cell>
          <table:table-cell office:value-type="float" office:value="155">
            <text:p>155</text:p>
          </table:table-cell>
          <table:table-cell office:value-type="float" office:value="53.9">
            <text:p>53.9</text:p>
          </table:table-cell>
          <table:table-cell table:formula="of:=AVERAGE([.C64:.C70])-AVERAGE([.C63:.C69])" office:value-type="float" office:value="1.51428571428572">
            <text:p>1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0S">
            <text:p>09:03:10 AM</text:p>
          </table:table-cell>
          <table:table-cell office:value-type="float" office:value="155">
            <text:p>155</text:p>
          </table:table-cell>
          <table:table-cell office:value-type="float" office:value="55.8">
            <text:p>55.8</text:p>
          </table:table-cell>
          <table:table-cell table:formula="of:=AVERAGE([.C65:.C71])-AVERAGE([.C64:.C70])" office:value-type="float" office:value="1.75714285714285">
            <text:p>1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1S">
            <text:p>09:03:11 AM</text:p>
          </table:table-cell>
          <table:table-cell office:value-type="float" office:value="155">
            <text:p>155</text:p>
          </table:table-cell>
          <table:table-cell office:value-type="float" office:value="57.7">
            <text:p>57.7</text:p>
          </table:table-cell>
          <table:table-cell table:formula="of:=AVERAGE([.C66:.C72])-AVERAGE([.C65:.C71])" office:value-type="float" office:value="1.61428571428572">
            <text:p>1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2S">
            <text:p>09:03:12 AM</text:p>
          </table:table-cell>
          <table:table-cell office:value-type="float" office:value="155">
            <text:p>155</text:p>
          </table:table-cell>
          <table:table-cell office:value-type="float" office:value="59">
            <text:p>59</text:p>
          </table:table-cell>
          <table:table-cell table:formula="of:=AVERAGE([.C67:.C73])-AVERAGE([.C66:.C72])" office:value-type="float" office:value="1.72857142857142">
            <text:p>1.7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3S">
            <text:p>09:03:13 AM</text:p>
          </table:table-cell>
          <table:table-cell office:value-type="float" office:value="155">
            <text:p>155</text:p>
          </table:table-cell>
          <table:table-cell office:value-type="float" office:value="60.5">
            <text:p>60.5</text:p>
          </table:table-cell>
          <table:table-cell table:formula="of:=AVERAGE([.C68:.C74])-AVERAGE([.C67:.C73])" office:value-type="float" office:value="1.67142857142857">
            <text:p>1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4S">
            <text:p>09:03:14 AM</text:p>
          </table:table-cell>
          <table:table-cell office:value-type="float" office:value="155">
            <text:p>155</text:p>
          </table:table-cell>
          <table:table-cell office:value-type="float" office:value="63.1">
            <text:p>63.1</text:p>
          </table:table-cell>
          <table:table-cell table:formula="of:=AVERAGE([.C69:.C75])-AVERAGE([.C68:.C74])" office:value-type="float" office:value="1.64285714285715">
            <text:p>1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5S">
            <text:p>09:03:15 AM</text:p>
          </table:table-cell>
          <table:table-cell office:value-type="float" office:value="155">
            <text:p>155</text:p>
          </table:table-cell>
          <table:table-cell office:value-type="float" office:value="64.4">
            <text:p>64.4</text:p>
          </table:table-cell>
          <table:table-cell table:formula="of:=AVERAGE([.C70:.C76])-AVERAGE([.C69:.C75])" office:value-type="float" office:value="1.75714285714286">
            <text:p>1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6S">
            <text:p>09:03:16 AM</text:p>
          </table:table-cell>
          <table:table-cell office:value-type="float" office:value="155">
            <text:p>155</text:p>
          </table:table-cell>
          <table:table-cell office:value-type="float" office:value="66.5">
            <text:p>66.5</text:p>
          </table:table-cell>
          <table:table-cell table:formula="of:=AVERAGE([.C71:.C77])-AVERAGE([.C70:.C76])" office:value-type="float" office:value="1.77142857142857">
            <text:p>1.7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7S">
            <text:p>09:03:17 AM</text:p>
          </table:table-cell>
          <table:table-cell office:value-type="float" office:value="155">
            <text:p>155</text:p>
          </table:table-cell>
          <table:table-cell office:value-type="float" office:value="68.6">
            <text:p>68.6</text:p>
          </table:table-cell>
          <table:table-cell table:formula="of:=AVERAGE([.C72:.C78])-AVERAGE([.C71:.C77])" office:value-type="float" office:value="1.8">
            <text:p>1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18S">
            <text:p>09:03:18 AM</text:p>
          </table:table-cell>
          <table:table-cell office:value-type="float" office:value="155">
            <text:p>155</text:p>
          </table:table-cell>
          <table:table-cell office:value-type="float" office:value="70.8">
            <text:p>70.8</text:p>
          </table:table-cell>
          <table:table-cell table:formula="of:=AVERAGE([.C73:.C79])-AVERAGE([.C72:.C78])" office:value-type="float" office:value="1.82857142857143">
            <text:p>1.8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0S">
            <text:p>09:03:20 AM</text:p>
          </table:table-cell>
          <table:table-cell office:value-type="float" office:value="155">
            <text:p>155</text:p>
          </table:table-cell>
          <table:table-cell office:value-type="float" office:value="73">
            <text:p>73</text:p>
          </table:table-cell>
          <table:table-cell table:formula="of:=AVERAGE([.C74:.C80])-AVERAGE([.C73:.C79])" office:value-type="float" office:value="1.87142857142857">
            <text:p>1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1S">
            <text:p>09:03:21 AM</text:p>
          </table:table-cell>
          <table:table-cell office:value-type="float" office:value="155">
            <text:p>155</text:p>
          </table:table-cell>
          <table:table-cell office:value-type="float" office:value="74.5">
            <text:p>74.5</text:p>
          </table:table-cell>
          <table:table-cell table:formula="of:=AVERAGE([.C75:.C81])-AVERAGE([.C74:.C80])" office:value-type="float" office:value="2">
            <text:p>2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2S">
            <text:p>09:03:22 AM</text:p>
          </table:table-cell>
          <table:table-cell office:value-type="float" office:value="155">
            <text:p>155</text:p>
          </table:table-cell>
          <table:table-cell office:value-type="float" office:value="76.6">
            <text:p>76.6</text:p>
          </table:table-cell>
          <table:table-cell table:formula="of:=AVERAGE([.C76:.C82])-AVERAGE([.C75:.C81])" office:value-type="float" office:value="2">
            <text:p>2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3S">
            <text:p>09:03:23 AM</text:p>
          </table:table-cell>
          <table:table-cell office:value-type="float" office:value="155">
            <text:p>155</text:p>
          </table:table-cell>
          <table:table-cell office:value-type="float" office:value="78.8">
            <text:p>78.8</text:p>
          </table:table-cell>
          <table:table-cell table:formula="of:=AVERAGE([.C77:.C83])-AVERAGE([.C76:.C82])" office:value-type="float" office:value="1.92857142857142">
            <text:p>1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4S">
            <text:p>09:03:24 AM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table:formula="of:=AVERAGE([.C78:.C84])-AVERAGE([.C77:.C83])" office:value-type="float" office:value="2.05714285714286">
            <text:p>2.0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5S">
            <text:p>09:03:25 AM</text:p>
          </table:table-cell>
          <table:table-cell office:value-type="float" office:value="155">
            <text:p>155</text:p>
          </table:table-cell>
          <table:table-cell office:value-type="float" office:value="81.8">
            <text:p>81.8</text:p>
          </table:table-cell>
          <table:table-cell table:formula="of:=AVERAGE([.C79:.C85])-AVERAGE([.C78:.C84])" office:value-type="float" office:value="2.07142857142857">
            <text:p>2.0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6S">
            <text:p>09:03:26 AM</text:p>
          </table:table-cell>
          <table:table-cell office:value-type="float" office:value="155">
            <text:p>155</text:p>
          </table:table-cell>
          <table:table-cell office:value-type="float" office:value="85">
            <text:p>85</text:p>
          </table:table-cell>
          <table:table-cell table:formula="of:=AVERAGE([.C80:.C86])-AVERAGE([.C79:.C85])" office:value-type="float" office:value="1.88571428571429">
            <text:p>1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7S">
            <text:p>09:03:27 AM</text:p>
          </table:table-cell>
          <table:table-cell office:value-type="float" office:value="155">
            <text:p>155</text:p>
          </table:table-cell>
          <table:table-cell office:value-type="float" office:value="86.6">
            <text:p>86.6</text:p>
          </table:table-cell>
          <table:table-cell table:formula="of:=AVERAGE([.C81:.C87])-AVERAGE([.C80:.C86])" office:value-type="float" office:value="2.02857142857144">
            <text:p>2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8S">
            <text:p>09:03:28 AM</text:p>
          </table:table-cell>
          <table:table-cell office:value-type="float" office:value="155">
            <text:p>155</text:p>
          </table:table-cell>
          <table:table-cell office:value-type="float" office:value="89.6">
            <text:p>89.6</text:p>
          </table:table-cell>
          <table:table-cell table:formula="of:=AVERAGE([.C82:.C88])-AVERAGE([.C81:.C87])" office:value-type="float" office:value="1.94285714285714">
            <text:p>1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29S">
            <text:p>09:03:29 AM</text:p>
          </table:table-cell>
          <table:table-cell office:value-type="float" office:value="155">
            <text:p>155</text:p>
          </table:table-cell>
          <table:table-cell office:value-type="float" office:value="91.3">
            <text:p>91.3</text:p>
          </table:table-cell>
          <table:table-cell table:formula="of:=AVERAGE([.C83:.C89])-AVERAGE([.C82:.C88])" office:value-type="float" office:value="2.15714285714287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1S">
            <text:p>09:03:31 AM</text:p>
          </table:table-cell>
          <table:table-cell office:value-type="float" office:value="155">
            <text:p>155</text:p>
          </table:table-cell>
          <table:table-cell office:value-type="float" office:value="93.7">
            <text:p>93.7</text:p>
          </table:table-cell>
          <table:table-cell table:formula="of:=AVERAGE([.C84:.C90])-AVERAGE([.C83:.C89])" office:value-type="float" office:value="2.09999999999997">
            <text:p>2.1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2S">
            <text:p>09:03:32 AM</text:p>
          </table:table-cell>
          <table:table-cell office:value-type="float" office:value="155">
            <text:p>155</text:p>
          </table:table-cell>
          <table:table-cell office:value-type="float" office:value="96.1">
            <text:p>96.1</text:p>
          </table:table-cell>
          <table:table-cell table:formula="of:=AVERAGE([.C85:.C91])-AVERAGE([.C84:.C90])" office:value-type="float" office:value="2.12857142857145">
            <text:p>2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3S">
            <text:p>09:03:33 AM</text:p>
          </table:table-cell>
          <table:table-cell office:value-type="float" office:value="155">
            <text:p>155</text:p>
          </table:table-cell>
          <table:table-cell office:value-type="float" office:value="97.6">
            <text:p>97.6</text:p>
          </table:table-cell>
          <table:table-cell table:formula="of:=AVERAGE([.C86:.C92])-AVERAGE([.C85:.C91])" office:value-type="float" office:value="2.15714285714284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4S">
            <text:p>09:03:34 AM</text:p>
          </table:table-cell>
          <table:table-cell office:value-type="float" office:value="155">
            <text:p>155</text:p>
          </table:table-cell>
          <table:table-cell office:value-type="float" office:value="99.9">
            <text:p>99.9</text:p>
          </table:table-cell>
          <table:table-cell table:formula="of:=AVERAGE([.C87:.C93])-AVERAGE([.C86:.C92])" office:value-type="float" office:value="2.25714285714287">
            <text:p>2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5S">
            <text:p>09:03:35 AM</text:p>
          </table:table-cell>
          <table:table-cell office:value-type="float" office:value="155">
            <text:p>155</text:p>
          </table:table-cell>
          <table:table-cell office:value-type="float" office:value="102.3">
            <text:p>102.3</text:p>
          </table:table-cell>
          <table:table-cell table:formula="of:=AVERAGE([.C88:.C94])-AVERAGE([.C87:.C93])" office:value-type="float" office:value="2.12857142857142">
            <text:p>2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6S">
            <text:p>09:03:36 AM</text:p>
          </table:table-cell>
          <table:table-cell office:value-type="float" office:value="155">
            <text:p>155</text:p>
          </table:table-cell>
          <table:table-cell office:value-type="float" office:value="104.7">
            <text:p>104.7</text:p>
          </table:table-cell>
          <table:table-cell table:formula="of:=AVERAGE([.C89:.C95])-AVERAGE([.C88:.C94])" office:value-type="float" office:value="2.24285714285716">
            <text:p>2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7S">
            <text:p>09:03:37 AM</text:p>
          </table:table-cell>
          <table:table-cell office:value-type="float" office:value="155">
            <text:p>155</text:p>
          </table:table-cell>
          <table:table-cell office:value-type="float" office:value="105.6">
            <text:p>105.6</text:p>
          </table:table-cell>
          <table:table-cell table:formula="of:=AVERAGE([.C90:.C96])-AVERAGE([.C89:.C95])" office:value-type="float" office:value="2.15714285714284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8S">
            <text:p>09:03:38 AM</text:p>
          </table:table-cell>
          <table:table-cell office:value-type="float" office:value="155">
            <text:p>155</text:p>
          </table:table-cell>
          <table:table-cell office:value-type="float" office:value="108.8">
            <text:p>108.8</text:p>
          </table:table-cell>
          <table:table-cell table:formula="of:=AVERAGE([.C91:.C97])-AVERAGE([.C90:.C96])" office:value-type="float" office:value="2.04285714285716">
            <text:p>2.0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39S">
            <text:p>09:03:39 AM</text:p>
          </table:table-cell>
          <table:table-cell office:value-type="float" office:value="155">
            <text:p>155</text:p>
          </table:table-cell>
          <table:table-cell office:value-type="float" office:value="110.3">
            <text:p>110.3</text:p>
          </table:table-cell>
          <table:table-cell table:formula="of:=AVERAGE([.C92:.C98])-AVERAGE([.C91:.C97])" office:value-type="float" office:value="2.15714285714284">
            <text:p>2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0S">
            <text:p>09:03:40 AM</text:p>
          </table:table-cell>
          <table:table-cell office:value-type="float" office:value="155">
            <text:p>155</text:p>
          </table:table-cell>
          <table:table-cell office:value-type="float" office:value="113.5">
            <text:p>113.5</text:p>
          </table:table-cell>
          <table:table-cell table:formula="of:=AVERAGE([.C93:.C99])-AVERAGE([.C92:.C98])" office:value-type="float" office:value="2.02857142857142">
            <text:p>2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2S">
            <text:p>09:03:42 AM</text:p>
          </table:table-cell>
          <table:table-cell office:value-type="float" office:value="155">
            <text:p>155</text:p>
          </table:table-cell>
          <table:table-cell office:value-type="float" office:value="115.2">
            <text:p>115.2</text:p>
          </table:table-cell>
          <table:table-cell table:formula="of:=AVERAGE([.C94:.C100])-AVERAGE([.C93:.C99])" office:value-type="float" office:value="2.27142857142859">
            <text:p>2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3S">
            <text:p>09:03:43 AM</text:p>
          </table:table-cell>
          <table:table-cell office:value-type="float" office:value="155">
            <text:p>155</text:p>
          </table:table-cell>
          <table:table-cell office:value-type="float" office:value="117.8">
            <text:p>117.8</text:p>
          </table:table-cell>
          <table:table-cell table:formula="of:=AVERAGE([.C95:.C101])-AVERAGE([.C94:.C100])" office:value-type="float" office:value="2.1857142857143">
            <text:p>2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4S">
            <text:p>09:03:44 AM</text:p>
          </table:table-cell>
          <table:table-cell office:value-type="float" office:value="155">
            <text:p>155</text:p>
          </table:table-cell>
          <table:table-cell office:value-type="float" office:value="120.4">
            <text:p>120.4</text:p>
          </table:table-cell>
          <table:table-cell table:formula="of:=AVERAGE([.C96:.C102])-AVERAGE([.C95:.C101])" office:value-type="float" office:value="2.21428571428569">
            <text:p>2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5S">
            <text:p>09:03:45 AM</text:p>
          </table:table-cell>
          <table:table-cell office:value-type="float" office:value="155">
            <text:p>155</text:p>
          </table:table-cell>
          <table:table-cell office:value-type="float" office:value="123">
            <text:p>123</text:p>
          </table:table-cell>
          <table:table-cell table:formula="of:=AVERAGE([.C97:.C103])-AVERAGE([.C96:.C102])" office:value-type="float" office:value="2.24285714285715">
            <text:p>2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6S">
            <text:p>09:03:46 AM</text:p>
          </table:table-cell>
          <table:table-cell office:value-type="float" office:value="155">
            <text:p>155</text:p>
          </table:table-cell>
          <table:table-cell office:value-type="float" office:value="124.7">
            <text:p>124.7</text:p>
          </table:table-cell>
          <table:table-cell table:formula="of:=AVERAGE([.C98:.C104])-AVERAGE([.C97:.C103])" office:value-type="float" office:value="2.48571428571428">
            <text:p>2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7S">
            <text:p>09:03:47 AM</text:p>
          </table:table-cell>
          <table:table-cell office:value-type="float" office:value="155">
            <text:p>155</text:p>
          </table:table-cell>
          <table:table-cell office:value-type="float" office:value="127.1">
            <text:p>127.1</text:p>
          </table:table-cell>
          <table:table-cell table:formula="of:=AVERAGE([.C99:.C105])-AVERAGE([.C98:.C104])" office:value-type="float" office:value="2.27142857142857">
            <text:p>2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8S">
            <text:p>09:03:48 AM</text:p>
          </table:table-cell>
          <table:table-cell office:value-type="float" office:value="155">
            <text:p>155</text:p>
          </table:table-cell>
          <table:table-cell office:value-type="float" office:value="129.9">
            <text:p>129.9</text:p>
          </table:table-cell>
          <table:table-cell table:formula="of:=AVERAGE([.C100:.C106])-AVERAGE([.C99:.C105])" office:value-type="float" office:value="2.40000000000001">
            <text:p>2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49S">
            <text:p>09:03:49 AM</text:p>
          </table:table-cell>
          <table:table-cell office:value-type="float" office:value="155">
            <text:p>155</text:p>
          </table:table-cell>
          <table:table-cell office:value-type="float" office:value="132.6">
            <text:p>132.6</text:p>
          </table:table-cell>
          <table:table-cell table:formula="of:=AVERAGE([.C101:.C107])-AVERAGE([.C100:.C106])" office:value-type="float" office:value="2.34285714285714">
            <text:p>2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0S">
            <text:p>09:03:50 AM</text:p>
          </table:table-cell>
          <table:table-cell office:value-type="float" office:value="155">
            <text:p>155</text:p>
          </table:table-cell>
          <table:table-cell office:value-type="float" office:value="134.4">
            <text:p>134.4</text:p>
          </table:table-cell>
          <table:table-cell table:formula="of:=AVERAGE([.C102:.C108])-AVERAGE([.C101:.C107])" office:value-type="float" office:value="2.48571428571428">
            <text:p>2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1S">
            <text:p>09:03:51 AM</text:p>
          </table:table-cell>
          <table:table-cell office:value-type="float" office:value="155">
            <text:p>155</text:p>
          </table:table-cell>
          <table:table-cell office:value-type="float" office:value="137.3">
            <text:p>137.3</text:p>
          </table:table-cell>
          <table:table-cell table:formula="of:=AVERAGE([.C103:.C109])-AVERAGE([.C102:.C108])" office:value-type="float" office:value="2.37142857142857">
            <text:p>2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3S">
            <text:p>09:03:53 AM</text:p>
          </table:table-cell>
          <table:table-cell office:value-type="float" office:value="155">
            <text:p>155</text:p>
          </table:table-cell>
          <table:table-cell office:value-type="float" office:value="140.4">
            <text:p>140.4</text:p>
          </table:table-cell>
          <table:table-cell table:formula="of:=AVERAGE([.C104:.C110])-AVERAGE([.C103:.C109])" office:value-type="float" office:value="2.41428571428573">
            <text:p>2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4S">
            <text:p>09:03:54 AM</text:p>
          </table:table-cell>
          <table:table-cell office:value-type="float" office:value="155">
            <text:p>155</text:p>
          </table:table-cell>
          <table:table-cell office:value-type="float" office:value="142.5">
            <text:p>142.5</text:p>
          </table:table-cell>
          <table:table-cell table:formula="of:=AVERAGE([.C105:.C111])-AVERAGE([.C104:.C110])" office:value-type="float" office:value="2.48571428571427">
            <text:p>2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5S">
            <text:p>09:03:55 AM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table:formula="of:=AVERAGE([.C106:.C112])-AVERAGE([.C105:.C111])" office:value-type="float" office:value="2.54285714285717">
            <text:p>2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6S">
            <text:p>09:03:56 AM</text:p>
          </table:table-cell>
          <table:table-cell office:value-type="float" office:value="155">
            <text:p>155</text:p>
          </table:table-cell>
          <table:table-cell office:value-type="float" office:value="149.4">
            <text:p>149.4</text:p>
          </table:table-cell>
          <table:table-cell table:formula="of:=AVERAGE([.C107:.C113])-AVERAGE([.C106:.C112])" office:value-type="float" office:value="2.69999999999999">
            <text:p>2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7S">
            <text:p>09:03:57 AM</text:p>
          </table:table-cell>
          <table:table-cell office:value-type="float" office:value="155">
            <text:p>155</text:p>
          </table:table-cell>
          <table:table-cell office:value-type="float" office:value="152.7">
            <text:p>152.7</text:p>
          </table:table-cell>
          <table:table-cell table:formula="of:=AVERAGE([.C108:.C114])-AVERAGE([.C107:.C113])" office:value-type="float" office:value="2.78571428571428">
            <text:p>2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8S">
            <text:p>09:03:58 AM</text:p>
          </table:table-cell>
          <table:table-cell office:value-type="float" office:value="180">
            <text:p>180</text:p>
          </table:table-cell>
          <table:table-cell office:value-type="float" office:value="155.6">
            <text:p>155.6</text:p>
          </table:table-cell>
          <table:table-cell table:formula="of:=AVERAGE([.C109:.C115])-AVERAGE([.C108:.C114])" office:value-type="float" office:value="2.87142857142857">
            <text:p>2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3M59S">
            <text:p>09:03:59 AM</text:p>
          </table:table-cell>
          <table:table-cell office:value-type="float" office:value="180">
            <text:p>180</text:p>
          </table:table-cell>
          <table:table-cell office:value-type="float" office:value="157.7">
            <text:p>157.7</text:p>
          </table:table-cell>
          <table:table-cell table:formula="of:=AVERAGE([.C110:.C116])-AVERAGE([.C109:.C115])" office:value-type="float" office:value="3.02857142857144">
            <text:p>3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0S">
            <text:p>09:04:00 AM</text:p>
          </table:table-cell>
          <table:table-cell office:value-type="float" office:value="180">
            <text:p>180</text:p>
          </table:table-cell>
          <table:table-cell office:value-type="float" office:value="159.2">
            <text:p>159.2</text:p>
          </table:table-cell>
          <table:table-cell table:formula="of:=AVERAGE([.C111:.C117])-AVERAGE([.C110:.C116])" office:value-type="float" office:value="2.91428571428571">
            <text:p>2.9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1S">
            <text:p>09:04:01 AM</text:p>
          </table:table-cell>
          <table:table-cell office:value-type="float" office:value="180">
            <text:p>180</text:p>
          </table:table-cell>
          <table:table-cell office:value-type="float" office:value="161.1">
            <text:p>161.1</text:p>
          </table:table-cell>
          <table:table-cell table:formula="of:=AVERAGE([.C112:.C118])-AVERAGE([.C111:.C117])" office:value-type="float" office:value="2.68571428571428">
            <text:p>2.6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3S">
            <text:p>09:04:03 AM</text:p>
          </table:table-cell>
          <table:table-cell office:value-type="float" office:value="180">
            <text:p>180</text:p>
          </table:table-cell>
          <table:table-cell office:value-type="float" office:value="163.1">
            <text:p>163.1</text:p>
          </table:table-cell>
          <table:table-cell table:formula="of:=AVERAGE([.C113:.C119])-AVERAGE([.C112:.C118])" office:value-type="float" office:value="2.6571428571429">
            <text:p>2.6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4S">
            <text:p>09:04:04 AM</text:p>
          </table:table-cell>
          <table:table-cell office:value-type="float" office:value="180">
            <text:p>180</text:p>
          </table:table-cell>
          <table:table-cell office:value-type="float" office:value="165">
            <text:p>165</text:p>
          </table:table-cell>
          <table:table-cell table:formula="of:=AVERAGE([.C114:.C120])-AVERAGE([.C113:.C119])" office:value-type="float" office:value="2.44285714285709">
            <text:p>2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5S">
            <text:p>09:04:05 AM</text:p>
          </table:table-cell>
          <table:table-cell office:value-type="float" office:value="180">
            <text:p>180</text:p>
          </table:table-cell>
          <table:table-cell office:value-type="float" office:value="166.2">
            <text:p>166.2</text:p>
          </table:table-cell>
          <table:table-cell table:formula="of:=AVERAGE([.C115:.C121])-AVERAGE([.C114:.C120])" office:value-type="float" office:value="2.22857142857143">
            <text:p>2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6S">
            <text:p>09:04:06 AM</text:p>
          </table:table-cell>
          <table:table-cell office:value-type="float" office:value="180">
            <text:p>180</text:p>
          </table:table-cell>
          <table:table-cell office:value-type="float" office:value="167.6">
            <text:p>167.6</text:p>
          </table:table-cell>
          <table:table-cell table:formula="of:=AVERAGE([.C116:.C122])-AVERAGE([.C115:.C121])" office:value-type="float" office:value="1.92857142857142">
            <text:p>1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7S">
            <text:p>09:04:07 AM</text:p>
          </table:table-cell>
          <table:table-cell office:value-type="float" office:value="180">
            <text:p>180</text:p>
          </table:table-cell>
          <table:table-cell office:value-type="float" office:value="170.4">
            <text:p>170.4</text:p>
          </table:table-cell>
          <table:table-cell table:formula="of:=AVERAGE([.C117:.C123])-AVERAGE([.C116:.C122])" office:value-type="float" office:value="1.71428571428572">
            <text:p>1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8S">
            <text:p>09:04:08 AM</text:p>
          </table:table-cell>
          <table:table-cell office:value-type="float" office:value="180">
            <text:p>180</text:p>
          </table:table-cell>
          <table:table-cell office:value-type="float" office:value="171.8">
            <text:p>171.8</text:p>
          </table:table-cell>
          <table:table-cell table:formula="of:=AVERAGE([.C118:.C124])-AVERAGE([.C117:.C123])" office:value-type="float" office:value="1.81428571428572">
            <text:p>1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09S">
            <text:p>09:04:09 AM</text:p>
          </table:table-cell>
          <table:table-cell office:value-type="float" office:value="180">
            <text:p>180</text:p>
          </table:table-cell>
          <table:table-cell office:value-type="float" office:value="174.1">
            <text:p>174.1</text:p>
          </table:table-cell>
          <table:table-cell table:formula="of:=AVERAGE([.C119:.C125])-AVERAGE([.C118:.C124])" office:value-type="float" office:value="1.79999999999998">
            <text:p>1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0S">
            <text:p>09:04:10 AM</text:p>
          </table:table-cell>
          <table:table-cell office:value-type="float" office:value="180">
            <text:p>180</text:p>
          </table:table-cell>
          <table:table-cell office:value-type="float" office:value="176.3">
            <text:p>176.3</text:p>
          </table:table-cell>
          <table:table-cell table:formula="of:=AVERAGE([.C120:.C126])-AVERAGE([.C119:.C125])" office:value-type="float" office:value="1.85714285714289">
            <text:p>1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1S">
            <text:p>09:04:11 AM</text:p>
          </table:table-cell>
          <table:table-cell office:value-type="float" office:value="180">
            <text:p>180</text:p>
          </table:table-cell>
          <table:table-cell office:value-type="float" office:value="178.6">
            <text:p>178.6</text:p>
          </table:table-cell>
          <table:table-cell table:formula="of:=AVERAGE([.C121:.C127])-AVERAGE([.C120:.C126])" office:value-type="float" office:value="1.8857142857143">
            <text:p>1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3S">
            <text:p>09:04:13 AM</text:p>
          </table:table-cell>
          <table:table-cell office:value-type="float" office:value="215">
            <text:p>215</text:p>
          </table:table-cell>
          <table:table-cell office:value-type="float" office:value="180.8">
            <text:p>180.8</text:p>
          </table:table-cell>
          <table:table-cell table:formula="of:=AVERAGE([.C122:.C128])-AVERAGE([.C121:.C127])" office:value-type="float" office:value="1.94285714285712">
            <text:p>1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4S">
            <text:p>09:04:14 AM</text:p>
          </table:table-cell>
          <table:table-cell office:value-type="float" office:value="215">
            <text:p>215</text:p>
          </table:table-cell>
          <table:table-cell office:value-type="float" office:value="182.8">
            <text:p>182.8</text:p>
          </table:table-cell>
          <table:table-cell table:formula="of:=AVERAGE([.C123:.C129])-AVERAGE([.C122:.C128])" office:value-type="float" office:value="2.08571428571432">
            <text:p>2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5S">
            <text:p>09:04:15 AM</text:p>
          </table:table-cell>
          <table:table-cell office:value-type="float" office:value="215">
            <text:p>215</text:p>
          </table:table-cell>
          <table:table-cell office:value-type="float" office:value="184.2">
            <text:p>184.2</text:p>
          </table:table-cell>
          <table:table-cell table:formula="of:=AVERAGE([.C124:.C130])-AVERAGE([.C123:.C129])" office:value-type="float" office:value="2.17142857142858">
            <text:p>2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6S">
            <text:p>09:04:16 AM</text:p>
          </table:table-cell>
          <table:table-cell office:value-type="float" office:value="215">
            <text:p>215</text:p>
          </table:table-cell>
          <table:table-cell office:value-type="float" office:value="186.2">
            <text:p>186.2</text:p>
          </table:table-cell>
          <table:table-cell table:formula="of:=AVERAGE([.C125:.C131])-AVERAGE([.C124:.C130])" office:value-type="float" office:value="1.97142857142853">
            <text:p>1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7S">
            <text:p>09:04:17 AM</text:p>
          </table:table-cell>
          <table:table-cell office:value-type="float" office:value="215">
            <text:p>215</text:p>
          </table:table-cell>
          <table:table-cell office:value-type="float" office:value="188">
            <text:p>188</text:p>
          </table:table-cell>
          <table:table-cell table:formula="of:=AVERAGE([.C126:.C132])-AVERAGE([.C125:.C131])" office:value-type="float" office:value="2.05714285714285">
            <text:p>2.0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8S">
            <text:p>09:04:18 AM</text:p>
          </table:table-cell>
          <table:table-cell office:value-type="float" office:value="215">
            <text:p>215</text:p>
          </table:table-cell>
          <table:table-cell office:value-type="float" office:value="189.7">
            <text:p>189.7</text:p>
          </table:table-cell>
          <table:table-cell table:formula="of:=AVERAGE([.C127:.C133])-AVERAGE([.C126:.C132])" office:value-type="float" office:value="1.98571428571432">
            <text:p>1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19S">
            <text:p>09:04:19 AM</text:p>
          </table:table-cell>
          <table:table-cell office:value-type="float" office:value="215">
            <text:p>215</text:p>
          </table:table-cell>
          <table:table-cell office:value-type="float" office:value="190.8">
            <text:p>190.8</text:p>
          </table:table-cell>
          <table:table-cell table:formula="of:=AVERAGE([.C128:.C134])-AVERAGE([.C127:.C133])" office:value-type="float" office:value="1.91428571428568">
            <text:p>1.9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0S">
            <text:p>09:04:20 AM</text:p>
          </table:table-cell>
          <table:table-cell office:value-type="float" office:value="215">
            <text:p>215</text:p>
          </table:table-cell>
          <table:table-cell office:value-type="float" office:value="192">
            <text:p>192</text:p>
          </table:table-cell>
          <table:table-cell table:formula="of:=AVERAGE([.C129:.C135])-AVERAGE([.C128:.C134])" office:value-type="float" office:value="1.74285714285716">
            <text:p>1.7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1S">
            <text:p>09:04:21 AM</text:p>
          </table:table-cell>
          <table:table-cell office:value-type="float" office:value="215">
            <text:p>215</text:p>
          </table:table-cell>
          <table:table-cell office:value-type="float" office:value="194.2">
            <text:p>194.2</text:p>
          </table:table-cell>
          <table:table-cell table:formula="of:=AVERAGE([.C130:.C136])-AVERAGE([.C129:.C135])" office:value-type="float" office:value="1.59999999999997">
            <text:p>1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2S">
            <text:p>09:04:22 AM</text:p>
          </table:table-cell>
          <table:table-cell office:value-type="float" office:value="215">
            <text:p>215</text:p>
          </table:table-cell>
          <table:table-cell office:value-type="float" office:value="195.2">
            <text:p>195.2</text:p>
          </table:table-cell>
          <table:table-cell table:formula="of:=AVERAGE([.C131:.C137])-AVERAGE([.C130:.C136])" office:value-type="float" office:value="1.62857142857146">
            <text:p>1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4S">
            <text:p>09:04:24 AM</text:p>
          </table:table-cell>
          <table:table-cell office:value-type="float" office:value="215">
            <text:p>215</text:p>
          </table:table-cell>
          <table:table-cell office:value-type="float" office:value="196.9">
            <text:p>196.9</text:p>
          </table:table-cell>
          <table:table-cell table:formula="of:=AVERAGE([.C132:.C138])-AVERAGE([.C131:.C137])" office:value-type="float" office:value="1.57142857142858">
            <text:p>1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5S">
            <text:p>09:04:25 AM</text:p>
          </table:table-cell>
          <table:table-cell office:value-type="float" office:value="215">
            <text:p>215</text:p>
          </table:table-cell>
          <table:table-cell office:value-type="float" office:value="198.6">
            <text:p>198.6</text:p>
          </table:table-cell>
          <table:table-cell table:formula="of:=AVERAGE([.C133:.C139])-AVERAGE([.C132:.C138])" office:value-type="float" office:value="1.52857142857144">
            <text:p>1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6S">
            <text:p>09:04:26 AM</text:p>
          </table:table-cell>
          <table:table-cell office:value-type="float" office:value="215">
            <text:p>215</text:p>
          </table:table-cell>
          <table:table-cell office:value-type="float" office:value="200.5">
            <text:p>200.5</text:p>
          </table:table-cell>
          <table:table-cell table:formula="of:=AVERAGE([.C134:.C140])-AVERAGE([.C133:.C139])" office:value-type="float" office:value="1.51428571428571">
            <text:p>1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7S">
            <text:p>09:04:27 AM</text:p>
          </table:table-cell>
          <table:table-cell office:value-type="float" office:value="215">
            <text:p>215</text:p>
          </table:table-cell>
          <table:table-cell office:value-type="float" office:value="202.3">
            <text:p>202.3</text:p>
          </table:table-cell>
          <table:table-cell table:formula="of:=AVERAGE([.C135:.C141])-AVERAGE([.C134:.C140])" office:value-type="float" office:value="1.54285714285712">
            <text:p>1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8S">
            <text:p>09:04:28 AM</text:p>
          </table:table-cell>
          <table:table-cell office:value-type="float" office:value="215">
            <text:p>215</text:p>
          </table:table-cell>
          <table:table-cell office:value-type="float" office:value="203.5">
            <text:p>203.5</text:p>
          </table:table-cell>
          <table:table-cell table:formula="of:=AVERAGE([.C136:.C142])-AVERAGE([.C135:.C141])" office:value-type="float" office:value="1.64285714285714">
            <text:p>1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29S">
            <text:p>09:04:29 AM</text:p>
          </table:table-cell>
          <table:table-cell office:value-type="float" office:value="215">
            <text:p>215</text:p>
          </table:table-cell>
          <table:table-cell office:value-type="float" office:value="205.4">
            <text:p>205.4</text:p>
          </table:table-cell>
          <table:table-cell table:formula="of:=AVERAGE([.C137:.C143])-AVERAGE([.C136:.C142])" office:value-type="float" office:value="1.64285714285717">
            <text:p>1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0S">
            <text:p>09:04:30 AM</text:p>
          </table:table-cell>
          <table:table-cell office:value-type="float" office:value="215">
            <text:p>215</text:p>
          </table:table-cell>
          <table:table-cell office:value-type="float" office:value="207.2">
            <text:p>207.2</text:p>
          </table:table-cell>
          <table:table-cell table:formula="of:=AVERAGE([.C138:.C144])-AVERAGE([.C137:.C143])" office:value-type="float" office:value="1.59999999999999">
            <text:p>1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1S">
            <text:p>09:04:31 AM</text:p>
          </table:table-cell>
          <table:table-cell office:value-type="float" office:value="215">
            <text:p>215</text:p>
          </table:table-cell>
          <table:table-cell office:value-type="float" office:value="208.9">
            <text:p>208.9</text:p>
          </table:table-cell>
          <table:table-cell table:formula="of:=AVERAGE([.C139:.C145])-AVERAGE([.C138:.C144])" office:value-type="float" office:value="1.71428571428572">
            <text:p>1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2S">
            <text:p>09:04:32 AM</text:p>
          </table:table-cell>
          <table:table-cell office:value-type="float" office:value="215">
            <text:p>215</text:p>
          </table:table-cell>
          <table:table-cell office:value-type="float" office:value="209.5">
            <text:p>209.5</text:p>
          </table:table-cell>
          <table:table-cell table:formula="of:=AVERAGE([.C140:.C146])-AVERAGE([.C139:.C145])" office:value-type="float" office:value="1.71428571428567">
            <text:p>1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3S">
            <text:p>09:04:33 AM</text:p>
          </table:table-cell>
          <table:table-cell office:value-type="float" office:value="215">
            <text:p>215</text:p>
          </table:table-cell>
          <table:table-cell office:value-type="float" office:value="211.6">
            <text:p>211.6</text:p>
          </table:table-cell>
          <table:table-cell table:formula="of:=AVERAGE([.C141:.C147])-AVERAGE([.C140:.C146])" office:value-type="float" office:value="1.55714285714291">
            <text:p>1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5S">
            <text:p>09:04:35 AM</text:p>
          </table:table-cell>
          <table:table-cell office:value-type="float" office:value="215">
            <text:p>215</text:p>
          </table:table-cell>
          <table:table-cell office:value-type="float" office:value="212.9">
            <text:p>212.9</text:p>
          </table:table-cell>
          <table:table-cell table:formula="of:=AVERAGE([.C142:.C148])-AVERAGE([.C141:.C147])" office:value-type="float" office:value="1.58571428571423">
            <text:p>1.5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6S">
            <text:p>09:04:36 AM</text:p>
          </table:table-cell>
          <table:table-cell office:value-type="float" office:value="40">
            <text:p>40</text:p>
          </table:table-cell>
          <table:table-cell office:value-type="float" office:value="214.8">
            <text:p>214.8</text:p>
          </table:table-cell>
          <table:table-cell table:formula="of:=AVERAGE([.C143:.C149])-AVERAGE([.C142:.C148])" office:value-type="float" office:value="1.51428571428573">
            <text:p>1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7S">
            <text:p>09:04:37 AM</text:p>
          </table:table-cell>
          <table:table-cell office:value-type="float" office:value="40">
            <text:p>40</text:p>
          </table:table-cell>
          <table:table-cell office:value-type="float" office:value="216.1">
            <text:p>216.1</text:p>
          </table:table-cell>
          <table:table-cell table:formula="of:=AVERAGE([.C144:.C150])-AVERAGE([.C143:.C149])" office:value-type="float" office:value="1.61428571428576">
            <text:p>1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8S">
            <text:p>09:04:38 AM</text:p>
          </table:table-cell>
          <table:table-cell office:value-type="float" office:value="40">
            <text:p>40</text:p>
          </table:table-cell>
          <table:table-cell office:value-type="float" office:value="217">
            <text:p>217</text:p>
          </table:table-cell>
          <table:table-cell table:formula="of:=AVERAGE([.C145:.C151])-AVERAGE([.C144:.C150])" office:value-type="float" office:value="1.52857142857141">
            <text:p>1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39S">
            <text:p>09:04:39 AM</text:p>
          </table:table-cell>
          <table:table-cell office:value-type="float" office:value="40">
            <text:p>40</text:p>
          </table:table-cell>
          <table:table-cell office:value-type="float" office:value="217.5">
            <text:p>217.5</text:p>
          </table:table-cell>
          <table:table-cell table:formula="of:=AVERAGE([.C146:.C152])-AVERAGE([.C145:.C151])" office:value-type="float" office:value="1.39999999999998">
            <text:p>1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0S">
            <text:p>09:04:40 AM</text:p>
          </table:table-cell>
          <table:table-cell office:value-type="float" office:value="40">
            <text:p>40</text:p>
          </table:table-cell>
          <table:table-cell office:value-type="float" office:value="218">
            <text:p>218</text:p>
          </table:table-cell>
          <table:table-cell table:formula="of:=AVERAGE([.C147:.C153])-AVERAGE([.C146:.C152])" office:value-type="float" office:value="1.22857142857146">
            <text:p>1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1S">
            <text:p>09:04:41 AM</text:p>
          </table:table-cell>
          <table:table-cell office:value-type="float" office:value="40">
            <text:p>40</text:p>
          </table:table-cell>
          <table:table-cell office:value-type="float" office:value="218.5">
            <text:p>218.5</text:p>
          </table:table-cell>
          <table:table-cell table:formula="of:=AVERAGE([.C148:.C154])-AVERAGE([.C147:.C153])" office:value-type="float" office:value="1.21428571428572">
            <text:p>1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2S">
            <text:p>09:04:42 AM</text:p>
          </table:table-cell>
          <table:table-cell office:value-type="float" office:value="40">
            <text:p>40</text:p>
          </table:table-cell>
          <table:table-cell office:value-type="float" office:value="218.6">
            <text:p>218.6</text:p>
          </table:table-cell>
          <table:table-cell table:formula="of:=AVERAGE([.C149:.C155])-AVERAGE([.C148:.C154])" office:value-type="float" office:value="0.985714285714295">
            <text:p>0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3S">
            <text:p>09:04:43 AM</text:p>
          </table:table-cell>
          <table:table-cell office:value-type="float" office:value="40">
            <text:p>40</text:p>
          </table:table-cell>
          <table:table-cell office:value-type="float" office:value="218.9">
            <text:p>218.9</text:p>
          </table:table-cell>
          <table:table-cell table:formula="of:=AVERAGE([.C150:.C156])-AVERAGE([.C149:.C155])" office:value-type="float" office:value="0.81428571428566">
            <text:p>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5S">
            <text:p>09:04:45 AM</text:p>
          </table:table-cell>
          <table:table-cell office:value-type="float" office:value="40">
            <text:p>40</text:p>
          </table:table-cell>
          <table:table-cell office:value-type="float" office:value="218.9">
            <text:p>218.9</text:p>
          </table:table-cell>
          <table:table-cell table:formula="of:=AVERAGE([.C151:.C157])-AVERAGE([.C150:.C156])" office:value-type="float" office:value="0.585714285714289">
            <text:p>0.5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6S">
            <text:p>09:04:46 AM</text:p>
          </table:table-cell>
          <table:table-cell office:value-type="float" office:value="40">
            <text:p>40</text:p>
          </table:table-cell>
          <table:table-cell office:value-type="float" office:value="218.8">
            <text:p>218.8</text:p>
          </table:table-cell>
          <table:table-cell table:formula="of:=AVERAGE([.C152:.C158])-AVERAGE([.C151:.C157])" office:value-type="float" office:value="0.400000000000034">
            <text:p>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7S">
            <text:p>09:04:47 AM</text:p>
          </table:table-cell>
          <table:table-cell office:value-type="float" office:value="40">
            <text:p>40</text:p>
          </table:table-cell>
          <table:table-cell office:value-type="float" office:value="218.7">
            <text:p>218.7</text:p>
          </table:table-cell>
          <table:table-cell table:formula="of:=AVERAGE([.C153:.C159])-AVERAGE([.C152:.C158])" office:value-type="float" office:value="0.257142857142838">
            <text:p>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8S">
            <text:p>09:04:48 AM</text:p>
          </table:table-cell>
          <table:table-cell office:value-type="float" office:value="40">
            <text:p>40</text:p>
          </table:table-cell>
          <table:table-cell office:value-type="float" office:value="218.2">
            <text:p>218.2</text:p>
          </table:table-cell>
          <table:table-cell table:formula="of:=AVERAGE([.C154:.C160])-AVERAGE([.C153:.C159])" office:value-type="float" office:value="0.171428571428578">
            <text:p>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49S">
            <text:p>09:04:49 AM</text:p>
          </table:table-cell>
          <table:table-cell office:value-type="float" office:value="40">
            <text:p>40</text:p>
          </table:table-cell>
          <table:table-cell office:value-type="float" office:value="217.7">
            <text:p>217.7</text:p>
          </table:table-cell>
          <table:table-cell table:formula="of:=AVERAGE([.C155:.C161])-AVERAGE([.C154:.C160])" office:value-type="float" office:value="0.0285714285714391">
            <text:p>0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0S">
            <text:p>09:04:50 AM</text:p>
          </table:table-cell>
          <table:table-cell office:value-type="float" office:value="40">
            <text:p>40</text:p>
          </table:table-cell>
          <table:table-cell office:value-type="float" office:value="216.3">
            <text:p>216.3</text:p>
          </table:table-cell>
          <table:table-cell table:formula="of:=AVERAGE([.C156:.C162])-AVERAGE([.C155:.C161])" office:value-type="float" office:value="-0.114285714285728">
            <text:p>-0.1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1S">
            <text:p>09:04:51 AM</text:p>
          </table:table-cell>
          <table:table-cell office:value-type="float" office:value="40">
            <text:p>40</text:p>
          </table:table-cell>
          <table:table-cell office:value-type="float" office:value="215.8">
            <text:p>215.8</text:p>
          </table:table-cell>
          <table:table-cell table:formula="of:=AVERAGE([.C157:.C163])-AVERAGE([.C156:.C162])" office:value-type="float" office:value="-0.328571428571394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2S">
            <text:p>09:04:52 AM</text:p>
          </table:table-cell>
          <table:table-cell office:value-type="float" office:value="40">
            <text:p>40</text:p>
          </table:table-cell>
          <table:table-cell office:value-type="float" office:value="214.9">
            <text:p>214.9</text:p>
          </table:table-cell>
          <table:table-cell table:formula="of:=AVERAGE([.C158:.C164])-AVERAGE([.C157:.C163])" office:value-type="float" office:value="-0.442857142857179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3S">
            <text:p>09:04:53 AM</text:p>
          </table:table-cell>
          <table:table-cell office:value-type="float" office:value="40">
            <text:p>40</text:p>
          </table:table-cell>
          <table:table-cell office:value-type="float" office:value="214.6">
            <text:p>214.6</text:p>
          </table:table-cell>
          <table:table-cell table:formula="of:=AVERAGE([.C159:.C165])-AVERAGE([.C158:.C164])" office:value-type="float" office:value="-0.571428571428584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4S">
            <text:p>09:04:54 AM</text:p>
          </table:table-cell>
          <table:table-cell office:value-type="float" office:value="40">
            <text:p>40</text:p>
          </table:table-cell>
          <table:table-cell office:value-type="float" office:value="213.1">
            <text:p>213.1</text:p>
          </table:table-cell>
          <table:table-cell table:formula="of:=AVERAGE([.C160:.C166])-AVERAGE([.C159:.C165])" office:value-type="float" office:value="-0.599999999999994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6S">
            <text:p>09:04:56 AM</text:p>
          </table:table-cell>
          <table:table-cell office:value-type="float" office:value="40">
            <text:p>40</text:p>
          </table:table-cell>
          <table:table-cell office:value-type="float" office:value="212.5">
            <text:p>212.5</text:p>
          </table:table-cell>
          <table:table-cell table:formula="of:=AVERAGE([.C161:.C167])-AVERAGE([.C160:.C166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7S">
            <text:p>09:04:57 AM</text:p>
          </table:table-cell>
          <table:table-cell office:value-type="float" office:value="40">
            <text:p>40</text:p>
          </table:table-cell>
          <table:table-cell office:value-type="float" office:value="211.4">
            <text:p>211.4</text:p>
          </table:table-cell>
          <table:table-cell table:formula="of:=AVERAGE([.C162:.C168])-AVERAGE([.C161:.C167])" office:value-type="float" office:value="-0.814285714285688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8S">
            <text:p>09:04:58 AM</text:p>
          </table:table-cell>
          <table:table-cell office:value-type="float" office:value="40">
            <text:p>40</text:p>
          </table:table-cell>
          <table:table-cell office:value-type="float" office:value="211">
            <text:p>211</text:p>
          </table:table-cell>
          <table:table-cell table:formula="of:=AVERAGE([.C163:.C169])-AVERAGE([.C162:.C168])" office:value-type="float" office:value="-0.899999999999977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4M59S">
            <text:p>09:04:59 AM</text:p>
          </table:table-cell>
          <table:table-cell office:value-type="float" office:value="40">
            <text:p>40</text:p>
          </table:table-cell>
          <table:table-cell office:value-type="float" office:value="209.3">
            <text:p>209.3</text:p>
          </table:table-cell>
          <table:table-cell table:formula="of:=AVERAGE([.C164:.C170])-AVERAGE([.C163:.C169])" office:value-type="float" office:value="-0.757142857142895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0S">
            <text:p>09:05:00 AM</text:p>
          </table:table-cell>
          <table:table-cell office:value-type="float" office:value="40">
            <text:p>40</text:p>
          </table:table-cell>
          <table:table-cell office:value-type="float" office:value="208.6">
            <text:p>208.6</text:p>
          </table:table-cell>
          <table:table-cell table:formula="of:=AVERAGE([.C165:.C171])-AVERAGE([.C164:.C170])" office:value-type="float" office:value="-0.928571428571416">
            <text:p>-0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1S">
            <text:p>09:05:01 AM</text:p>
          </table:table-cell>
          <table:table-cell office:value-type="float" office:value="40">
            <text:p>40</text:p>
          </table:table-cell>
          <table:table-cell office:value-type="float" office:value="208.4">
            <text:p>208.4</text:p>
          </table:table-cell>
          <table:table-cell table:formula="of:=AVERAGE([.C166:.C172])-AVERAGE([.C165:.C171])" office:value-type="float" office:value="-0.900000000000034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2S">
            <text:p>09:05:02 AM</text:p>
          </table:table-cell>
          <table:table-cell office:value-type="float" office:value="40">
            <text:p>40</text:p>
          </table:table-cell>
          <table:table-cell office:value-type="float" office:value="206.3">
            <text:p>206.3</text:p>
          </table:table-cell>
          <table:table-cell table:formula="of:=AVERAGE([.C167:.C173])-AVERAGE([.C166:.C172])" office:value-type="float" office:value="-0.885714285714272">
            <text:p>-0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3S">
            <text:p>09:05:03 AM</text:p>
          </table:table-cell>
          <table:table-cell office:value-type="float" office:value="40">
            <text:p>40</text:p>
          </table:table-cell>
          <table:table-cell office:value-type="float" office:value="205.5">
            <text:p>205.5</text:p>
          </table:table-cell>
          <table:table-cell table:formula="of:=AVERAGE([.C168:.C174])-AVERAGE([.C167:.C173])" office:value-type="float" office:value="-0.971428571428561">
            <text:p>-0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4S">
            <text:p>09:05:04 AM</text:p>
          </table:table-cell>
          <table:table-cell office:value-type="float" office:value="40">
            <text:p>40</text:p>
          </table:table-cell>
          <table:table-cell office:value-type="float" office:value="205.2">
            <text:p>205.2</text:p>
          </table:table-cell>
          <table:table-cell table:formula="of:=AVERAGE([.C169:.C175])-AVERAGE([.C168:.C174])" office:value-type="float" office:value="-1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5S">
            <text:p>09:05:05 AM</text:p>
          </table:table-cell>
          <table:table-cell office:value-type="float" office:value="40">
            <text:p>40</text:p>
          </table:table-cell>
          <table:table-cell office:value-type="float" office:value="203.3">
            <text:p>203.3</text:p>
          </table:table-cell>
          <table:table-cell table:formula="of:=AVERAGE([.C170:.C176])-AVERAGE([.C169:.C175])" office:value-type="float" office:value="-0.8857142857143">
            <text:p>-0.8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7S">
            <text:p>09:05:07 AM</text:p>
          </table:table-cell>
          <table:table-cell office:value-type="float" office:value="40">
            <text:p>40</text:p>
          </table:table-cell>
          <table:table-cell office:value-type="float" office:value="202.3">
            <text:p>202.3</text:p>
          </table:table-cell>
          <table:table-cell table:formula="of:=AVERAGE([.C171:.C177])-AVERAGE([.C170:.C176])" office:value-type="float" office:value="-1.09999999999999">
            <text:p>-1.1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8S">
            <text:p>09:05:08 AM</text:p>
          </table:table-cell>
          <table:table-cell office:value-type="float" office:value="40">
            <text:p>40</text:p>
          </table:table-cell>
          <table:table-cell office:value-type="float" office:value="201.9">
            <text:p>201.9</text:p>
          </table:table-cell>
          <table:table-cell table:formula="of:=AVERAGE([.C172:.C178])-AVERAGE([.C171:.C177])" office:value-type="float" office:value="-1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09S">
            <text:p>09:05:09 AM</text:p>
          </table:table-cell>
          <table:table-cell office:value-type="float" office:value="40">
            <text:p>40</text:p>
          </table:table-cell>
          <table:table-cell office:value-type="float" office:value="200.5">
            <text:p>200.5</text:p>
          </table:table-cell>
          <table:table-cell table:formula="of:=AVERAGE([.C173:.C179])-AVERAGE([.C172:.C178])" office:value-type="float" office:value="-0.957142857142827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0S">
            <text:p>09:05:10 AM</text:p>
          </table:table-cell>
          <table:table-cell office:value-type="float" office:value="40">
            <text:p>40</text:p>
          </table:table-cell>
          <table:table-cell office:value-type="float" office:value="199.5">
            <text:p>199.5</text:p>
          </table:table-cell>
          <table:table-cell table:formula="of:=AVERAGE([.C174:.C180])-AVERAGE([.C173:.C179])" office:value-type="float" office:value="-1.12857142857149">
            <text:p>-1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1S">
            <text:p>09:05:11 AM</text:p>
          </table:table-cell>
          <table:table-cell office:value-type="float" office:value="40">
            <text:p>40</text:p>
          </table:table-cell>
          <table:table-cell office:value-type="float" office:value="198.4">
            <text:p>198.4</text:p>
          </table:table-cell>
          <table:table-cell table:formula="of:=AVERAGE([.C175:.C181])-AVERAGE([.C174:.C180])" office:value-type="float" office:value="-0.971428571428561">
            <text:p>-0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2S">
            <text:p>09:05:12 AM</text:p>
          </table:table-cell>
          <table:table-cell office:value-type="float" office:value="40">
            <text:p>40</text:p>
          </table:table-cell>
          <table:table-cell office:value-type="float" office:value="197.3">
            <text:p>197.3</text:p>
          </table:table-cell>
          <table:table-cell table:formula="of:=AVERAGE([.C176:.C182])-AVERAGE([.C175:.C181])" office:value-type="float" office:value="-1.01428571428565">
            <text:p>-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3S">
            <text:p>09:05:13 AM</text:p>
          </table:table-cell>
          <table:table-cell office:value-type="float" office:value="40">
            <text:p>40</text:p>
          </table:table-cell>
          <table:table-cell office:value-type="float" office:value="196.8">
            <text:p>196.8</text:p>
          </table:table-cell>
          <table:table-cell table:formula="of:=AVERAGE([.C177:.C183])-AVERAGE([.C176:.C182])" office:value-type="float" office:value="-1.12857142857146">
            <text:p>-1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4S">
            <text:p>09:05:14 AM</text:p>
          </table:table-cell>
          <table:table-cell office:value-type="float" office:value="40">
            <text:p>40</text:p>
          </table:table-cell>
          <table:table-cell office:value-type="float" office:value="196.4">
            <text:p>196.4</text:p>
          </table:table-cell>
          <table:table-cell table:formula="of:=AVERAGE([.C178:.C184])-AVERAGE([.C177:.C183])" office:value-type="float" office:value="-0.928571428571445">
            <text:p>-0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5S">
            <text:p>09:05:15 AM</text:p>
          </table:table-cell>
          <table:table-cell office:value-type="float" office:value="40">
            <text:p>40</text:p>
          </table:table-cell>
          <table:table-cell office:value-type="float" office:value="194.9">
            <text:p>194.9</text:p>
          </table:table-cell>
          <table:table-cell table:formula="of:=AVERAGE([.C179:.C185])-AVERAGE([.C178:.C184])" office:value-type="float" office:value="-0.842857142857099">
            <text:p>-0.8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6S">
            <text:p>09:05:16 AM</text:p>
          </table:table-cell>
          <table:table-cell office:value-type="float" office:value="40">
            <text:p>40</text:p>
          </table:table-cell>
          <table:table-cell office:value-type="float" office:value="193.4">
            <text:p>193.4</text:p>
          </table:table-cell>
          <table:table-cell table:formula="of:=AVERAGE([.C180:.C186])-AVERAGE([.C179:.C185])" office:value-type="float" office:value="-1.00000000000003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8S">
            <text:p>09:05:18 AM</text:p>
          </table:table-cell>
          <table:table-cell office:value-type="float" office:value="40">
            <text:p>40</text:p>
          </table:table-cell>
          <table:table-cell office:value-type="float" office:value="193.2">
            <text:p>193.2</text:p>
          </table:table-cell>
          <table:table-cell table:formula="of:=AVERAGE([.C181:.C187])-AVERAGE([.C180:.C186])" office:value-type="float" office:value="-1.01428571428571">
            <text:p>-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19S">
            <text:p>09:05:19 AM</text:p>
          </table:table-cell>
          <table:table-cell office:value-type="float" office:value="40">
            <text:p>40</text:p>
          </table:table-cell>
          <table:table-cell office:value-type="float" office:value="191.6">
            <text:p>191.6</text:p>
          </table:table-cell>
          <table:table-cell table:formula="of:=AVERAGE([.C182:.C188])-AVERAGE([.C181:.C187])" office:value-type="float" office:value="-0.900000000000006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0S">
            <text:p>09:05:20 AM</text:p>
          </table:table-cell>
          <table:table-cell office:value-type="float" office:value="40">
            <text:p>40</text:p>
          </table:table-cell>
          <table:table-cell office:value-type="float" office:value="190.6">
            <text:p>190.6</text:p>
          </table:table-cell>
          <table:table-cell table:formula="of:=AVERAGE([.C183:.C189])-AVERAGE([.C182:.C188])" office:value-type="float" office:value="-0.971428571428589">
            <text:p>-0.9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1S">
            <text:p>09:05:21 AM</text:p>
          </table:table-cell>
          <table:table-cell office:value-type="float" office:value="40">
            <text:p>40</text:p>
          </table:table-cell>
          <table:table-cell office:value-type="float" office:value="190.3">
            <text:p>190.3</text:p>
          </table:table-cell>
          <table:table-cell table:formula="of:=AVERAGE([.C184:.C190])-AVERAGE([.C183:.C189])" office:value-type="float" office:value="-0.957142857142827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2S">
            <text:p>09:05:22 AM</text:p>
          </table:table-cell>
          <table:table-cell office:value-type="float" office:value="40">
            <text:p>40</text:p>
          </table:table-cell>
          <table:table-cell office:value-type="float" office:value="188.8">
            <text:p>188.8</text:p>
          </table:table-cell>
          <table:table-cell table:formula="of:=AVERAGE([.C185:.C191])-AVERAGE([.C184:.C190])" office:value-type="float" office:value="-0.928571428571416">
            <text:p>-0.9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3S">
            <text:p>09:05:23 AM</text:p>
          </table:table-cell>
          <table:table-cell office:value-type="float" office:value="40">
            <text:p>40</text:p>
          </table:table-cell>
          <table:table-cell office:value-type="float" office:value="187.7">
            <text:p>187.7</text:p>
          </table:table-cell>
          <table:table-cell table:formula="of:=AVERAGE([.C186:.C192])-AVERAGE([.C185:.C191])" office:value-type="float" office:value="-1.08571428571429">
            <text:p>-1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4S">
            <text:p>09:05:24 AM</text:p>
          </table:table-cell>
          <table:table-cell office:value-type="float" office:value="40">
            <text:p>40</text:p>
          </table:table-cell>
          <table:table-cell office:value-type="float" office:value="187.3">
            <text:p>187.3</text:p>
          </table:table-cell>
          <table:table-cell table:formula="of:=AVERAGE([.C187:.C193])-AVERAGE([.C186:.C192])" office:value-type="float" office:value="-1.02857142857144">
            <text:p>-1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5S">
            <text:p>09:05:25 AM</text:p>
          </table:table-cell>
          <table:table-cell office:value-type="float" office:value="40">
            <text:p>40</text:p>
          </table:table-cell>
          <table:table-cell office:value-type="float" office:value="185.6">
            <text:p>185.6</text:p>
          </table:table-cell>
          <table:table-cell table:formula="of:=AVERAGE([.C188:.C194])-AVERAGE([.C187:.C193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6S">
            <text:p>09:05:26 AM</text:p>
          </table:table-cell>
          <table:table-cell office:value-type="float" office:value="40">
            <text:p>40</text:p>
          </table:table-cell>
          <table:table-cell office:value-type="float" office:value="184.9">
            <text:p>184.9</text:p>
          </table:table-cell>
          <table:table-cell table:formula="of:=AVERAGE([.C189:.C195])-AVERAGE([.C188:.C194])" office:value-type="float" office:value="-1.08571428571429">
            <text:p>-1.0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7S">
            <text:p>09:05:27 AM</text:p>
          </table:table-cell>
          <table:table-cell office:value-type="float" office:value="40">
            <text:p>40</text:p>
          </table:table-cell>
          <table:table-cell office:value-type="float" office:value="184.3">
            <text:p>184.3</text:p>
          </table:table-cell>
          <table:table-cell table:formula="of:=AVERAGE([.C190:.C196])-AVERAGE([.C189:.C195])" office:value-type="float" office:value="-0.957142857142856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29S">
            <text:p>09:05:29 AM</text:p>
          </table:table-cell>
          <table:table-cell office:value-type="float" office:value="40">
            <text:p>40</text:p>
          </table:table-cell>
          <table:table-cell office:value-type="float" office:value="182.6">
            <text:p>182.6</text:p>
          </table:table-cell>
          <table:table-cell table:formula="of:=AVERAGE([.C191:.C197])-AVERAGE([.C190:.C196])" office:value-type="float" office:value="-0.900000000000006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0S">
            <text:p>09:05:30 AM</text:p>
          </table:table-cell>
          <table:table-cell office:value-type="float" office:value="40">
            <text:p>40</text:p>
          </table:table-cell>
          <table:table-cell office:value-type="float" office:value="181.8">
            <text:p>181.8</text:p>
          </table:table-cell>
          <table:table-cell table:formula="of:=AVERAGE([.C192:.C198])-AVERAGE([.C191:.C197])" office:value-type="float" office:value="-1.09999999999999">
            <text:p>-1.1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1S">
            <text:p>09:05:31 AM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formula="of:=AVERAGE([.C193:.C199])-AVERAGE([.C192:.C198])" office:value-type="float" office:value="-0.999999999999972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2S">
            <text:p>09:05:32 AM</text:p>
          </table:table-cell>
          <table:table-cell office:value-type="float" office:value="40">
            <text:p>40</text:p>
          </table:table-cell>
          <table:table-cell office:value-type="float" office:value="179.5">
            <text:p>179.5</text:p>
          </table:table-cell>
          <table:table-cell table:formula="of:=AVERAGE([.C194:.C200])-AVERAGE([.C193:.C199])" office:value-type="float" office:value="-0.957142857142884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3S">
            <text:p>09:05:33 AM</text:p>
          </table:table-cell>
          <table:table-cell office:value-type="float" office:value="40">
            <text:p>40</text:p>
          </table:table-cell>
          <table:table-cell office:value-type="float" office:value="178.5">
            <text:p>178.5</text:p>
          </table:table-cell>
          <table:table-cell table:formula="of:=AVERAGE([.C195:.C201])-AVERAGE([.C194:.C200])" office:value-type="float" office:value="-1.1142857142857">
            <text:p>-1.1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4S">
            <text:p>09:05:34 AM</text:p>
          </table:table-cell>
          <table:table-cell office:value-type="float" office:value="40">
            <text:p>40</text:p>
          </table:table-cell>
          <table:table-cell office:value-type="float" office:value="177.9">
            <text:p>177.9</text:p>
          </table:table-cell>
          <table:table-cell table:formula="of:=AVERAGE([.C196:.C202])-AVERAGE([.C195:.C201])" office:value-type="float" office:value="-1.01428571428571">
            <text:p>-1.0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5S">
            <text:p>09:05:35 AM</text:p>
          </table:table-cell>
          <table:table-cell office:value-type="float" office:value="40">
            <text:p>40</text:p>
          </table:table-cell>
          <table:table-cell office:value-type="float" office:value="176.8">
            <text:p>176.8</text:p>
          </table:table-cell>
          <table:table-cell table:formula="of:=AVERAGE([.C197:.C203])-AVERAGE([.C196:.C202])" office:value-type="float" office:value="-1.00000000000003">
            <text:p>-1.0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6S">
            <text:p>09:05:36 AM</text:p>
          </table:table-cell>
          <table:table-cell office:value-type="float" office:value="40">
            <text:p>40</text:p>
          </table:table-cell>
          <table:table-cell office:value-type="float" office:value="175.7">
            <text:p>175.7</text:p>
          </table:table-cell>
          <table:table-cell table:formula="of:=AVERAGE([.C198:.C204])-AVERAGE([.C197:.C203])" office:value-type="float" office:value="-1.07142857142856">
            <text:p>-1.0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7S">
            <text:p>09:05:37 AM</text:p>
          </table:table-cell>
          <table:table-cell office:value-type="float" office:value="40">
            <text:p>40</text:p>
          </table:table-cell>
          <table:table-cell office:value-type="float" office:value="175.2">
            <text:p>175.2</text:p>
          </table:table-cell>
          <table:table-cell table:formula="of:=AVERAGE([.C199:.C205])-AVERAGE([.C198:.C204])" office:value-type="float" office:value="-0.985714285714266">
            <text:p>-0.9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38S">
            <text:p>09:05:38 AM</text:p>
          </table:table-cell>
          <table:table-cell office:value-type="float" office:value="40">
            <text:p>40</text:p>
          </table:table-cell>
          <table:table-cell office:value-type="float" office:value="173.8">
            <text:p>173.8</text:p>
          </table:table-cell>
          <table:table-cell table:formula="of:=AVERAGE([.C200:.C206])-AVERAGE([.C199:.C205])" office:value-type="float" office:value="-0.94285714285715">
            <text:p>-0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0S">
            <text:p>09:05:40 AM</text:p>
          </table:table-cell>
          <table:table-cell office:value-type="float" office:value="40">
            <text:p>40</text:p>
          </table:table-cell>
          <table:table-cell office:value-type="float" office:value="173.5">
            <text:p>173.5</text:p>
          </table:table-cell>
          <table:table-cell table:formula="of:=AVERAGE([.C201:.C207])-AVERAGE([.C200:.C206])" office:value-type="float" office:value="-1.02857142857144">
            <text:p>-1.0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1S">
            <text:p>09:05:41 AM</text:p>
          </table:table-cell>
          <table:table-cell office:value-type="float" office:value="40">
            <text:p>40</text:p>
          </table:table-cell>
          <table:table-cell office:value-type="float" office:value="172.2">
            <text:p>172.2</text:p>
          </table:table-cell>
          <table:table-cell table:formula="of:=AVERAGE([.C202:.C208])-AVERAGE([.C201:.C207])" office:value-type="float" office:value="-0.857142857142833">
            <text:p>-0.8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2S">
            <text:p>09:05:42 AM</text:p>
          </table:table-cell>
          <table:table-cell office:value-type="float" office:value="40">
            <text:p>40</text:p>
          </table:table-cell>
          <table:table-cell office:value-type="float" office:value="171.8">
            <text:p>171.8</text:p>
          </table:table-cell>
          <table:table-cell table:formula="of:=AVERAGE([.C203:.C209])-AVERAGE([.C202:.C208])" office:value-type="float" office:value="-0.900000000000006">
            <text:p>-0.9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3S">
            <text:p>09:05:43 AM</text:p>
          </table:table-cell>
          <table:table-cell office:value-type="float" office:value="40">
            <text:p>40</text:p>
          </table:table-cell>
          <table:table-cell office:value-type="float" office:value="170.2">
            <text:p>170.2</text:p>
          </table:table-cell>
          <table:table-cell table:formula="of:=AVERAGE([.C204:.C210])-AVERAGE([.C203:.C209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4S">
            <text:p>09:05:44 AM</text:p>
          </table:table-cell>
          <table:table-cell office:value-type="float" office:value="40">
            <text:p>40</text:p>
          </table:table-cell>
          <table:table-cell office:value-type="float" office:value="169.6">
            <text:p>169.6</text:p>
          </table:table-cell>
          <table:table-cell table:formula="of:=AVERAGE([.C205:.C211])-AVERAGE([.C204:.C210])" office:value-type="float" office:value="-0.942857142857122">
            <text:p>-0.9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5S">
            <text:p>09:05:45 AM</text:p>
          </table:table-cell>
          <table:table-cell office:value-type="float" office:value="40">
            <text:p>40</text:p>
          </table:table-cell>
          <table:table-cell office:value-type="float" office:value="168.8">
            <text:p>168.8</text:p>
          </table:table-cell>
          <table:table-cell table:formula="of:=AVERAGE([.C206:.C212])-AVERAGE([.C205:.C211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6S">
            <text:p>09:05:46 AM</text:p>
          </table:table-cell>
          <table:table-cell office:value-type="float" office:value="40">
            <text:p>40</text:p>
          </table:table-cell>
          <table:table-cell office:value-type="float" office:value="168.4">
            <text:p>168.4</text:p>
          </table:table-cell>
          <table:table-cell table:formula="of:=AVERAGE([.C207:.C213])-AVERAGE([.C206:.C212])" office:value-type="float" office:value="-0.914285714285683">
            <text:p>-0.9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7S">
            <text:p>09:05:47 AM</text:p>
          </table:table-cell>
          <table:table-cell office:value-type="float" office:value="40">
            <text:p>40</text:p>
          </table:table-cell>
          <table:table-cell office:value-type="float" office:value="166.8">
            <text:p>166.8</text:p>
          </table:table-cell>
          <table:table-cell table:formula="of:=AVERAGE([.C208:.C214])-AVERAGE([.C207:.C213])" office:value-type="float" office:value="-0.771428571428601">
            <text:p>-0.7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8S">
            <text:p>09:05:48 AM</text:p>
          </table:table-cell>
          <table:table-cell office:value-type="float" office:value="40">
            <text:p>40</text:p>
          </table:table-cell>
          <table:table-cell office:value-type="float" office:value="166.1">
            <text:p>166.1</text:p>
          </table:table-cell>
          <table:table-cell table:formula="of:=AVERAGE([.C209:.C215])-AVERAGE([.C208:.C214])" office:value-type="float" office:value="-0.957142857142827">
            <text:p>-0.9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49S">
            <text:p>09:05:49 AM</text:p>
          </table:table-cell>
          <table:table-cell office:value-type="float" office:value="40">
            <text:p>40</text:p>
          </table:table-cell>
          <table:table-cell office:value-type="float" office:value="165.9">
            <text:p>165.9</text:p>
          </table:table-cell>
          <table:table-cell table:formula="of:=AVERAGE([.C210:.C216])-AVERAGE([.C209:.C215])" office:value-type="float" office:value="-0.871428571428595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1S">
            <text:p>09:05:51 AM</text:p>
          </table:table-cell>
          <table:table-cell office:value-type="float" office:value="40">
            <text:p>40</text:p>
          </table:table-cell>
          <table:table-cell office:value-type="float" office:value="164.4">
            <text:p>164.4</text:p>
          </table:table-cell>
          <table:table-cell table:formula="of:=AVERAGE([.C211:.C217])-AVERAGE([.C210:.C216])" office:value-type="float" office:value="-0.842857142857156">
            <text:p>-0.8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2S">
            <text:p>09:05:52 AM</text:p>
          </table:table-cell>
          <table:table-cell office:value-type="float" office:value="40">
            <text:p>40</text:p>
          </table:table-cell>
          <table:table-cell office:value-type="float" office:value="163.5">
            <text:p>163.5</text:p>
          </table:table-cell>
          <table:table-cell table:formula="of:=AVERAGE([.C212:.C218])-AVERAGE([.C211:.C217])" office:value-type="float" office:value="-0.828571428571422">
            <text:p>-0.8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3S">
            <text:p>09:05:53 AM</text:p>
          </table:table-cell>
          <table:table-cell office:value-type="float" office:value="40">
            <text:p>40</text:p>
          </table:table-cell>
          <table:table-cell office:value-type="float" office:value="163.3">
            <text:p>163.3</text:p>
          </table:table-cell>
          <table:table-cell table:formula="of:=AVERAGE([.C213:.C219])-AVERAGE([.C212:.C218])" office:value-type="float" office:value="-0.871428571428567">
            <text:p>-0.8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4S">
            <text:p>09:05:54 AM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formula="of:=AVERAGE([.C214:.C220])-AVERAGE([.C213:.C219])" office:value-type="float" office:value="-0.785714285714278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5S">
            <text:p>09:05:55 AM</text:p>
          </table:table-cell>
          <table:table-cell office:value-type="float" office:value="40">
            <text:p>40</text:p>
          </table:table-cell>
          <table:table-cell office:value-type="float" office:value="161.1">
            <text:p>161.1</text:p>
          </table:table-cell>
          <table:table-cell table:formula="of:=AVERAGE([.C215:.C221])-AVERAGE([.C214:.C220])" office:value-type="float" office:value="-0.771428571428572">
            <text:p>-0.7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6S">
            <text:p>09:05:56 AM</text:p>
          </table:table-cell>
          <table:table-cell office:value-type="float" office:value="40">
            <text:p>40</text:p>
          </table:table-cell>
          <table:table-cell office:value-type="float" office:value="160.5">
            <text:p>160.5</text:p>
          </table:table-cell>
          <table:table-cell table:formula="of:=AVERAGE([.C216:.C222])-AVERAGE([.C215:.C221])" office:value-type="float" office:value="-0.814285714285717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7S">
            <text:p>09:05:57 AM</text:p>
          </table:table-cell>
          <table:table-cell office:value-type="float" office:value="40">
            <text:p>40</text:p>
          </table:table-cell>
          <table:table-cell office:value-type="float" office:value="160.3">
            <text:p>160.3</text:p>
          </table:table-cell>
          <table:table-cell table:formula="of:=AVERAGE([.C217:.C223])-AVERAGE([.C216:.C222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8S">
            <text:p>09:05:58 AM</text:p>
          </table:table-cell>
          <table:table-cell office:value-type="float" office:value="40">
            <text:p>40</text:p>
          </table:table-cell>
          <table:table-cell office:value-type="float" office:value="158.9">
            <text:p>158.9</text:p>
          </table:table-cell>
          <table:table-cell table:formula="of:=AVERAGE([.C218:.C224])-AVERAGE([.C217:.C223])" office:value-type="float" office:value="-0.799999999999983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5M59S">
            <text:p>09:05:59 AM</text:p>
          </table:table-cell>
          <table:table-cell office:value-type="float" office:value="40">
            <text:p>40</text:p>
          </table:table-cell>
          <table:table-cell office:value-type="float" office:value="158.2">
            <text:p>158.2</text:p>
          </table:table-cell>
          <table:table-cell table:formula="of:=AVERAGE([.C219:.C225])-AVERAGE([.C218:.C224])" office:value-type="float" office:value="-0.785714285714306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0S">
            <text:p>09:06:00 AM</text:p>
          </table:table-cell>
          <table:table-cell office:value-type="float" office:value="40">
            <text:p>40</text:p>
          </table:table-cell>
          <table:table-cell office:value-type="float" office:value="157.6">
            <text:p>157.6</text:p>
          </table:table-cell>
          <table:table-cell table:formula="of:=AVERAGE([.C220:.C226])-AVERAGE([.C219:.C225])" office:value-type="float" office:value="-0.757142857142867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1S">
            <text:p>09:06:01 AM</text:p>
          </table:table-cell>
          <table:table-cell office:value-type="float" office:value="40">
            <text:p>40</text:p>
          </table:table-cell>
          <table:table-cell office:value-type="float" office:value="157.3">
            <text:p>157.3</text:p>
          </table:table-cell>
          <table:table-cell table:formula="of:=AVERAGE([.C221:.C227])-AVERAGE([.C220:.C226])" office:value-type="float" office:value="-0.814285714285717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3S">
            <text:p>09:06:03 AM</text:p>
          </table:table-cell>
          <table:table-cell office:value-type="float" office:value="40">
            <text:p>40</text:p>
          </table:table-cell>
          <table:table-cell office:value-type="float" office:value="156.8">
            <text:p>156.8</text:p>
          </table:table-cell>
          <table:table-cell table:formula="of:=AVERAGE([.C222:.C228])-AVERAGE([.C221:.C227])" office:value-type="float" office:value="-0.814285714285688">
            <text:p>-0.8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4S">
            <text:p>09:06:04 AM</text:p>
          </table:table-cell>
          <table:table-cell office:value-type="float" office:value="40">
            <text:p>40</text:p>
          </table:table-cell>
          <table:table-cell office:value-type="float" office:value="155.3">
            <text:p>155.3</text:p>
          </table:table-cell>
          <table:table-cell table:formula="of:=AVERAGE([.C223:.C229])-AVERAGE([.C222:.C228])" office:value-type="float" office:value="-0.614285714285728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5S">
            <text:p>09:06:05 AM</text:p>
          </table:table-cell>
          <table:table-cell office:value-type="float" office:value="40">
            <text:p>40</text:p>
          </table:table-cell>
          <table:table-cell office:value-type="float" office:value="154.8">
            <text:p>154.8</text:p>
          </table:table-cell>
          <table:table-cell table:formula="of:=AVERAGE([.C224:.C230])-AVERAGE([.C223:.C229])" office:value-type="float" office:value="-0.742857142857162">
            <text:p>-0.7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6S">
            <text:p>09:06:06 AM</text:p>
          </table:table-cell>
          <table:table-cell office:value-type="float" office:value="40">
            <text:p>40</text:p>
          </table:table-cell>
          <table:table-cell office:value-type="float" office:value="154.4">
            <text:p>154.4</text:p>
          </table:table-cell>
          <table:table-cell table:formula="of:=AVERAGE([.C225:.C231])-AVERAGE([.C224:.C230])" office:value-type="float" office:value="-0.785714285714249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7S">
            <text:p>09:06:07 AM</text:p>
          </table:table-cell>
          <table:table-cell office:value-type="float" office:value="40">
            <text:p>40</text:p>
          </table:table-cell>
          <table:table-cell office:value-type="float" office:value="153.9">
            <text:p>153.9</text:p>
          </table:table-cell>
          <table:table-cell table:formula="of:=AVERAGE([.C226:.C232])-AVERAGE([.C225:.C231])" office:value-type="float" office:value="-0.642857142857167">
            <text:p>-0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8S">
            <text:p>09:06:08 AM</text:p>
          </table:table-cell>
          <table:table-cell office:value-type="float" office:value="40">
            <text:p>40</text:p>
          </table:table-cell>
          <table:table-cell office:value-type="float" office:value="152.7">
            <text:p>152.7</text:p>
          </table:table-cell>
          <table:table-cell table:formula="of:=AVERAGE([.C227:.C233])-AVERAGE([.C226:.C232])" office:value-type="float" office:value="-0.6142857142857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09S">
            <text:p>09:06:09 AM</text:p>
          </table:table-cell>
          <table:table-cell office:value-type="float" office:value="40">
            <text:p>40</text:p>
          </table:table-cell>
          <table:table-cell office:value-type="float" office:value="151.7">
            <text:p>151.7</text:p>
          </table:table-cell>
          <table:table-cell table:formula="of:=AVERAGE([.C228:.C234])-AVERAGE([.C227:.C233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0S">
            <text:p>09:06:10 AM</text:p>
          </table:table-cell>
          <table:table-cell office:value-type="float" office:value="40">
            <text:p>40</text:p>
          </table:table-cell>
          <table:table-cell office:value-type="float" office:value="151.6">
            <text:p>151.6</text:p>
          </table:table-cell>
          <table:table-cell table:formula="of:=AVERAGE([.C229:.C235])-AVERAGE([.C228:.C234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1S">
            <text:p>09:06:11 AM</text:p>
          </table:table-cell>
          <table:table-cell office:value-type="float" office:value="40">
            <text:p>40</text:p>
          </table:table-cell>
          <table:table-cell office:value-type="float" office:value="151.1">
            <text:p>151.1</text:p>
          </table:table-cell>
          <table:table-cell table:formula="of:=AVERAGE([.C230:.C236])-AVERAGE([.C229:.C235])" office:value-type="float" office:value="-0.742857142857133">
            <text:p>-0.7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2S">
            <text:p>09:06:12 AM</text:p>
          </table:table-cell>
          <table:table-cell office:value-type="float" office:value="40">
            <text:p>40</text:p>
          </table:table-cell>
          <table:table-cell office:value-type="float" office:value="149.5">
            <text:p>149.5</text:p>
          </table:table-cell>
          <table:table-cell table:formula="of:=AVERAGE([.C231:.C237])-AVERAGE([.C230:.C236])" office:value-type="float" office:value="-0.599999999999994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4S">
            <text:p>09:06:14 AM</text:p>
          </table:table-cell>
          <table:table-cell office:value-type="float" office:value="40">
            <text:p>40</text:p>
          </table:table-cell>
          <table:table-cell office:value-type="float" office:value="149.1">
            <text:p>149.1</text:p>
          </table:table-cell>
          <table:table-cell table:formula="of:=AVERAGE([.C232:.C238])-AVERAGE([.C231:.C237])" office:value-type="float" office:value="-0.757142857142867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5S">
            <text:p>09:06:15 AM</text:p>
          </table:table-cell>
          <table:table-cell office:value-type="float" office:value="40">
            <text:p>40</text:p>
          </table:table-cell>
          <table:table-cell office:value-type="float" office:value="148.3">
            <text:p>148.3</text:p>
          </table:table-cell>
          <table:table-cell table:formula="of:=AVERAGE([.C233:.C239])-AVERAGE([.C232:.C238])" office:value-type="float" office:value="-0.757142857142838">
            <text:p>-0.7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6S">
            <text:p>09:06:16 AM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formula="of:=AVERAGE([.C234:.C240])-AVERAGE([.C233:.C239])" office:value-type="float" office:value="-0.800000000000011">
            <text:p>-0.8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7S">
            <text:p>09:06:17 AM</text:p>
          </table:table-cell>
          <table:table-cell office:value-type="float" office:value="40">
            <text:p>40</text:p>
          </table:table-cell>
          <table:table-cell office:value-type="float" office:value="147.5">
            <text:p>147.5</text:p>
          </table:table-cell>
          <table:table-cell table:formula="of:=AVERAGE([.C235:.C241])-AVERAGE([.C234:.C240])" office:value-type="float" office:value="-0.671428571428578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8S">
            <text:p>09:06:18 AM</text:p>
          </table:table-cell>
          <table:table-cell office:value-type="float" office:value="40">
            <text:p>40</text:p>
          </table:table-cell>
          <table:table-cell office:value-type="float" office:value="147.3">
            <text:p>147.3</text:p>
          </table:table-cell>
          <table:table-cell table:formula="of:=AVERAGE([.C236:.C242])-AVERAGE([.C235:.C241])" office:value-type="float" office:value="-0.600000000000023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19S">
            <text:p>09:06:19 AM</text:p>
          </table:table-cell>
          <table:table-cell office:value-type="float" office:value="40">
            <text:p>40</text:p>
          </table:table-cell>
          <table:table-cell office:value-type="float" office:value="145.6">
            <text:p>145.6</text:p>
          </table:table-cell>
          <table:table-cell table:formula="of:=AVERAGE([.C237:.C243])-AVERAGE([.C236:.C242])" office:value-type="float" office:value="-0.6142857142857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0S">
            <text:p>09:06:20 AM</text:p>
          </table:table-cell>
          <table:table-cell office:value-type="float" office:value="40">
            <text:p>40</text:p>
          </table:table-cell>
          <table:table-cell office:value-type="float" office:value="145.1">
            <text:p>145.1</text:p>
          </table:table-cell>
          <table:table-cell table:formula="of:=AVERAGE([.C238:.C244])-AVERAGE([.C237:.C243])" office:value-type="float" office:value="-0.785714285714249">
            <text:p>-0.7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1S">
            <text:p>09:06:21 AM</text:p>
          </table:table-cell>
          <table:table-cell office:value-type="float" office:value="40">
            <text:p>40</text:p>
          </table:table-cell>
          <table:table-cell office:value-type="float" office:value="144.8">
            <text:p>144.8</text:p>
          </table:table-cell>
          <table:table-cell table:formula="of:=AVERAGE([.C239:.C245])-AVERAGE([.C238:.C244])" office:value-type="float" office:value="-0.628571428571462">
            <text:p>-0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2S">
            <text:p>09:06:22 AM</text:p>
          </table:table-cell>
          <table:table-cell office:value-type="float" office:value="40">
            <text:p>40</text:p>
          </table:table-cell>
          <table:table-cell office:value-type="float" office:value="144.5">
            <text:p>144.5</text:p>
          </table:table-cell>
          <table:table-cell table:formula="of:=AVERAGE([.C240:.C246])-AVERAGE([.C239:.C245])" office:value-type="float" office:value="-0.614285714285728">
            <text:p>-0.6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3S">
            <text:p>09:06:23 AM</text:p>
          </table:table-cell>
          <table:table-cell office:value-type="float" office:value="40">
            <text:p>40</text:p>
          </table:table-cell>
          <table:table-cell office:value-type="float" office:value="143.1">
            <text:p>143.1</text:p>
          </table:table-cell>
          <table:table-cell table:formula="of:=AVERAGE([.C241:.C247])-AVERAGE([.C240:.C246])" office:value-type="float" office:value="-0.542857142857145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5S">
            <text:p>09:06:25 AM</text:p>
          </table:table-cell>
          <table:table-cell office:value-type="float" office:value="40">
            <text:p>40</text:p>
          </table:table-cell>
          <table:table-cell office:value-type="float" office:value="142.5">
            <text:p>142.5</text:p>
          </table:table-cell>
          <table:table-cell table:formula="of:=AVERAGE([.C242:.C248])-AVERAGE([.C241:.C247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6S">
            <text:p>09:06:26 AM</text:p>
          </table:table-cell>
          <table:table-cell office:value-type="float" office:value="40">
            <text:p>40</text:p>
          </table:table-cell>
          <table:table-cell office:value-type="float" office:value="142.3">
            <text:p>142.3</text:p>
          </table:table-cell>
          <table:table-cell table:formula="of:=AVERAGE([.C243:.C249])-AVERAGE([.C242:.C248])" office:value-type="float" office:value="-0.714285714285694">
            <text:p>-0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7S">
            <text:p>09:06:27 AM</text:p>
          </table:table-cell>
          <table:table-cell office:value-type="float" office:value="40">
            <text:p>40</text:p>
          </table:table-cell>
          <table:table-cell office:value-type="float" office:value="141.9">
            <text:p>141.9</text:p>
          </table:table-cell>
          <table:table-cell table:formula="of:=AVERAGE([.C244:.C250])-AVERAGE([.C243:.C249])" office:value-type="float" office:value="-0.714285714285722">
            <text:p>-0.7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8S">
            <text:p>09:06:28 AM</text:p>
          </table:table-cell>
          <table:table-cell office:value-type="float" office:value="40">
            <text:p>40</text:p>
          </table:table-cell>
          <table:table-cell office:value-type="float" office:value="140.7">
            <text:p>140.7</text:p>
          </table:table-cell>
          <table:table-cell table:formula="of:=AVERAGE([.C245:.C251])-AVERAGE([.C244:.C250])" office:value-type="float" office:value="-0.528571428571439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29S">
            <text:p>09:06:29 AM</text:p>
          </table:table-cell>
          <table:table-cell office:value-type="float" office:value="40">
            <text:p>40</text:p>
          </table:table-cell>
          <table:table-cell office:value-type="float" office:value="140.1">
            <text:p>140.1</text:p>
          </table:table-cell>
          <table:table-cell table:formula="of:=AVERAGE([.C246:.C252])-AVERAGE([.C245:.C251])" office:value-type="float" office:value="-0.628571428571433">
            <text:p>-0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0S">
            <text:p>09:06:30 AM</text:p>
          </table:table-cell>
          <table:table-cell office:value-type="float" office:value="40">
            <text:p>40</text:p>
          </table:table-cell>
          <table:table-cell office:value-type="float" office:value="139.8">
            <text:p>139.8</text:p>
          </table:table-cell>
          <table:table-cell table:formula="of:=AVERAGE([.C247:.C253])-AVERAGE([.C246:.C252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1S">
            <text:p>09:06:31 AM</text:p>
          </table:table-cell>
          <table:table-cell office:value-type="float" office:value="40">
            <text:p>40</text:p>
          </table:table-cell>
          <table:table-cell office:value-type="float" office:value="139.5">
            <text:p>139.5</text:p>
          </table:table-cell>
          <table:table-cell table:formula="of:=AVERAGE([.C248:.C254])-AVERAGE([.C247:.C253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2S">
            <text:p>09:06:32 AM</text:p>
          </table:table-cell>
          <table:table-cell office:value-type="float" office:value="40">
            <text:p>40</text:p>
          </table:table-cell>
          <table:table-cell office:value-type="float" office:value="139.2">
            <text:p>139.2</text:p>
          </table:table-cell>
          <table:table-cell table:formula="of:=AVERAGE([.C249:.C255])-AVERAGE([.C248:.C254])" office:value-type="float" office:value="-0.514285714285762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3S">
            <text:p>09:06:33 AM</text:p>
          </table:table-cell>
          <table:table-cell office:value-type="float" office:value="40">
            <text:p>40</text:p>
          </table:table-cell>
          <table:table-cell office:value-type="float" office:value="137.7">
            <text:p>137.7</text:p>
          </table:table-cell>
          <table:table-cell table:formula="of:=AVERAGE([.C250:.C256])-AVERAGE([.C249:.C255])" office:value-type="float" office:value="-0.471428571428561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4S">
            <text:p>09:06:34 AM</text:p>
          </table:table-cell>
          <table:table-cell office:value-type="float" office:value="40">
            <text:p>40</text:p>
          </table:table-cell>
          <table:table-cell office:value-type="float" office:value="137.2">
            <text:p>137.2</text:p>
          </table:table-cell>
          <table:table-cell table:formula="of:=AVERAGE([.C251:.C257])-AVERAGE([.C250:.C256])" office:value-type="float" office:value="-0.657142857142873">
            <text:p>-0.6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6S">
            <text:p>09:06:36 AM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formula="of:=AVERAGE([.C252:.C258])-AVERAGE([.C251:.C257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7S">
            <text:p>09:06:37 AM</text:p>
          </table:table-cell>
          <table:table-cell office:value-type="float" office:value="40">
            <text:p>40</text:p>
          </table:table-cell>
          <table:table-cell office:value-type="float" office:value="136.5">
            <text:p>136.5</text:p>
          </table:table-cell>
          <table:table-cell table:formula="of:=AVERAGE([.C253:.C259])-AVERAGE([.C252:.C258])" office:value-type="float" office:value="-0.528571428571411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8S">
            <text:p>09:06:38 AM</text:p>
          </table:table-cell>
          <table:table-cell office:value-type="float" office:value="40">
            <text:p>40</text:p>
          </table:table-cell>
          <table:table-cell office:value-type="float" office:value="135.3">
            <text:p>135.3</text:p>
          </table:table-cell>
          <table:table-cell table:formula="of:=AVERAGE([.C254:.C260])-AVERAGE([.C253:.C259])" office:value-type="float" office:value="-0.514285714285762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39S">
            <text:p>09:06:39 AM</text:p>
          </table:table-cell>
          <table:table-cell office:value-type="float" office:value="40">
            <text:p>40</text:p>
          </table:table-cell>
          <table:table-cell office:value-type="float" office:value="134.6">
            <text:p>134.6</text:p>
          </table:table-cell>
          <table:table-cell table:formula="of:=AVERAGE([.C255:.C261])-AVERAGE([.C254:.C260])" office:value-type="float" office:value="-0.642857142857139">
            <text:p>-0.6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0S">
            <text:p>09:06:40 AM</text:p>
          </table:table-cell>
          <table:table-cell office:value-type="float" office:value="40">
            <text:p>40</text:p>
          </table:table-cell>
          <table:table-cell office:value-type="float" office:value="134.5">
            <text:p>134.5</text:p>
          </table:table-cell>
          <table:table-cell table:formula="of:=AVERAGE([.C256:.C262])-AVERAGE([.C255:.C261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1S">
            <text:p>09:06:41 AM</text:p>
          </table:table-cell>
          <table:table-cell office:value-type="float" office:value="40">
            <text:p>40</text:p>
          </table:table-cell>
          <table:table-cell office:value-type="float" office:value="134.1">
            <text:p>134.1</text:p>
          </table:table-cell>
          <table:table-cell table:formula="of:=AVERAGE([.C257:.C263])-AVERAGE([.C256:.C262])" office:value-type="float" office:value="-0.671428571428578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2S">
            <text:p>09:06:42 AM</text:p>
          </table:table-cell>
          <table:table-cell office:value-type="float" office:value="40">
            <text:p>40</text:p>
          </table:table-cell>
          <table:table-cell office:value-type="float" office:value="133.8">
            <text:p>133.8</text:p>
          </table:table-cell>
          <table:table-cell table:formula="of:=AVERAGE([.C258:.C264])-AVERAGE([.C257:.C263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3S">
            <text:p>09:06:43 AM</text:p>
          </table:table-cell>
          <table:table-cell office:value-type="float" office:value="40">
            <text:p>40</text:p>
          </table:table-cell>
          <table:table-cell office:value-type="float" office:value="133.2">
            <text:p>133.2</text:p>
          </table:table-cell>
          <table:table-cell table:formula="of:=AVERAGE([.C259:.C265])-AVERAGE([.C258:.C264])" office:value-type="float" office:value="-0.485714285714295">
            <text:p>-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4S">
            <text:p>09:06:44 AM</text:p>
          </table:table-cell>
          <table:table-cell office:value-type="float" office:value="40">
            <text:p>40</text:p>
          </table:table-cell>
          <table:table-cell office:value-type="float" office:value="132.9">
            <text:p>132.9</text:p>
          </table:table-cell>
          <table:table-cell table:formula="of:=AVERAGE([.C260:.C266])-AVERAGE([.C259:.C265])" office:value-type="float" office:value="-0.542857142857116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5S">
            <text:p>09:06:45 AM</text:p>
          </table:table-cell>
          <table:table-cell office:value-type="float" office:value="40">
            <text:p>40</text:p>
          </table:table-cell>
          <table:table-cell office:value-type="float" office:value="132.3">
            <text:p>132.3</text:p>
          </table:table-cell>
          <table:table-cell table:formula="of:=AVERAGE([.C261:.C267])-AVERAGE([.C260:.C266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7S">
            <text:p>09:06:47 AM</text:p>
          </table:table-cell>
          <table:table-cell office:value-type="float" office:value="40">
            <text:p>40</text:p>
          </table:table-cell>
          <table:table-cell office:value-type="float" office:value="131.2">
            <text:p>131.2</text:p>
          </table:table-cell>
          <table:table-cell table:formula="of:=AVERAGE([.C262:.C268])-AVERAGE([.C261:.C267])" office:value-type="float" office:value="-0.428571428571445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8S">
            <text:p>09:06:48 AM</text:p>
          </table:table-cell>
          <table:table-cell office:value-type="float" office:value="40">
            <text:p>40</text:p>
          </table:table-cell>
          <table:table-cell office:value-type="float" office:value="130.3">
            <text:p>130.3</text:p>
          </table:table-cell>
          <table:table-cell table:formula="of:=AVERAGE([.C263:.C269])-AVERAGE([.C262:.C268])" office:value-type="float" office:value="-0.485714285714295">
            <text:p>-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49S">
            <text:p>09:06:49 AM</text:p>
          </table:table-cell>
          <table:table-cell office:value-type="float" office:value="40">
            <text:p>40</text:p>
          </table:table-cell>
          <table:table-cell office:value-type="float" office:value="130.2">
            <text:p>130.2</text:p>
          </table:table-cell>
          <table:table-cell table:formula="of:=AVERAGE([.C264:.C270])-AVERAGE([.C263:.C269])" office:value-type="float" office:value="-0.599999999999994">
            <text:p>-0.6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0S">
            <text:p>09:06:50 AM</text:p>
          </table:table-cell>
          <table:table-cell office:value-type="float" office:value="40">
            <text:p>40</text:p>
          </table:table-cell>
          <table:table-cell office:value-type="float" office:value="129.8">
            <text:p>129.8</text:p>
          </table:table-cell>
          <table:table-cell table:formula="of:=AVERAGE([.C265:.C271])-AVERAGE([.C264:.C270])" office:value-type="float" office:value="-0.55714285714285">
            <text:p>-0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1S">
            <text:p>09:06:51 AM</text:p>
          </table:table-cell>
          <table:table-cell office:value-type="float" office:value="40">
            <text:p>40</text:p>
          </table:table-cell>
          <table:table-cell office:value-type="float" office:value="129.3">
            <text:p>129.3</text:p>
          </table:table-cell>
          <table:table-cell table:formula="of:=AVERAGE([.C266:.C272])-AVERAGE([.C265:.C271])" office:value-type="float" office:value="-0.571428571428555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2S">
            <text:p>09:06:52 AM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formula="of:=AVERAGE([.C267:.C273])-AVERAGE([.C266:.C272])" office:value-type="float" office:value="-0.557142857142907">
            <text:p>-0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3S">
            <text:p>09:06:53 AM</text:p>
          </table:table-cell>
          <table:table-cell office:value-type="float" office:value="40">
            <text:p>40</text:p>
          </table:table-cell>
          <table:table-cell office:value-type="float" office:value="127.6">
            <text:p>127.6</text:p>
          </table:table-cell>
          <table:table-cell table:formula="of:=AVERAGE([.C268:.C274])-AVERAGE([.C267:.C273])" office:value-type="float" office:value="-0.699999999999989">
            <text:p>-0.7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4S">
            <text:p>09:06:54 AM</text:p>
          </table:table-cell>
          <table:table-cell office:value-type="float" office:value="40">
            <text:p>40</text:p>
          </table:table-cell>
          <table:table-cell office:value-type="float" office:value="127.4">
            <text:p>127.4</text:p>
          </table:table-cell>
          <table:table-cell table:formula="of:=AVERAGE([.C269:.C275])-AVERAGE([.C268:.C274])" office:value-type="float" office:value="-0.67142857142855">
            <text:p>-0.6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5S">
            <text:p>09:06:55 AM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formula="of:=AVERAGE([.C270:.C276])-AVERAGE([.C269:.C275])" office:value-type="float" office:value="-0.542857142857173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6S">
            <text:p>09:06:56 AM</text:p>
          </table:table-cell>
          <table:table-cell office:value-type="float" office:value="40">
            <text:p>40</text:p>
          </table:table-cell>
          <table:table-cell office:value-type="float" office:value="126.7">
            <text:p>126.7</text:p>
          </table:table-cell>
          <table:table-cell table:formula="of:=AVERAGE([.C271:.C277])-AVERAGE([.C270:.C276])" office:value-type="float" office:value="-0.471428571428561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8S">
            <text:p>09:06:58 AM</text:p>
          </table:table-cell>
          <table:table-cell office:value-type="float" office:value="40">
            <text:p>40</text:p>
          </table:table-cell>
          <table:table-cell office:value-type="float" office:value="126.3">
            <text:p>126.3</text:p>
          </table:table-cell>
          <table:table-cell table:formula="of:=AVERAGE([.C272:.C278])-AVERAGE([.C271:.C277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6M59S">
            <text:p>09:06:59 AM</text:p>
          </table:table-cell>
          <table:table-cell office:value-type="float" office:value="40">
            <text:p>40</text:p>
          </table:table-cell>
          <table:table-cell office:value-type="float" office:value="124.9">
            <text:p>124.9</text:p>
          </table:table-cell>
          <table:table-cell table:formula="of:=AVERAGE([.C273:.C279])-AVERAGE([.C272:.C278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0S">
            <text:p>09:07:00 AM</text:p>
          </table:table-cell>
          <table:table-cell office:value-type="float" office:value="40">
            <text:p>40</text:p>
          </table:table-cell>
          <table:table-cell office:value-type="float" office:value="124.4">
            <text:p>124.4</text:p>
          </table:table-cell>
          <table:table-cell table:formula="of:=AVERAGE([.C274:.C280])-AVERAGE([.C273:.C279])" office:value-type="float" office:value="-0.628571428571419">
            <text:p>-0.6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1S">
            <text:p>09:07:01 AM</text:p>
          </table:table-cell>
          <table:table-cell office:value-type="float" office:value="40">
            <text:p>40</text:p>
          </table:table-cell>
          <table:table-cell office:value-type="float" office:value="124.1">
            <text:p>124.1</text:p>
          </table:table-cell>
          <table:table-cell table:formula="of:=AVERAGE([.C275:.C281])-AVERAGE([.C274:.C280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2S">
            <text:p>09:07:02 AM</text:p>
          </table:table-cell>
          <table:table-cell office:value-type="float" office:value="40">
            <text:p>40</text:p>
          </table:table-cell>
          <table:table-cell office:value-type="float" office:value="123.9">
            <text:p>123.9</text:p>
          </table:table-cell>
          <table:table-cell table:formula="of:=AVERAGE([.C276:.C282])-AVERAGE([.C275:.C281])" office:value-type="float" office:value="-0.500000000000014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3S">
            <text:p>09:07:03 AM</text:p>
          </table:table-cell>
          <table:table-cell office:value-type="float" office:value="40">
            <text:p>40</text:p>
          </table:table-cell>
          <table:table-cell office:value-type="float" office:value="123.4">
            <text:p>123.4</text:p>
          </table:table-cell>
          <table:table-cell table:formula="of:=AVERAGE([.C277:.C283])-AVERAGE([.C276:.C282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4S">
            <text:p>09:07:04 AM</text:p>
          </table:table-cell>
          <table:table-cell office:value-type="float" office:value="40">
            <text:p>40</text:p>
          </table:table-cell>
          <table:table-cell office:value-type="float" office:value="122.9">
            <text:p>122.9</text:p>
          </table:table-cell>
          <table:table-cell table:formula="of:=AVERAGE([.C278:.C284])-AVERAGE([.C277:.C283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5S">
            <text:p>09:07:05 AM</text:p>
          </table:table-cell>
          <table:table-cell office:value-type="float" office:value="40">
            <text:p>40</text:p>
          </table:table-cell>
          <table:table-cell office:value-type="float" office:value="122.3">
            <text:p>122.3</text:p>
          </table:table-cell>
          <table:table-cell table:formula="of:=AVERAGE([.C279:.C285])-AVERAGE([.C278:.C284])" office:value-type="float" office:value="-0.542857142857159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6S">
            <text:p>09:07:06 AM</text:p>
          </table:table-cell>
          <table:table-cell office:value-type="float" office:value="40">
            <text:p>40</text:p>
          </table:table-cell>
          <table:table-cell office:value-type="float" office:value="121.2">
            <text:p>121.2</text:p>
          </table:table-cell>
          <table:table-cell table:formula="of:=AVERAGE([.C280:.C286])-AVERAGE([.C279:.C285])" office:value-type="float" office:value="-0.571428571428584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7S">
            <text:p>09:07:07 AM</text:p>
          </table:table-cell>
          <table:table-cell office:value-type="float" office:value="40">
            <text:p>40</text:p>
          </table:table-cell>
          <table:table-cell office:value-type="float" office:value="120.6">
            <text:p>120.6</text:p>
          </table:table-cell>
          <table:table-cell table:formula="of:=AVERAGE([.C281:.C287])-AVERAGE([.C280:.C286])" office:value-type="float" office:value="-0.528571428571411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09S">
            <text:p>09:07:09 AM</text:p>
          </table:table-cell>
          <table:table-cell office:value-type="float" office:value="40">
            <text:p>40</text:p>
          </table:table-cell>
          <table:table-cell office:value-type="float" office:value="120.3">
            <text:p>120.3</text:p>
          </table:table-cell>
          <table:table-cell table:formula="of:=AVERAGE([.C282:.C288])-AVERAGE([.C281:.C287])" office:value-type="float" office:value="-0.542857142857116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0S">
            <text:p>09:07:10 AM</text:p>
          </table:table-cell>
          <table:table-cell office:value-type="float" office:value="40">
            <text:p>40</text:p>
          </table:table-cell>
          <table:table-cell office:value-type="float" office:value="119.9">
            <text:p>119.9</text:p>
          </table:table-cell>
          <table:table-cell table:formula="of:=AVERAGE([.C283:.C289])-AVERAGE([.C282:.C288])" office:value-type="float" office:value="-0.542857142857173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1S">
            <text:p>09:07:11 AM</text:p>
          </table:table-cell>
          <table:table-cell office:value-type="float" office:value="40">
            <text:p>40</text:p>
          </table:table-cell>
          <table:table-cell office:value-type="float" office:value="119.8">
            <text:p>119.8</text:p>
          </table:table-cell>
          <table:table-cell table:formula="of:=AVERAGE([.C284:.C290])-AVERAGE([.C283:.C289])" office:value-type="float" office:value="-0.571428571428569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2S">
            <text:p>09:07:12 AM</text:p>
          </table:table-cell>
          <table:table-cell office:value-type="float" office:value="40">
            <text:p>40</text:p>
          </table:table-cell>
          <table:table-cell office:value-type="float" office:value="119.2">
            <text:p>119.2</text:p>
          </table:table-cell>
          <table:table-cell table:formula="of:=AVERAGE([.C285:.C291])-AVERAGE([.C284:.C290])" office:value-type="float" office:value="-0.514285714285705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3S">
            <text:p>09:07:13 AM</text:p>
          </table:table-cell>
          <table:table-cell office:value-type="float" office:value="40">
            <text:p>40</text:p>
          </table:table-cell>
          <table:table-cell office:value-type="float" office:value="118.6">
            <text:p>118.6</text:p>
          </table:table-cell>
          <table:table-cell table:formula="of:=AVERAGE([.C286:.C292])-AVERAGE([.C285:.C291])" office:value-type="float" office:value="-0.528571428571439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4S">
            <text:p>09:07:14 AM</text:p>
          </table:table-cell>
          <table:table-cell office:value-type="float" office:value="40">
            <text:p>40</text:p>
          </table:table-cell>
          <table:table-cell office:value-type="float" office:value="118.1">
            <text:p>118.1</text:p>
          </table:table-cell>
          <table:table-cell table:formula="of:=AVERAGE([.C287:.C293])-AVERAGE([.C286:.C292])" office:value-type="float" office:value="-0.528571428571411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5S">
            <text:p>09:07:15 AM</text:p>
          </table:table-cell>
          <table:table-cell office:value-type="float" office:value="40">
            <text:p>40</text:p>
          </table:table-cell>
          <table:table-cell office:value-type="float" office:value="117.7">
            <text:p>117.7</text:p>
          </table:table-cell>
          <table:table-cell table:formula="of:=AVERAGE([.C288:.C294])-AVERAGE([.C287:.C293])" office:value-type="float" office:value="-0.44285714285715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6S">
            <text:p>09:07:16 AM</text:p>
          </table:table-cell>
          <table:table-cell office:value-type="float" office:value="40">
            <text:p>40</text:p>
          </table:table-cell>
          <table:table-cell office:value-type="float" office:value="116.4">
            <text:p>116.4</text:p>
          </table:table-cell>
          <table:table-cell table:formula="of:=AVERAGE([.C289:.C295])-AVERAGE([.C288:.C294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7S">
            <text:p>09:07:17 AM</text:p>
          </table:table-cell>
          <table:table-cell office:value-type="float" office:value="40">
            <text:p>40</text:p>
          </table:table-cell>
          <table:table-cell office:value-type="float" office:value="115.9">
            <text:p>115.9</text:p>
          </table:table-cell>
          <table:table-cell table:formula="of:=AVERAGE([.C290:.C296])-AVERAGE([.C289:.C295])" office:value-type="float" office:value="-0.55714285714285">
            <text:p>-0.5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18S">
            <text:p>09:07:18 AM</text:p>
          </table:table-cell>
          <table:table-cell office:value-type="float" office:value="40">
            <text:p>40</text:p>
          </table:table-cell>
          <table:table-cell office:value-type="float" office:value="115.7">
            <text:p>115.7</text:p>
          </table:table-cell>
          <table:table-cell table:formula="of:=AVERAGE([.C291:.C297])-AVERAGE([.C290:.C296])" office:value-type="float" office:value="-0.571428571428598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0S">
            <text:p>09:07:20 AM</text:p>
          </table:table-cell>
          <table:table-cell office:value-type="float" office:value="40">
            <text:p>40</text:p>
          </table:table-cell>
          <table:table-cell office:value-type="float" office:value="115.4">
            <text:p>115.4</text:p>
          </table:table-cell>
          <table:table-cell table:formula="of:=AVERAGE([.C292:.C298])-AVERAGE([.C291:.C297])" office:value-type="float" office:value="-0.585714285714261">
            <text:p>-0.5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1S">
            <text:p>09:07:21 AM</text:p>
          </table:table-cell>
          <table:table-cell office:value-type="float" office:value="40">
            <text:p>40</text:p>
          </table:table-cell>
          <table:table-cell office:value-type="float" office:value="115.1">
            <text:p>115.1</text:p>
          </table:table-cell>
          <table:table-cell table:formula="of:=AVERAGE([.C293:.C299])-AVERAGE([.C292:.C298])" office:value-type="float" office:value="-0.542857142857145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2S">
            <text:p>09:07:22 AM</text:p>
          </table:table-cell>
          <table:table-cell office:value-type="float" office:value="40">
            <text:p>40</text:p>
          </table:table-cell>
          <table:table-cell office:value-type="float" office:value="114.6">
            <text:p>114.6</text:p>
          </table:table-cell>
          <table:table-cell table:formula="of:=AVERAGE([.C294:.C300])-AVERAGE([.C293:.C299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3S">
            <text:p>09:07:23 AM</text:p>
          </table:table-cell>
          <table:table-cell office:value-type="float" office:value="40">
            <text:p>40</text:p>
          </table:table-cell>
          <table:table-cell office:value-type="float" office:value="114.1">
            <text:p>114.1</text:p>
          </table:table-cell>
          <table:table-cell table:formula="of:=AVERAGE([.C295:.C301])-AVERAGE([.C294:.C300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4S">
            <text:p>09:07:24 AM</text:p>
          </table:table-cell>
          <table:table-cell office:value-type="float" office:value="40">
            <text:p>40</text:p>
          </table:table-cell>
          <table:table-cell office:value-type="float" office:value="113.5">
            <text:p>113.5</text:p>
          </table:table-cell>
          <table:table-cell table:formula="of:=AVERAGE([.C296:.C302])-AVERAGE([.C295:.C301])" office:value-type="float" office:value="-0.51428571428572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5S">
            <text:p>09:07:25 AM</text:p>
          </table:table-cell>
          <table:table-cell office:value-type="float" office:value="40">
            <text:p>40</text:p>
          </table:table-cell>
          <table:table-cell office:value-type="float" office:value="113.2">
            <text:p>113.2</text:p>
          </table:table-cell>
          <table:table-cell table:formula="of:=AVERAGE([.C297:.C303])-AVERAGE([.C296:.C302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6S">
            <text:p>09:07:26 AM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formula="of:=AVERAGE([.C298:.C304])-AVERAGE([.C297:.C303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7S">
            <text:p>09:07:27 AM</text:p>
          </table:table-cell>
          <table:table-cell office:value-type="float" office:value="40">
            <text:p>40</text:p>
          </table:table-cell>
          <table:table-cell office:value-type="float" office:value="111.4">
            <text:p>111.4</text:p>
          </table:table-cell>
          <table:table-cell table:formula="of:=AVERAGE([.C299:.C305])-AVERAGE([.C298:.C304])" office:value-type="float" office:value="-0.528571428571453">
            <text:p>-0.5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29S">
            <text:p>09:07:29 AM</text:p>
          </table:table-cell>
          <table:table-cell office:value-type="float" office:value="40">
            <text:p>40</text:p>
          </table:table-cell>
          <table:table-cell office:value-type="float" office:value="111.3">
            <text:p>111.3</text:p>
          </table:table-cell>
          <table:table-cell table:formula="of:=AVERAGE([.C300:.C306])-AVERAGE([.C299:.C305])" office:value-type="float" office:value="-0.571428571428569">
            <text:p>-0.5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0S">
            <text:p>09:07:30 AM</text:p>
          </table:table-cell>
          <table:table-cell office:value-type="float" office:value="40">
            <text:p>40</text:p>
          </table:table-cell>
          <table:table-cell office:value-type="float" office:value="111.1">
            <text:p>111.1</text:p>
          </table:table-cell>
          <table:table-cell table:formula="of:=AVERAGE([.C301:.C307])-AVERAGE([.C300:.C306])" office:value-type="float" office:value="-0.54285714285713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1S">
            <text:p>09:07:31 AM</text:p>
          </table:table-cell>
          <table:table-cell office:value-type="float" office:value="40">
            <text:p>40</text:p>
          </table:table-cell>
          <table:table-cell office:value-type="float" office:value="110.8">
            <text:p>110.8</text:p>
          </table:table-cell>
          <table:table-cell table:formula="of:=AVERAGE([.C302:.C308])-AVERAGE([.C301:.C307])" office:value-type="float" office:value="-0.5">
            <text:p>-0.5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2S">
            <text:p>09:07:32 AM</text:p>
          </table:table-cell>
          <table:table-cell office:value-type="float" office:value="40">
            <text:p>40</text:p>
          </table:table-cell>
          <table:table-cell office:value-type="float" office:value="110.3">
            <text:p>110.3</text:p>
          </table:table-cell>
          <table:table-cell table:formula="of:=AVERAGE([.C303:.C309])-AVERAGE([.C302:.C308])" office:value-type="float" office:value="-0.471428571428589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3S">
            <text:p>09:07:33 AM</text:p>
          </table:table-cell>
          <table:table-cell office:value-type="float" office:value="40">
            <text:p>40</text:p>
          </table:table-cell>
          <table:table-cell office:value-type="float" office:value="109.8">
            <text:p>109.8</text:p>
          </table:table-cell>
          <table:table-cell table:formula="of:=AVERAGE([.C304:.C310])-AVERAGE([.C303:.C309])" office:value-type="float" office:value="-0.457142857142856">
            <text:p>-0.4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4S">
            <text:p>09:07:34 AM</text:p>
          </table:table-cell>
          <table:table-cell office:value-type="float" office:value="40">
            <text:p>40</text:p>
          </table:table-cell>
          <table:table-cell office:value-type="float" office:value="109.3">
            <text:p>109.3</text:p>
          </table:table-cell>
          <table:table-cell table:formula="of:=AVERAGE([.C305:.C311])-AVERAGE([.C304:.C310])" office:value-type="float" office:value="-0.485714285714295">
            <text:p>-0.4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5S">
            <text:p>09:07:35 AM</text:p>
          </table:table-cell>
          <table:table-cell office:value-type="float" office:value="40">
            <text:p>40</text:p>
          </table:table-cell>
          <table:table-cell office:value-type="float" office:value="109.1">
            <text:p>109.1</text:p>
          </table:table-cell>
          <table:table-cell table:formula="of:=AVERAGE([.C306:.C312])-AVERAGE([.C305:.C311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6S">
            <text:p>09:07:36 AM</text:p>
          </table:table-cell>
          <table:table-cell office:value-type="float" office:value="40">
            <text:p>40</text:p>
          </table:table-cell>
          <table:table-cell office:value-type="float" office:value="108.6">
            <text:p>108.6</text:p>
          </table:table-cell>
          <table:table-cell table:formula="of:=AVERAGE([.C307:.C313])-AVERAGE([.C306:.C312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7S">
            <text:p>09:07:37 AM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formula="of:=AVERAGE([.C308:.C314])-AVERAGE([.C307:.C313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38S">
            <text:p>09:07:38 AM</text:p>
          </table:table-cell>
          <table:table-cell office:value-type="float" office:value="40">
            <text:p>40</text:p>
          </table:table-cell>
          <table:table-cell office:value-type="float" office:value="107.5">
            <text:p>107.5</text:p>
          </table:table-cell>
          <table:table-cell table:formula="of:=AVERAGE([.C309:.C315])-AVERAGE([.C308:.C314])" office:value-type="float" office:value="-0.44285714285715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0S">
            <text:p>09:07:40 AM</text:p>
          </table:table-cell>
          <table:table-cell office:value-type="float" office:value="40">
            <text:p>40</text:p>
          </table:table-cell>
          <table:table-cell office:value-type="float" office:value="107.3">
            <text:p>107.3</text:p>
          </table:table-cell>
          <table:table-cell table:formula="of:=AVERAGE([.C310:.C316])-AVERAGE([.C309:.C315])" office:value-type="float" office:value="-0.471428571428575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1S">
            <text:p>09:07:41 AM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formula="of:=AVERAGE([.C311:.C317])-AVERAGE([.C310:.C316])" office:value-type="float" office:value="-0.428571428571431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2S">
            <text:p>09:07:42 AM</text:p>
          </table:table-cell>
          <table:table-cell office:value-type="float" office:value="40">
            <text:p>40</text:p>
          </table:table-cell>
          <table:table-cell office:value-type="float" office:value="105.7">
            <text:p>105.7</text:p>
          </table:table-cell>
          <table:table-cell table:formula="of:=AVERAGE([.C312:.C318])-AVERAGE([.C311:.C317])" office:value-type="float" office:value="-0.542857142857145">
            <text:p>-0.5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3S">
            <text:p>09:07:43 AM</text:p>
          </table:table-cell>
          <table:table-cell office:value-type="float" office:value="40">
            <text:p>40</text:p>
          </table:table-cell>
          <table:table-cell office:value-type="float" office:value="105.5">
            <text:p>105.5</text:p>
          </table:table-cell>
          <table:table-cell table:formula="of:=AVERAGE([.C313:.C319])-AVERAGE([.C312:.C318])" office:value-type="float" office:value="-0.514285714285677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4S">
            <text:p>09:07:44 AM</text:p>
          </table:table-cell>
          <table:table-cell office:value-type="float" office:value="40">
            <text:p>40</text:p>
          </table:table-cell>
          <table:table-cell office:value-type="float" office:value="105.3">
            <text:p>105.3</text:p>
          </table:table-cell>
          <table:table-cell table:formula="of:=AVERAGE([.C314:.C320])-AVERAGE([.C313:.C319])" office:value-type="float" office:value="-0.514285714285734">
            <text:p>-0.5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5S">
            <text:p>09:07:45 AM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formula="of:=AVERAGE([.C315:.C321])-AVERAGE([.C314:.C320])" office:value-type="float" office:value="-0.471428571428589">
            <text:p>-0.4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6S">
            <text:p>09:07:46 AM</text:p>
          </table:table-cell>
          <table:table-cell office:value-type="float" office:value="40">
            <text:p>40</text:p>
          </table:table-cell>
          <table:table-cell office:value-type="float" office:value="104.6">
            <text:p>104.6</text:p>
          </table:table-cell>
          <table:table-cell table:formula="of:=AVERAGE([.C316:.C322])-AVERAGE([.C315:.C321])" office:value-type="float" office:value="-0.428571428571431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7S">
            <text:p>09:07:47 AM</text:p>
          </table:table-cell>
          <table:table-cell office:value-type="float" office:value="40">
            <text:p>40</text:p>
          </table:table-cell>
          <table:table-cell office:value-type="float" office:value="104.1">
            <text:p>104.1</text:p>
          </table:table-cell>
          <table:table-cell table:formula="of:=AVERAGE([.C317:.C323])-AVERAGE([.C316:.C322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8S">
            <text:p>09:07:48 AM</text:p>
          </table:table-cell>
          <table:table-cell office:value-type="float" office:value="40">
            <text:p>40</text:p>
          </table:table-cell>
          <table:table-cell office:value-type="float" office:value="103.8">
            <text:p>103.8</text:p>
          </table:table-cell>
          <table:table-cell table:formula="of:=AVERAGE([.C318:.C324])-AVERAGE([.C317:.C323])" office:value-type="float" office:value="-0.457142857142841">
            <text:p>-0.4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49S">
            <text:p>09:07:49 AM</text:p>
          </table:table-cell>
          <table:table-cell office:value-type="float" office:value="40">
            <text:p>40</text:p>
          </table:table-cell>
          <table:table-cell office:value-type="float" office:value="103.4">
            <text:p>103.4</text:p>
          </table:table-cell>
          <table:table-cell table:formula="of:=AVERAGE([.C319:.C325])-AVERAGE([.C318:.C324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1S">
            <text:p>09:07:51 AM</text:p>
          </table:table-cell>
          <table:table-cell office:value-type="float" office:value="40">
            <text:p>40</text:p>
          </table:table-cell>
          <table:table-cell office:value-type="float" office:value="102.9">
            <text:p>102.9</text:p>
          </table:table-cell>
          <table:table-cell table:formula="of:=AVERAGE([.C320:.C326])-AVERAGE([.C319:.C325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2S">
            <text:p>09:07:52 AM</text:p>
          </table:table-cell>
          <table:table-cell office:value-type="float" office:value="40">
            <text:p>40</text:p>
          </table:table-cell>
          <table:table-cell office:value-type="float" office:value="102.4">
            <text:p>102.4</text:p>
          </table:table-cell>
          <table:table-cell table:formula="of:=AVERAGE([.C321:.C327])-AVERAGE([.C320:.C326])" office:value-type="float" office:value="-0.371428571428581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3S">
            <text:p>09:07:53 AM</text:p>
          </table:table-cell>
          <table:table-cell office:value-type="float" office:value="40">
            <text:p>40</text:p>
          </table:table-cell>
          <table:table-cell office:value-type="float" office:value="102.1">
            <text:p>102.1</text:p>
          </table:table-cell>
          <table:table-cell table:formula="of:=AVERAGE([.C322:.C328])-AVERAGE([.C321:.C327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4S">
            <text:p>09:07:54 AM</text:p>
          </table:table-cell>
          <table:table-cell office:value-type="float" office:value="40">
            <text:p>40</text:p>
          </table:table-cell>
          <table:table-cell office:value-type="float" office:value="101.8">
            <text:p>101.8</text:p>
          </table:table-cell>
          <table:table-cell table:formula="of:=AVERAGE([.C323:.C329])-AVERAGE([.C322:.C328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5S">
            <text:p>09:07:55 AM</text:p>
          </table:table-cell>
          <table:table-cell office:value-type="float" office:value="40">
            <text:p>40</text:p>
          </table:table-cell>
          <table:table-cell office:value-type="float" office:value="101.3">
            <text:p>101.3</text:p>
          </table:table-cell>
          <table:table-cell table:formula="of:=AVERAGE([.C324:.C330])-AVERAGE([.C323:.C329])" office:value-type="float" office:value="-0.399999999999991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6S">
            <text:p>09:07:56 AM</text:p>
          </table:table-cell>
          <table:table-cell office:value-type="float" office:value="40">
            <text:p>40</text:p>
          </table:table-cell>
          <table:table-cell office:value-type="float" office:value="100.9">
            <text:p>100.9</text:p>
          </table:table-cell>
          <table:table-cell table:formula="of:=AVERAGE([.C325:.C331])-AVERAGE([.C324:.C330])" office:value-type="float" office:value="-0.400000000000006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7S">
            <text:p>09:07:57 AM</text:p>
          </table:table-cell>
          <table:table-cell office:value-type="float" office:value="40">
            <text:p>40</text:p>
          </table:table-cell>
          <table:table-cell office:value-type="float" office:value="100.5">
            <text:p>100.5</text:p>
          </table:table-cell>
          <table:table-cell table:formula="of:=AVERAGE([.C326:.C332])-AVERAGE([.C325:.C331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8S">
            <text:p>09:07:58 AM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formula="of:=AVERAGE([.C327:.C333])-AVERAGE([.C326:.C332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7M59S">
            <text:p>09:07:59 AM</text:p>
          </table:table-cell>
          <table:table-cell office:value-type="float" office:value="40">
            <text:p>40</text:p>
          </table:table-cell>
          <table:table-cell office:value-type="float" office:value="99.7">
            <text:p>99.7</text:p>
          </table:table-cell>
          <table:table-cell table:formula="of:=AVERAGE([.C328:.C334])-AVERAGE([.C327:.C333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0S">
            <text:p>09:08:00 AM</text:p>
          </table:table-cell>
          <table:table-cell office:value-type="float" office:value="40">
            <text:p>40</text:p>
          </table:table-cell>
          <table:table-cell office:value-type="float" office:value="99.3">
            <text:p>99.3</text:p>
          </table:table-cell>
          <table:table-cell table:formula="of:=AVERAGE([.C329:.C335])-AVERAGE([.C328:.C334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1S">
            <text:p>09:08:01 AM</text:p>
          </table:table-cell>
          <table:table-cell office:value-type="float" office:value="40">
            <text:p>40</text:p>
          </table:table-cell>
          <table:table-cell office:value-type="float" office:value="98.9">
            <text:p>98.9</text:p>
          </table:table-cell>
          <table:table-cell table:formula="of:=AVERAGE([.C330:.C336])-AVERAGE([.C329:.C335])" office:value-type="float" office:value="-0.40000000000002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3S">
            <text:p>09:08:03 AM</text:p>
          </table:table-cell>
          <table:table-cell office:value-type="float" office:value="40">
            <text:p>40</text:p>
          </table:table-cell>
          <table:table-cell office:value-type="float" office:value="98.4">
            <text:p>98.4</text:p>
          </table:table-cell>
          <table:table-cell table:formula="of:=AVERAGE([.C331:.C337])-AVERAGE([.C330:.C336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4S">
            <text:p>09:08:04 AM</text:p>
          </table:table-cell>
          <table:table-cell office:value-type="float" office:value="40">
            <text:p>40</text:p>
          </table:table-cell>
          <table:table-cell office:value-type="float" office:value="98.1">
            <text:p>98.1</text:p>
          </table:table-cell>
          <table:table-cell table:formula="of:=AVERAGE([.C332:.C338])-AVERAGE([.C331:.C337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5S">
            <text:p>09:08:05 AM</text:p>
          </table:table-cell>
          <table:table-cell office:value-type="float" office:value="40">
            <text:p>40</text:p>
          </table:table-cell>
          <table:table-cell office:value-type="float" office:value="97.7">
            <text:p>97.7</text:p>
          </table:table-cell>
          <table:table-cell table:formula="of:=AVERAGE([.C333:.C339])-AVERAGE([.C332:.C338])" office:value-type="float" office:value="-0.399999999999991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6S">
            <text:p>09:08:06 AM</text:p>
          </table:table-cell>
          <table:table-cell office:value-type="float" office:value="40">
            <text:p>40</text:p>
          </table:table-cell>
          <table:table-cell office:value-type="float" office:value="97.3">
            <text:p>97.3</text:p>
          </table:table-cell>
          <table:table-cell table:formula="of:=AVERAGE([.C334:.C340])-AVERAGE([.C333:.C339])" office:value-type="float" office:value="-0.399999999999991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7S">
            <text:p>09:08:07 AM</text:p>
          </table:table-cell>
          <table:table-cell office:value-type="float" office:value="40">
            <text:p>40</text:p>
          </table:table-cell>
          <table:table-cell office:value-type="float" office:value="96.9">
            <text:p>96.9</text:p>
          </table:table-cell>
          <table:table-cell table:formula="of:=AVERAGE([.C335:.C341])-AVERAGE([.C334:.C340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8S">
            <text:p>09:08:08 AM</text:p>
          </table:table-cell>
          <table:table-cell office:value-type="float" office:value="40">
            <text:p>40</text:p>
          </table:table-cell>
          <table:table-cell office:value-type="float" office:value="96.6">
            <text:p>96.6</text:p>
          </table:table-cell>
          <table:table-cell table:formula="of:=AVERAGE([.C336:.C342])-AVERAGE([.C335:.C341])" office:value-type="float" office:value="-0.40000000000002">
            <text:p>-0.4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09S">
            <text:p>09:08:09 AM</text:p>
          </table:table-cell>
          <table:table-cell office:value-type="float" office:value="40">
            <text:p>40</text:p>
          </table:table-cell>
          <table:table-cell office:value-type="float" office:value="96.2">
            <text:p>96.2</text:p>
          </table:table-cell>
          <table:table-cell table:formula="of:=AVERAGE([.C337:.C343])-AVERAGE([.C336:.C342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0S">
            <text:p>09:08:10 AM</text:p>
          </table:table-cell>
          <table:table-cell office:value-type="float" office:value="40">
            <text:p>40</text:p>
          </table:table-cell>
          <table:table-cell office:value-type="float" office:value="95.7">
            <text:p>95.7</text:p>
          </table:table-cell>
          <table:table-cell table:formula="of:=AVERAGE([.C338:.C344])-AVERAGE([.C337:.C343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1S">
            <text:p>09:08:11 AM</text:p>
          </table:table-cell>
          <table:table-cell office:value-type="float" office:value="40">
            <text:p>40</text:p>
          </table:table-cell>
          <table:table-cell office:value-type="float" office:value="95.2">
            <text:p>95.2</text:p>
          </table:table-cell>
          <table:table-cell table:formula="of:=AVERAGE([.C339:.C345])-AVERAGE([.C338:.C344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2S">
            <text:p>09:08:12 AM</text:p>
          </table:table-cell>
          <table:table-cell office:value-type="float" office:value="40">
            <text:p>40</text:p>
          </table:table-cell>
          <table:table-cell office:value-type="float" office:value="94.8">
            <text:p>94.8</text:p>
          </table:table-cell>
          <table:table-cell table:formula="of:=AVERAGE([.C340:.C346])-AVERAGE([.C339:.C345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4S">
            <text:p>09:08:14 AM</text:p>
          </table:table-cell>
          <table:table-cell office:value-type="float" office:value="40">
            <text:p>40</text:p>
          </table:table-cell>
          <table:table-cell office:value-type="float" office:value="94.6">
            <text:p>94.6</text:p>
          </table:table-cell>
          <table:table-cell table:formula="of:=AVERAGE([.C341:.C347])-AVERAGE([.C340:.C346])" office:value-type="float" office:value="-0.414285714285725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5S">
            <text:p>09:08:15 AM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formula="of:=AVERAGE([.C342:.C348])-AVERAGE([.C341:.C347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6S">
            <text:p>09:08:16 AM</text:p>
          </table:table-cell>
          <table:table-cell office:value-type="float" office:value="40">
            <text:p>40</text:p>
          </table:table-cell>
          <table:table-cell office:value-type="float" office:value="93.6">
            <text:p>93.6</text:p>
          </table:table-cell>
          <table:table-cell table:formula="of:=AVERAGE([.C343:.C349])-AVERAGE([.C342:.C348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7S">
            <text:p>09:08:17 AM</text:p>
          </table:table-cell>
          <table:table-cell office:value-type="float" office:value="40">
            <text:p>40</text:p>
          </table:table-cell>
          <table:table-cell office:value-type="float" office:value="93.1">
            <text:p>93.1</text:p>
          </table:table-cell>
          <table:table-cell table:formula="of:=AVERAGE([.C344:.C350])-AVERAGE([.C343:.C349])" office:value-type="float" office:value="-0.428571428571416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8S">
            <text:p>09:08:18 AM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formula="of:=AVERAGE([.C345:.C351])-AVERAGE([.C344:.C350])" office:value-type="float" office:value="-0.442857142857136">
            <text:p>-0.4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19S">
            <text:p>09:08:19 AM</text:p>
          </table:table-cell>
          <table:table-cell office:value-type="float" office:value="40">
            <text:p>40</text:p>
          </table:table-cell>
          <table:table-cell office:value-type="float" office:value="92.5">
            <text:p>92.5</text:p>
          </table:table-cell>
          <table:table-cell table:formula="of:=AVERAGE([.C346:.C352])-AVERAGE([.C345:.C351])" office:value-type="float" office:value="-0.385714285714286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0S">
            <text:p>09:08:20 AM</text:p>
          </table:table-cell>
          <table:table-cell office:value-type="float" office:value="40">
            <text:p>40</text:p>
          </table:table-cell>
          <table:table-cell office:value-type="float" office:value="92.1">
            <text:p>92.1</text:p>
          </table:table-cell>
          <table:table-cell table:formula="of:=AVERAGE([.C347:.C353])-AVERAGE([.C346:.C352])" office:value-type="float" office:value="-0.385714285714315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1S">
            <text:p>09:08:21 AM</text:p>
          </table:table-cell>
          <table:table-cell office:value-type="float" office:value="40">
            <text:p>40</text:p>
          </table:table-cell>
          <table:table-cell office:value-type="float" office:value="91.6">
            <text:p>91.6</text:p>
          </table:table-cell>
          <table:table-cell table:formula="of:=AVERAGE([.C348:.C354])-AVERAGE([.C347:.C353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2S">
            <text:p>09:08:22 AM</text:p>
          </table:table-cell>
          <table:table-cell office:value-type="float" office:value="40">
            <text:p>40</text:p>
          </table:table-cell>
          <table:table-cell office:value-type="float" office:value="91.4">
            <text:p>91.4</text:p>
          </table:table-cell>
          <table:table-cell table:formula="of:=AVERAGE([.C349:.C355])-AVERAGE([.C348:.C354])" office:value-type="float" office:value="-0.428571428571431">
            <text:p>-0.4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3S">
            <text:p>09:08:23 AM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formula="of:=AVERAGE([.C350:.C356])-AVERAGE([.C349:.C355])" office:value-type="float" office:value="-0.371428571428567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5S">
            <text:p>09:08:25 AM</text:p>
          </table:table-cell>
          <table:table-cell office:value-type="float" office:value="40">
            <text:p>40</text:p>
          </table:table-cell>
          <table:table-cell office:value-type="float" office:value="90.6">
            <text:p>90.6</text:p>
          </table:table-cell>
          <table:table-cell table:formula="of:=AVERAGE([.C351:.C357])-AVERAGE([.C350:.C356])" office:value-type="float" office:value="-0.371428571428567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6S">
            <text:p>09:08:26 AM</text:p>
          </table:table-cell>
          <table:table-cell office:value-type="float" office:value="40">
            <text:p>40</text:p>
          </table:table-cell>
          <table:table-cell office:value-type="float" office:value="90.1">
            <text:p>90.1</text:p>
          </table:table-cell>
          <table:table-cell table:formula="of:=AVERAGE([.C352:.C358])-AVERAGE([.C351:.C357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7S">
            <text:p>09:08:27 AM</text:p>
          </table:table-cell>
          <table:table-cell office:value-type="float" office:value="40">
            <text:p>40</text:p>
          </table:table-cell>
          <table:table-cell office:value-type="float" office:value="89.9">
            <text:p>89.9</text:p>
          </table:table-cell>
          <table:table-cell table:formula="of:=AVERAGE([.C353:.C359])-AVERAGE([.C352:.C358])" office:value-type="float" office:value="-0.414285714285711">
            <text:p>-0.4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8S">
            <text:p>09:08:28 AM</text:p>
          </table:table-cell>
          <table:table-cell office:value-type="float" office:value="40">
            <text:p>40</text:p>
          </table:table-cell>
          <table:table-cell office:value-type="float" office:value="89.6">
            <text:p>89.6</text:p>
          </table:table-cell>
          <table:table-cell table:formula="of:=AVERAGE([.C354:.C360])-AVERAGE([.C353:.C359])" office:value-type="float" office:value="-0.371428571428567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29S">
            <text:p>09:08:29 AM</text:p>
          </table:table-cell>
          <table:table-cell office:value-type="float" office:value="40">
            <text:p>40</text:p>
          </table:table-cell>
          <table:table-cell office:value-type="float" office:value="89.1">
            <text:p>89.1</text:p>
          </table:table-cell>
          <table:table-cell table:formula="of:=AVERAGE([.C355:.C361])-AVERAGE([.C354:.C360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0S">
            <text:p>09:08:30 AM</text:p>
          </table:table-cell>
          <table:table-cell office:value-type="float" office:value="40">
            <text:p>40</text:p>
          </table:table-cell>
          <table:table-cell office:value-type="float" office:value="88.7">
            <text:p>88.7</text:p>
          </table:table-cell>
          <table:table-cell table:formula="of:=AVERAGE([.C356:.C362])-AVERAGE([.C355:.C361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1S">
            <text:p>09:08:31 AM</text:p>
          </table:table-cell>
          <table:table-cell office:value-type="float" office:value="40">
            <text:p>40</text:p>
          </table:table-cell>
          <table:table-cell office:value-type="float" office:value="88.5">
            <text:p>88.5</text:p>
          </table:table-cell>
          <table:table-cell table:formula="of:=AVERAGE([.C357:.C363])-AVERAGE([.C356:.C362])" office:value-type="float" office:value="-0.385714285714272">
            <text:p>-0.3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2S">
            <text:p>09:08:32 AM</text:p>
          </table:table-cell>
          <table:table-cell office:value-type="float" office:value="40">
            <text:p>40</text:p>
          </table:table-cell>
          <table:table-cell office:value-type="float" office:value="88.2">
            <text:p>88.2</text:p>
          </table:table-cell>
          <table:table-cell table:formula="of:=AVERAGE([.C358:.C364])-AVERAGE([.C357:.C363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3S">
            <text:p>09:08:33 AM</text:p>
          </table:table-cell>
          <table:table-cell office:value-type="float" office:value="40">
            <text:p>40</text:p>
          </table:table-cell>
          <table:table-cell office:value-type="float" office:value="87.8">
            <text:p>87.8</text:p>
          </table:table-cell>
          <table:table-cell table:formula="of:=AVERAGE([.C359:.C365])-AVERAGE([.C358:.C364])" office:value-type="float" office:value="-0.342857142857156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4S">
            <text:p>09:08:34 AM</text:p>
          </table:table-cell>
          <table:table-cell office:value-type="float" office:value="40">
            <text:p>40</text:p>
          </table:table-cell>
          <table:table-cell office:value-type="float" office:value="87.3">
            <text:p>87.3</text:p>
          </table:table-cell>
          <table:table-cell table:formula="of:=AVERAGE([.C360:.C366])-AVERAGE([.C359:.C365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6S">
            <text:p>09:08:36 AM</text:p>
          </table:table-cell>
          <table:table-cell office:value-type="float" office:value="40">
            <text:p>40</text:p>
          </table:table-cell>
          <table:table-cell office:value-type="float" office:value="87.1">
            <text:p>87.1</text:p>
          </table:table-cell>
          <table:table-cell table:formula="of:=AVERAGE([.C361:.C367])-AVERAGE([.C360:.C366])" office:value-type="float" office:value="-0.371428571428552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7S">
            <text:p>09:08:37 AM</text:p>
          </table:table-cell>
          <table:table-cell office:value-type="float" office:value="40">
            <text:p>40</text:p>
          </table:table-cell>
          <table:table-cell office:value-type="float" office:value="86.7">
            <text:p>86.7</text:p>
          </table:table-cell>
          <table:table-cell table:formula="of:=AVERAGE([.C362:.C368])-AVERAGE([.C361:.C367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8S">
            <text:p>09:08:38 AM</text:p>
          </table:table-cell>
          <table:table-cell office:value-type="float" office:value="40">
            <text:p>40</text:p>
          </table:table-cell>
          <table:table-cell office:value-type="float" office:value="86.4">
            <text:p>86.4</text:p>
          </table:table-cell>
          <table:table-cell table:formula="of:=AVERAGE([.C363:.C369])-AVERAGE([.C362:.C368])" office:value-type="float" office:value="-0.342857142857142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39S">
            <text:p>09:08:39 AM</text:p>
          </table:table-cell>
          <table:table-cell office:value-type="float" office:value="40">
            <text:p>40</text:p>
          </table:table-cell>
          <table:table-cell office:value-type="float" office:value="85.9">
            <text:p>85.9</text:p>
          </table:table-cell>
          <table:table-cell table:formula="of:=AVERAGE([.C364:.C370])-AVERAGE([.C363:.C369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0S">
            <text:p>09:08:40 AM</text:p>
          </table:table-cell>
          <table:table-cell office:value-type="float" office:value="40">
            <text:p>40</text:p>
          </table:table-cell>
          <table:table-cell office:value-type="float" office:value="85.7">
            <text:p>85.7</text:p>
          </table:table-cell>
          <table:table-cell table:formula="of:=AVERAGE([.C365:.C371])-AVERAGE([.C364:.C370])" office:value-type="float" office:value="-0.371428571428581">
            <text:p>-0.3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1S">
            <text:p>09:08:41 AM</text:p>
          </table:table-cell>
          <table:table-cell office:value-type="float" office:value="40">
            <text:p>40</text:p>
          </table:table-cell>
          <table:table-cell office:value-type="float" office:value="85.3">
            <text:p>85.3</text:p>
          </table:table-cell>
          <table:table-cell table:formula="of:=AVERAGE([.C366:.C372])-AVERAGE([.C365:.C371])" office:value-type="float" office:value="-0.357142857142847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2S">
            <text:p>09:08:42 AM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formula="of:=AVERAGE([.C367:.C373])-AVERAGE([.C366:.C372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3S">
            <text:p>09:08:43 AM</text:p>
          </table:table-cell>
          <table:table-cell office:value-type="float" office:value="40">
            <text:p>40</text:p>
          </table:table-cell>
          <table:table-cell office:value-type="float" office:value="84.6">
            <text:p>84.6</text:p>
          </table:table-cell>
          <table:table-cell table:formula="of:=AVERAGE([.C368:.C374])-AVERAGE([.C367:.C373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4S">
            <text:p>09:08:44 AM</text:p>
          </table:table-cell>
          <table:table-cell office:value-type="float" office:value="40">
            <text:p>40</text:p>
          </table:table-cell>
          <table:table-cell office:value-type="float" office:value="84.3">
            <text:p>84.3</text:p>
          </table:table-cell>
          <table:table-cell table:formula="of:=AVERAGE([.C369:.C375])-AVERAGE([.C368:.C374])" office:value-type="float" office:value="-0.357142857142861">
            <text:p>-0.3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5S">
            <text:p>09:08:45 AM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formula="of:=AVERAGE([.C370:.C376])-AVERAGE([.C369:.C375])" office:value-type="float" office:value="-0.342857142857142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7S">
            <text:p>09:08:47 AM</text:p>
          </table:table-cell>
          <table:table-cell office:value-type="float" office:value="40">
            <text:p>40</text:p>
          </table:table-cell>
          <table:table-cell office:value-type="float" office:value="83.7">
            <text:p>83.7</text:p>
          </table:table-cell>
          <table:table-cell table:formula="of:=AVERAGE([.C371:.C377])-AVERAGE([.C370:.C376])" office:value-type="float" office:value="-0.342857142857142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8S">
            <text:p>09:08:48 AM</text:p>
          </table:table-cell>
          <table:table-cell office:value-type="float" office:value="40">
            <text:p>40</text:p>
          </table:table-cell>
          <table:table-cell office:value-type="float" office:value="83.3">
            <text:p>83.3</text:p>
          </table:table-cell>
          <table:table-cell table:formula="of:=AVERAGE([.C372:.C378])-AVERAGE([.C371:.C377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49S">
            <text:p>09:08:49 AM</text:p>
          </table:table-cell>
          <table:table-cell office:value-type="float" office:value="40">
            <text:p>40</text:p>
          </table:table-cell>
          <table:table-cell office:value-type="float" office:value="83.1">
            <text:p>83.1</text:p>
          </table:table-cell>
          <table:table-cell table:formula="of:=AVERAGE([.C373:.C379])-AVERAGE([.C372:.C378])" office:value-type="float" office:value="-0.342857142857156">
            <text:p>-0.3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0S">
            <text:p>09:08:50 AM</text:p>
          </table:table-cell>
          <table:table-cell office:value-type="float" office:value="40">
            <text:p>40</text:p>
          </table:table-cell>
          <table:table-cell office:value-type="float" office:value="82.7">
            <text:p>82.7</text:p>
          </table:table-cell>
          <table:table-cell table:formula="of:=AVERAGE([.C374:.C380])-AVERAGE([.C373:.C379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1S">
            <text:p>09:08:51 AM</text:p>
          </table:table-cell>
          <table:table-cell office:value-type="float" office:value="40">
            <text:p>40</text:p>
          </table:table-cell>
          <table:table-cell office:value-type="float" office:value="82.4">
            <text:p>82.4</text:p>
          </table:table-cell>
          <table:table-cell table:formula="of:=AVERAGE([.C375:.C381])-AVERAGE([.C374:.C380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2S">
            <text:p>09:08:52 AM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table:formula="of:=AVERAGE([.C376:.C382])-AVERAGE([.C375:.C381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3S">
            <text:p>09:08:53 AM</text:p>
          </table:table-cell>
          <table:table-cell office:value-type="float" office:value="40">
            <text:p>40</text:p>
          </table:table-cell>
          <table:table-cell office:value-type="float" office:value="81.8">
            <text:p>81.8</text:p>
          </table:table-cell>
          <table:table-cell table:formula="of:=AVERAGE([.C377:.C383])-AVERAGE([.C376:.C382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4S">
            <text:p>09:08:54 AM</text:p>
          </table:table-cell>
          <table:table-cell office:value-type="float" office:value="40">
            <text:p>40</text:p>
          </table:table-cell>
          <table:table-cell office:value-type="float" office:value="81.4">
            <text:p>81.4</text:p>
          </table:table-cell>
          <table:table-cell table:formula="of:=AVERAGE([.C378:.C384])-AVERAGE([.C377:.C383])" office:value-type="float" office:value="-0.314285714285731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5S">
            <text:p>09:08:55 AM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table:formula="of:=AVERAGE([.C379:.C385])-AVERAGE([.C378:.C384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6S">
            <text:p>09:08:56 AM</text:p>
          </table:table-cell>
          <table:table-cell office:value-type="float" office:value="40">
            <text:p>40</text:p>
          </table:table-cell>
          <table:table-cell office:value-type="float" office:value="80.8">
            <text:p>80.8</text:p>
          </table:table-cell>
          <table:table-cell table:formula="of:=AVERAGE([.C380:.C386])-AVERAGE([.C379:.C385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8S">
            <text:p>09:08:58 AM</text:p>
          </table:table-cell>
          <table:table-cell office:value-type="float" office:value="40">
            <text:p>40</text:p>
          </table:table-cell>
          <table:table-cell office:value-type="float" office:value="80.5">
            <text:p>80.5</text:p>
          </table:table-cell>
          <table:table-cell table:formula="of:=AVERAGE([.C381:.C387])-AVERAGE([.C380:.C386])" office:value-type="float" office:value="-0.328571428571436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8M59S">
            <text:p>09:08:59 AM</text:p>
          </table:table-cell>
          <table:table-cell office:value-type="float" office:value="40">
            <text:p>40</text:p>
          </table:table-cell>
          <table:table-cell office:value-type="float" office:value="80.2">
            <text:p>80.2</text:p>
          </table:table-cell>
          <table:table-cell table:formula="of:=AVERAGE([.C382:.C388])-AVERAGE([.C381:.C387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0S">
            <text:p>09:09:00 AM</text:p>
          </table:table-cell>
          <table:table-cell office:value-type="float" office:value="40">
            <text:p>40</text:p>
          </table:table-cell>
          <table:table-cell office:value-type="float" office:value="79.8">
            <text:p>79.8</text:p>
          </table:table-cell>
          <table:table-cell table:formula="of:=AVERAGE([.C383:.C389])-AVERAGE([.C382:.C388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1S">
            <text:p>09:09:01 AM</text:p>
          </table:table-cell>
          <table:table-cell office:value-type="float" office:value="40">
            <text:p>40</text:p>
          </table:table-cell>
          <table:table-cell office:value-type="float" office:value="79.5">
            <text:p>79.5</text:p>
          </table:table-cell>
          <table:table-cell table:formula="of:=AVERAGE([.C384:.C390])-AVERAGE([.C383:.C389])" office:value-type="float" office:value="-0.314285714285717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2S">
            <text:p>09:09:02 AM</text:p>
          </table:table-cell>
          <table:table-cell office:value-type="float" office:value="40">
            <text:p>40</text:p>
          </table:table-cell>
          <table:table-cell office:value-type="float" office:value="79.3">
            <text:p>79.3</text:p>
          </table:table-cell>
          <table:table-cell table:formula="of:=AVERAGE([.C385:.C391])-AVERAGE([.C384:.C390])" office:value-type="float" office:value="-0.328571428571422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3S">
            <text:p>09:09:03 AM</text:p>
          </table:table-cell>
          <table:table-cell office:value-type="float" office:value="40">
            <text:p>40</text:p>
          </table:table-cell>
          <table:table-cell office:value-type="float" office:value="78.9">
            <text:p>78.9</text:p>
          </table:table-cell>
          <table:table-cell table:formula="of:=AVERAGE([.C386:.C392])-AVERAGE([.C385:.C391])" office:value-type="float" office:value="-0.300000000000011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4S">
            <text:p>09:09:04 AM</text:p>
          </table:table-cell>
          <table:table-cell office:value-type="float" office:value="40">
            <text:p>40</text:p>
          </table:table-cell>
          <table:table-cell office:value-type="float" office:value="78.6">
            <text:p>78.6</text:p>
          </table:table-cell>
          <table:table-cell table:formula="of:=AVERAGE([.C387:.C393])-AVERAGE([.C386:.C392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5S">
            <text:p>09:09:05 AM</text:p>
          </table:table-cell>
          <table:table-cell office:value-type="float" office:value="40">
            <text:p>40</text:p>
          </table:table-cell>
          <table:table-cell office:value-type="float" office:value="78.2">
            <text:p>78.2</text:p>
          </table:table-cell>
          <table:table-cell table:formula="of:=AVERAGE([.C388:.C394])-AVERAGE([.C387:.C393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6S">
            <text:p>09:09:06 AM</text:p>
          </table:table-cell>
          <table:table-cell office:value-type="float" office:value="40">
            <text:p>40</text:p>
          </table:table-cell>
          <table:table-cell office:value-type="float" office:value="78.1">
            <text:p>78.1</text:p>
          </table:table-cell>
          <table:table-cell table:formula="of:=AVERAGE([.C389:.C395])-AVERAGE([.C388:.C394])" office:value-type="float" office:value="-0.32857142857145">
            <text:p>-0.3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7S">
            <text:p>09:09:07 AM</text:p>
          </table:table-cell>
          <table:table-cell office:value-type="float" office:value="40">
            <text:p>40</text:p>
          </table:table-cell>
          <table:table-cell office:value-type="float" office:value="77.8">
            <text:p>77.8</text:p>
          </table:table-cell>
          <table:table-cell table:formula="of:=AVERAGE([.C390:.C396])-AVERAGE([.C389:.C395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09S">
            <text:p>09:09:09 AM</text:p>
          </table:table-cell>
          <table:table-cell office:value-type="float" office:value="40">
            <text:p>40</text:p>
          </table:table-cell>
          <table:table-cell office:value-type="float" office:value="77.4">
            <text:p>77.4</text:p>
          </table:table-cell>
          <table:table-cell table:formula="of:=AVERAGE([.C391:.C397])-AVERAGE([.C390:.C396])" office:value-type="float" office:value="-0.285714285714263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0S">
            <text:p>09:09:10 AM</text:p>
          </table:table-cell>
          <table:table-cell office:value-type="float" office:value="40">
            <text:p>40</text:p>
          </table:table-cell>
          <table:table-cell office:value-type="float" office:value="77.1">
            <text:p>77.1</text:p>
          </table:table-cell>
          <table:table-cell table:formula="of:=AVERAGE([.C392:.C398])-AVERAGE([.C391:.C397])" office:value-type="float" office:value="-0.300000000000026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1S">
            <text:p>09:09:11 AM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table:formula="of:=AVERAGE([.C393:.C399])-AVERAGE([.C392:.C398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2S">
            <text:p>09:09:12 AM</text:p>
          </table:table-cell>
          <table:table-cell office:value-type="float" office:value="40">
            <text:p>40</text:p>
          </table:table-cell>
          <table:table-cell office:value-type="float" office:value="76.6">
            <text:p>76.6</text:p>
          </table:table-cell>
          <table:table-cell table:formula="of:=AVERAGE([.C394:.C400])-AVERAGE([.C393:.C399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3S">
            <text:p>09:09:13 AM</text:p>
          </table:table-cell>
          <table:table-cell office:value-type="float" office:value="40">
            <text:p>40</text:p>
          </table:table-cell>
          <table:table-cell office:value-type="float" office:value="76.3">
            <text:p>76.3</text:p>
          </table:table-cell>
          <table:table-cell table:formula="of:=AVERAGE([.C395:.C401])-AVERAGE([.C394:.C400])" office:value-type="float" office:value="-0.285714285714278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4S">
            <text:p>09:09:14 AM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formula="of:=AVERAGE([.C396:.C402])-AVERAGE([.C395:.C401])" office:value-type="float" office:value="-0.271428571428586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5S">
            <text:p>09:09:15 AM</text:p>
          </table:table-cell>
          <table:table-cell office:value-type="float" office:value="40">
            <text:p>40</text:p>
          </table:table-cell>
          <table:table-cell office:value-type="float" office:value="75.8">
            <text:p>75.8</text:p>
          </table:table-cell>
          <table:table-cell table:formula="of:=AVERAGE([.C397:.C403])-AVERAGE([.C396:.C402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6S">
            <text:p>09:09:16 AM</text:p>
          </table:table-cell>
          <table:table-cell office:value-type="float" office:value="40">
            <text:p>40</text:p>
          </table:table-cell>
          <table:table-cell office:value-type="float" office:value="75.5">
            <text:p>75.5</text:p>
          </table:table-cell>
          <table:table-cell table:formula="of:=AVERAGE([.C398:.C404])-AVERAGE([.C397:.C403])" office:value-type="float" office:value="-0.285714285714278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7S">
            <text:p>09:09:17 AM</text:p>
          </table:table-cell>
          <table:table-cell office:value-type="float" office:value="40">
            <text:p>40</text:p>
          </table:table-cell>
          <table:table-cell office:value-type="float" office:value="75.2">
            <text:p>75.2</text:p>
          </table:table-cell>
          <table:table-cell table:formula="of:=AVERAGE([.C399:.C405])-AVERAGE([.C398:.C404])" office:value-type="float" office:value="-0.271428571428586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18S">
            <text:p>09:09:18 AM</text:p>
          </table:table-cell>
          <table:table-cell office:value-type="float" office:value="40">
            <text:p>40</text:p>
          </table:table-cell>
          <table:table-cell office:value-type="float" office:value="74.8">
            <text:p>74.8</text:p>
          </table:table-cell>
          <table:table-cell table:formula="of:=AVERAGE([.C400:.C406])-AVERAGE([.C399:.C405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0S">
            <text:p>09:09:20 AM</text:p>
          </table:table-cell>
          <table:table-cell office:value-type="float" office:value="40">
            <text:p>40</text:p>
          </table:table-cell>
          <table:table-cell office:value-type="float" office:value="74.6">
            <text:p>74.6</text:p>
          </table:table-cell>
          <table:table-cell table:formula="of:=AVERAGE([.C401:.C407])-AVERAGE([.C400:.C406])" office:value-type="float" office:value="-0.314285714285702">
            <text:p>-0.3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1S">
            <text:p>09:09:21 AM</text:p>
          </table:table-cell>
          <table:table-cell office:value-type="float" office:value="40">
            <text:p>40</text:p>
          </table:table-cell>
          <table:table-cell office:value-type="float" office:value="74.4">
            <text:p>74.4</text:p>
          </table:table-cell>
          <table:table-cell table:formula="of:=AVERAGE([.C402:.C408])-AVERAGE([.C401:.C407])" office:value-type="float" office:value="-0.285714285714306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2S">
            <text:p>09:09:22 AM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table:formula="of:=AVERAGE([.C403:.C409])-AVERAGE([.C402:.C408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3S">
            <text:p>09:09:23 AM</text:p>
          </table:table-cell>
          <table:table-cell office:value-type="float" office:value="40">
            <text:p>40</text:p>
          </table:table-cell>
          <table:table-cell office:value-type="float" office:value="73.7">
            <text:p>73.7</text:p>
          </table:table-cell>
          <table:table-cell table:formula="of:=AVERAGE([.C404:.C410])-AVERAGE([.C403:.C409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4S">
            <text:p>09:09:24 AM</text:p>
          </table:table-cell>
          <table:table-cell office:value-type="float" office:value="40">
            <text:p>40</text:p>
          </table:table-cell>
          <table:table-cell office:value-type="float" office:value="73.5">
            <text:p>73.5</text:p>
          </table:table-cell>
          <table:table-cell table:formula="of:=AVERAGE([.C405:.C411])-AVERAGE([.C404:.C410])" office:value-type="float" office:value="-0.299999999999983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5S">
            <text:p>09:09:25 AM</text:p>
          </table:table-cell>
          <table:table-cell office:value-type="float" office:value="40">
            <text:p>40</text:p>
          </table:table-cell>
          <table:table-cell office:value-type="float" office:value="73.3">
            <text:p>73.3</text:p>
          </table:table-cell>
          <table:table-cell table:formula="of:=AVERAGE([.C406:.C412])-AVERAGE([.C405:.C411])" office:value-type="float" office:value="-0.285714285714306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6S">
            <text:p>09:09:26 AM</text:p>
          </table:table-cell>
          <table:table-cell office:value-type="float" office:value="40">
            <text:p>40</text:p>
          </table:table-cell>
          <table:table-cell office:value-type="float" office:value="72.9">
            <text:p>72.9</text:p>
          </table:table-cell>
          <table:table-cell table:formula="of:=AVERAGE([.C407:.C413])-AVERAGE([.C406:.C412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7S">
            <text:p>09:09:27 AM</text:p>
          </table:table-cell>
          <table:table-cell office:value-type="float" office:value="40">
            <text:p>40</text:p>
          </table:table-cell>
          <table:table-cell office:value-type="float" office:value="72.5">
            <text:p>72.5</text:p>
          </table:table-cell>
          <table:table-cell table:formula="of:=AVERAGE([.C408:.C414])-AVERAGE([.C407:.C413])" office:value-type="float" office:value="-0.271428571428544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8S">
            <text:p>09:09:28 AM</text:p>
          </table:table-cell>
          <table:table-cell office:value-type="float" office:value="40">
            <text:p>40</text:p>
          </table:table-cell>
          <table:table-cell office:value-type="float" office:value="72.3">
            <text:p>72.3</text:p>
          </table:table-cell>
          <table:table-cell table:formula="of:=AVERAGE([.C409:.C415])-AVERAGE([.C408:.C414])" office:value-type="float" office:value="-0.300000000000026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29S">
            <text:p>09:09:29 AM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table:formula="of:=AVERAGE([.C410:.C416])-AVERAGE([.C409:.C415])" office:value-type="float" office:value="-0.299999999999983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1S">
            <text:p>09:09:31 AM</text:p>
          </table:table-cell>
          <table:table-cell office:value-type="float" office:value="40">
            <text:p>40</text:p>
          </table:table-cell>
          <table:table-cell office:value-type="float" office:value="71.8">
            <text:p>71.8</text:p>
          </table:table-cell>
          <table:table-cell table:formula="of:=AVERAGE([.C411:.C417])-AVERAGE([.C410:.C416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2S">
            <text:p>09:09:32 AM</text:p>
          </table:table-cell>
          <table:table-cell office:value-type="float" office:value="40">
            <text:p>40</text:p>
          </table:table-cell>
          <table:table-cell office:value-type="float" office:value="71.4">
            <text:p>71.4</text:p>
          </table:table-cell>
          <table:table-cell table:formula="of:=AVERAGE([.C412:.C418])-AVERAGE([.C411:.C417])" office:value-type="float" office:value="-0.271428571428572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3S">
            <text:p>09:09:33 AM</text:p>
          </table:table-cell>
          <table:table-cell office:value-type="float" office:value="40">
            <text:p>40</text:p>
          </table:table-cell>
          <table:table-cell office:value-type="float" office:value="71.2">
            <text:p>71.2</text:p>
          </table:table-cell>
          <table:table-cell table:formula="of:=AVERAGE([.C413:.C419])-AVERAGE([.C412:.C418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4S">
            <text:p>09:09:34 AM</text:p>
          </table:table-cell>
          <table:table-cell office:value-type="float" office:value="40">
            <text:p>40</text:p>
          </table:table-cell>
          <table:table-cell office:value-type="float" office:value="70.9">
            <text:p>70.9</text:p>
          </table:table-cell>
          <table:table-cell table:formula="of:=AVERAGE([.C414:.C420])-AVERAGE([.C413:.C419])" office:value-type="float" office:value="-0.299999999999997">
            <text:p>-0.3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5S">
            <text:p>09:09:35 AM</text:p>
          </table:table-cell>
          <table:table-cell office:value-type="float" office:value="40">
            <text:p>40</text:p>
          </table:table-cell>
          <table:table-cell office:value-type="float" office:value="70.7">
            <text:p>70.7</text:p>
          </table:table-cell>
          <table:table-cell table:formula="of:=AVERAGE([.C415:.C421])-AVERAGE([.C414:.C420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6S">
            <text:p>09:09:36 AM</text:p>
          </table:table-cell>
          <table:table-cell office:value-type="float" office:value="40">
            <text:p>40</text:p>
          </table:table-cell>
          <table:table-cell office:value-type="float" office:value="70.3">
            <text:p>70.3</text:p>
          </table:table-cell>
          <table:table-cell table:formula="of:=AVERAGE([.C416:.C422])-AVERAGE([.C415:.C421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7S">
            <text:p>09:09:37 AM</text:p>
          </table:table-cell>
          <table:table-cell office:value-type="float" office:value="40">
            <text:p>40</text:p>
          </table:table-cell>
          <table:table-cell office:value-type="float" office:value="70.1">
            <text:p>70.1</text:p>
          </table:table-cell>
          <table:table-cell table:formula="of:=AVERAGE([.C417:.C423])-AVERAGE([.C416:.C422])" office:value-type="float" office:value="-0.285714285714292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8S">
            <text:p>09:09:38 AM</text:p>
          </table:table-cell>
          <table:table-cell office:value-type="float" office:value="40">
            <text:p>40</text:p>
          </table:table-cell>
          <table:table-cell office:value-type="float" office:value="69.8">
            <text:p>69.8</text:p>
          </table:table-cell>
          <table:table-cell table:formula="of:=AVERAGE([.C418:.C424])-AVERAGE([.C417:.C423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39S">
            <text:p>09:09:39 AM</text:p>
          </table:table-cell>
          <table:table-cell office:value-type="float" office:value="40">
            <text:p>40</text:p>
          </table:table-cell>
          <table:table-cell office:value-type="float" office:value="69.6">
            <text:p>69.6</text:p>
          </table:table-cell>
          <table:table-cell table:formula="of:=AVERAGE([.C419:.C425])-AVERAGE([.C418:.C424])" office:value-type="float" office:value="-0.285714285714278">
            <text:p>-0.2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0S">
            <text:p>09:09:40 AM</text:p>
          </table:table-cell>
          <table:table-cell office:value-type="float" office:value="40">
            <text:p>40</text:p>
          </table:table-cell>
          <table:table-cell office:value-type="float" office:value="69.3">
            <text:p>69.3</text:p>
          </table:table-cell>
          <table:table-cell table:formula="of:=AVERAGE([.C420:.C426])-AVERAGE([.C419:.C425])" office:value-type="float" office:value="-0.257142857142881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2S">
            <text:p>09:09:42 AM</text:p>
          </table:table-cell>
          <table:table-cell office:value-type="float" office:value="40">
            <text:p>40</text:p>
          </table:table-cell>
          <table:table-cell office:value-type="float" office:value="69.1">
            <text:p>69.1</text:p>
          </table:table-cell>
          <table:table-cell table:formula="of:=AVERAGE([.C421:.C427])-AVERAGE([.C420:.C426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3S">
            <text:p>09:09:43 AM</text:p>
          </table:table-cell>
          <table:table-cell office:value-type="float" office:value="40">
            <text:p>40</text:p>
          </table:table-cell>
          <table:table-cell office:value-type="float" office:value="68.8">
            <text:p>68.8</text:p>
          </table:table-cell>
          <table:table-cell table:formula="of:=AVERAGE([.C422:.C428])-AVERAGE([.C421:.C427])" office:value-type="float" office:value="-0.257142857142881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4S">
            <text:p>09:09:44 AM</text:p>
          </table:table-cell>
          <table:table-cell office:value-type="float" office:value="40">
            <text:p>40</text:p>
          </table:table-cell>
          <table:table-cell office:value-type="float" office:value="68.6">
            <text:p>68.6</text:p>
          </table:table-cell>
          <table:table-cell table:formula="of:=AVERAGE([.C423:.C429])-AVERAGE([.C422:.C428])" office:value-type="float" office:value="-0.271428571428558">
            <text:p>-0.2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5S">
            <text:p>09:09:45 AM</text:p>
          </table:table-cell>
          <table:table-cell office:value-type="float" office:value="40">
            <text:p>40</text:p>
          </table:table-cell>
          <table:table-cell office:value-type="float" office:value="68.3">
            <text:p>68.3</text:p>
          </table:table-cell>
          <table:table-cell table:formula="of:=AVERAGE([.C424:.C430])-AVERAGE([.C423:.C429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6S">
            <text:p>09:09:46 AM</text:p>
          </table:table-cell>
          <table:table-cell office:value-type="float" office:value="40">
            <text:p>40</text:p>
          </table:table-cell>
          <table:table-cell office:value-type="float" office:value="68.1">
            <text:p>68.1</text:p>
          </table:table-cell>
          <table:table-cell table:formula="of:=AVERAGE([.C425:.C431])-AVERAGE([.C424:.C430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7S">
            <text:p>09:09:47 AM</text:p>
          </table:table-cell>
          <table:table-cell office:value-type="float" office:value="40">
            <text:p>40</text:p>
          </table:table-cell>
          <table:table-cell office:value-type="float" office:value="67.8">
            <text:p>67.8</text:p>
          </table:table-cell>
          <table:table-cell table:formula="of:=AVERAGE([.C426:.C432])-AVERAGE([.C425:.C431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8S">
            <text:p>09:09:48 AM</text:p>
          </table:table-cell>
          <table:table-cell office:value-type="float" office:value="40">
            <text:p>40</text:p>
          </table:table-cell>
          <table:table-cell office:value-type="float" office:value="67.6">
            <text:p>67.6</text:p>
          </table:table-cell>
          <table:table-cell table:formula="of:=AVERAGE([.C427:.C433])-AVERAGE([.C426:.C432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49S">
            <text:p>09:09:49 AM</text:p>
          </table:table-cell>
          <table:table-cell office:value-type="float" office:value="40">
            <text:p>40</text:p>
          </table:table-cell>
          <table:table-cell office:value-type="float" office:value="67.3">
            <text:p>67.3</text:p>
          </table:table-cell>
          <table:table-cell table:formula="of:=AVERAGE([.C428:.C434])-AVERAGE([.C427:.C433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0S">
            <text:p>09:09:50 AM</text:p>
          </table:table-cell>
          <table:table-cell office:value-type="float" office:value="40">
            <text:p>40</text:p>
          </table:table-cell>
          <table:table-cell office:value-type="float" office:value="67.2">
            <text:p>67.2</text:p>
          </table:table-cell>
          <table:table-cell table:formula="of:=AVERAGE([.C429:.C435])-AVERAGE([.C428:.C434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1S">
            <text:p>09:09:51 AM</text:p>
          </table:table-cell>
          <table:table-cell office:value-type="float" office:value="40">
            <text:p>40</text:p>
          </table:table-cell>
          <table:table-cell office:value-type="float" office:value="66.9">
            <text:p>66.9</text:p>
          </table:table-cell>
          <table:table-cell table:formula="of:=AVERAGE([.C430:.C436])-AVERAGE([.C429:.C435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3S">
            <text:p>09:09:53 AM</text:p>
          </table:table-cell>
          <table:table-cell office:value-type="float" office:value="40">
            <text:p>40</text:p>
          </table:table-cell>
          <table:table-cell office:value-type="float" office:value="66.6">
            <text:p>66.6</text:p>
          </table:table-cell>
          <table:table-cell table:formula="of:=AVERAGE([.C431:.C437])-AVERAGE([.C430:.C436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4S">
            <text:p>09:09:54 AM</text:p>
          </table:table-cell>
          <table:table-cell office:value-type="float" office:value="40">
            <text:p>40</text:p>
          </table:table-cell>
          <table:table-cell office:value-type="float" office:value="66.4">
            <text:p>66.4</text:p>
          </table:table-cell>
          <table:table-cell table:formula="of:=AVERAGE([.C432:.C438])-AVERAGE([.C431:.C437])" office:value-type="float" office:value="-0.242857142857133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5S">
            <text:p>09:09:55 AM</text:p>
          </table:table-cell>
          <table:table-cell office:value-type="float" office:value="40">
            <text:p>40</text:p>
          </table:table-cell>
          <table:table-cell office:value-type="float" office:value="66.2">
            <text:p>66.2</text:p>
          </table:table-cell>
          <table:table-cell table:formula="of:=AVERAGE([.C433:.C439])-AVERAGE([.C432:.C438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6S">
            <text:p>09:09:56 AM</text:p>
          </table:table-cell>
          <table:table-cell office:value-type="float" office:value="40">
            <text:p>40</text:p>
          </table:table-cell>
          <table:table-cell office:value-type="float" office:value="65.9">
            <text:p>65.9</text:p>
          </table:table-cell>
          <table:table-cell table:formula="of:=AVERAGE([.C434:.C440])-AVERAGE([.C433:.C439])" office:value-type="float" office:value="-0.228571428571442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7S">
            <text:p>09:09:57 AM</text:p>
          </table:table-cell>
          <table:table-cell office:value-type="float" office:value="40">
            <text:p>40</text:p>
          </table:table-cell>
          <table:table-cell office:value-type="float" office:value="65.7">
            <text:p>65.7</text:p>
          </table:table-cell>
          <table:table-cell table:formula="of:=AVERAGE([.C435:.C441])-AVERAGE([.C434:.C440])" office:value-type="float" office:value="-0.242857142857119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8S">
            <text:p>09:09:58 AM</text:p>
          </table:table-cell>
          <table:table-cell office:value-type="float" office:value="40">
            <text:p>40</text:p>
          </table:table-cell>
          <table:table-cell office:value-type="float" office:value="65.4">
            <text:p>65.4</text:p>
          </table:table-cell>
          <table:table-cell table:formula="of:=AVERAGE([.C436:.C442])-AVERAGE([.C435:.C441])" office:value-type="float" office:value="-0.228571428571442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09M59S">
            <text:p>09:09:59 AM</text:p>
          </table:table-cell>
          <table:table-cell office:value-type="float" office:value="40">
            <text:p>40</text:p>
          </table:table-cell>
          <table:table-cell office:value-type="float" office:value="65.3">
            <text:p>65.3</text:p>
          </table:table-cell>
          <table:table-cell table:formula="of:=AVERAGE([.C437:.C443])-AVERAGE([.C436:.C442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0S">
            <text:p>09:10:00 AM</text:p>
          </table:table-cell>
          <table:table-cell office:value-type="float" office:value="40">
            <text:p>40</text:p>
          </table:table-cell>
          <table:table-cell office:value-type="float" office:value="65.1">
            <text:p>65.1</text:p>
          </table:table-cell>
          <table:table-cell table:formula="of:=AVERAGE([.C438:.C444])-AVERAGE([.C437:.C443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1S">
            <text:p>09:10:01 AM</text:p>
          </table:table-cell>
          <table:table-cell office:value-type="float" office:value="40">
            <text:p>40</text:p>
          </table:table-cell>
          <table:table-cell office:value-type="float" office:value="64.8">
            <text:p>64.8</text:p>
          </table:table-cell>
          <table:table-cell table:formula="of:=AVERAGE([.C439:.C445])-AVERAGE([.C438:.C444])" office:value-type="float" office:value="-0.214285714285722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2S">
            <text:p>09:10:02 AM</text:p>
          </table:table-cell>
          <table:table-cell office:value-type="float" office:value="40">
            <text:p>40</text:p>
          </table:table-cell>
          <table:table-cell office:value-type="float" office:value="64.5">
            <text:p>64.5</text:p>
          </table:table-cell>
          <table:table-cell table:formula="of:=AVERAGE([.C440:.C446])-AVERAGE([.C439:.C445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4S">
            <text:p>09:10:04 AM</text:p>
          </table:table-cell>
          <table:table-cell office:value-type="float" office:value="40">
            <text:p>40</text:p>
          </table:table-cell>
          <table:table-cell office:value-type="float" office:value="64.4">
            <text:p>64.4</text:p>
          </table:table-cell>
          <table:table-cell table:formula="of:=AVERAGE([.C441:.C447])-AVERAGE([.C440:.C446])" office:value-type="float" office:value="-0.242857142857133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5S">
            <text:p>09:10:05 AM</text:p>
          </table:table-cell>
          <table:table-cell office:value-type="float" office:value="40">
            <text:p>40</text:p>
          </table:table-cell>
          <table:table-cell office:value-type="float" office:value="64.1">
            <text:p>64.1</text:p>
          </table:table-cell>
          <table:table-cell table:formula="of:=AVERAGE([.C442:.C448])-AVERAGE([.C441:.C447])" office:value-type="float" office:value="-0.214285714285722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6S">
            <text:p>09:10:06 AM</text:p>
          </table:table-cell>
          <table:table-cell office:value-type="float" office:value="40">
            <text:p>40</text:p>
          </table:table-cell>
          <table:table-cell office:value-type="float" office:value="63.8">
            <text:p>63.8</text:p>
          </table:table-cell>
          <table:table-cell table:formula="of:=AVERAGE([.C443:.C449])-AVERAGE([.C442:.C448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7S">
            <text:p>09:10:07 AM</text:p>
          </table:table-cell>
          <table:table-cell office:value-type="float" office:value="40">
            <text:p>40</text:p>
          </table:table-cell>
          <table:table-cell office:value-type="float" office:value="63.5">
            <text:p>63.5</text:p>
          </table:table-cell>
          <table:table-cell table:formula="of:=AVERAGE([.C444:.C450])-AVERAGE([.C443:.C449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8S">
            <text:p>09:10:08 AM</text:p>
          </table:table-cell>
          <table:table-cell office:value-type="float" office:value="40">
            <text:p>40</text:p>
          </table:table-cell>
          <table:table-cell office:value-type="float" office:value="63.4">
            <text:p>63.4</text:p>
          </table:table-cell>
          <table:table-cell table:formula="of:=AVERAGE([.C445:.C451])-AVERAGE([.C444:.C450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09S">
            <text:p>09:10:09 AM</text:p>
          </table:table-cell>
          <table:table-cell office:value-type="float" office:value="40">
            <text:p>40</text:p>
          </table:table-cell>
          <table:table-cell office:value-type="float" office:value="63.2">
            <text:p>63.2</text:p>
          </table:table-cell>
          <table:table-cell table:formula="of:=AVERAGE([.C446:.C452])-AVERAGE([.C445:.C451])" office:value-type="float" office:value="-0.242857142857147">
            <text:p>-0.2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0S">
            <text:p>09:10:10 AM</text:p>
          </table:table-cell>
          <table:table-cell office:value-type="float" office:value="40">
            <text:p>40</text:p>
          </table:table-cell>
          <table:table-cell office:value-type="float" office:value="62.9">
            <text:p>62.9</text:p>
          </table:table-cell>
          <table:table-cell table:formula="of:=AVERAGE([.C447:.C453])-AVERAGE([.C446:.C452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1S">
            <text:p>09:10:11 AM</text:p>
          </table:table-cell>
          <table:table-cell office:value-type="float" office:value="40">
            <text:p>40</text:p>
          </table:table-cell>
          <table:table-cell office:value-type="float" office:value="62.6">
            <text:p>62.6</text:p>
          </table:table-cell>
          <table:table-cell table:formula="of:=AVERAGE([.C448:.C454])-AVERAGE([.C447:.C453])" office:value-type="float" office:value="-0.228571428571435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2S">
            <text:p>09:10:12 AM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table:formula="of:=AVERAGE([.C449:.C455])-AVERAGE([.C448:.C454])" office:value-type="float" office:value="-0.257142857142853">
            <text:p>-0.2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3S">
            <text:p>09:10:13 AM</text:p>
          </table:table-cell>
          <table:table-cell office:value-type="float" office:value="40">
            <text:p>40</text:p>
          </table:table-cell>
          <table:table-cell office:value-type="float" office:value="62.3">
            <text:p>62.3</text:p>
          </table:table-cell>
          <table:table-cell table:formula="of:=AVERAGE([.C450:.C456])-AVERAGE([.C449:.C455])" office:value-type="float" office:value="-0.228571428571421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5S">
            <text:p>09:10:15 AM</text:p>
          </table:table-cell>
          <table:table-cell office:value-type="float" office:value="40">
            <text:p>40</text:p>
          </table:table-cell>
          <table:table-cell office:value-type="float" office:value="62.1">
            <text:p>62.1</text:p>
          </table:table-cell>
          <table:table-cell table:formula="of:=AVERAGE([.C451:.C457])-AVERAGE([.C450:.C456])" office:value-type="float" office:value="-0.214285714285715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6S">
            <text:p>09:10:16 AM</text:p>
          </table:table-cell>
          <table:table-cell office:value-type="float" office:value="40">
            <text:p>40</text:p>
          </table:table-cell>
          <table:table-cell office:value-type="float" office:value="61.8">
            <text:p>61.8</text:p>
          </table:table-cell>
          <table:table-cell table:formula="of:=AVERAGE([.C452:.C458])-AVERAGE([.C451:.C457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7S">
            <text:p>09:10:17 AM</text:p>
          </table:table-cell>
          <table:table-cell office:value-type="float" office:value="40">
            <text:p>40</text:p>
          </table:table-cell>
          <table:table-cell office:value-type="float" office:value="61.7">
            <text:p>61.7</text:p>
          </table:table-cell>
          <table:table-cell table:formula="of:=AVERAGE([.C453:.C459])-AVERAGE([.C452:.C458])" office:value-type="float" office:value="-0.228571428571428">
            <text:p>-0.2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8S">
            <text:p>09:10:18 AM</text:p>
          </table:table-cell>
          <table:table-cell office:value-type="float" office:value="40">
            <text:p>40</text:p>
          </table:table-cell>
          <table:table-cell office:value-type="float" office:value="61.5">
            <text:p>61.5</text:p>
          </table:table-cell>
          <table:table-cell table:formula="of:=AVERAGE([.C454:.C460])-AVERAGE([.C453:.C459])" office:value-type="float" office:value="-0.21428571428573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19S">
            <text:p>09:10:19 AM</text:p>
          </table:table-cell>
          <table:table-cell office:value-type="float" office:value="40">
            <text:p>40</text:p>
          </table:table-cell>
          <table:table-cell office:value-type="float" office:value="61.2">
            <text:p>61.2</text:p>
          </table:table-cell>
          <table:table-cell table:formula="of:=AVERAGE([.C455:.C461])-AVERAGE([.C454:.C460])" office:value-type="float" office:value="-0.199999999999989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0S">
            <text:p>09:10:20 AM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table:formula="of:=AVERAGE([.C456:.C462])-AVERAGE([.C455:.C461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1S">
            <text:p>09:10:21 AM</text:p>
          </table:table-cell>
          <table:table-cell office:value-type="float" office:value="40">
            <text:p>40</text:p>
          </table:table-cell>
          <table:table-cell office:value-type="float" office:value="60.8">
            <text:p>60.8</text:p>
          </table:table-cell>
          <table:table-cell table:formula="of:=AVERAGE([.C457:.C463])-AVERAGE([.C456:.C462])" office:value-type="float" office:value="-0.214285714285708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2S">
            <text:p>09:10:22 AM</text:p>
          </table:table-cell>
          <table:table-cell office:value-type="float" office:value="40">
            <text:p>40</text:p>
          </table:table-cell>
          <table:table-cell office:value-type="float" office:value="60.6">
            <text:p>60.6</text:p>
          </table:table-cell>
          <table:table-cell table:formula="of:=AVERAGE([.C458:.C464])-AVERAGE([.C457:.C463])" office:value-type="float" office:value="-0.214285714285715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3S">
            <text:p>09:10:23 AM</text:p>
          </table:table-cell>
          <table:table-cell office:value-type="float" office:value="40">
            <text:p>40</text:p>
          </table:table-cell>
          <table:table-cell office:value-type="float" office:value="60.5">
            <text:p>60.5</text:p>
          </table:table-cell>
          <table:table-cell table:formula="of:=AVERAGE([.C459:.C465])-AVERAGE([.C458:.C464])" office:value-type="float" office:value="-0.214285714285708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4S">
            <text:p>09:10:24 AM</text:p>
          </table:table-cell>
          <table:table-cell office:value-type="float" office:value="40">
            <text:p>40</text:p>
          </table:table-cell>
          <table:table-cell office:value-type="float" office:value="60.2">
            <text:p>60.2</text:p>
          </table:table-cell>
          <table:table-cell table:formula="of:=AVERAGE([.C460:.C466])-AVERAGE([.C459:.C465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6S">
            <text:p>09:10:26 AM</text:p>
          </table:table-cell>
          <table:table-cell office:value-type="float" office:value="40">
            <text:p>40</text:p>
          </table:table-cell>
          <table:table-cell office:value-type="float" office:value="60.1">
            <text:p>60.1</text:p>
          </table:table-cell>
          <table:table-cell table:formula="of:=AVERAGE([.C461:.C467])-AVERAGE([.C460:.C466])" office:value-type="float" office:value="-0.214285714285715">
            <text:p>-0.21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7S">
            <text:p>09:10:27 AM</text:p>
          </table:table-cell>
          <table:table-cell office:value-type="float" office:value="40">
            <text:p>40</text:p>
          </table:table-cell>
          <table:table-cell office:value-type="float" office:value="59.9">
            <text:p>59.9</text:p>
          </table:table-cell>
          <table:table-cell table:formula="of:=AVERAGE([.C462:.C468])-AVERAGE([.C461:.C467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8S">
            <text:p>09:10:28 AM</text:p>
          </table:table-cell>
          <table:table-cell office:value-type="float" office:value="40">
            <text:p>40</text:p>
          </table:table-cell>
          <table:table-cell office:value-type="float" office:value="59.7">
            <text:p>59.7</text:p>
          </table:table-cell>
          <table:table-cell table:formula="of:=AVERAGE([.C463:.C469])-AVERAGE([.C462:.C468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29S">
            <text:p>09:10:29 AM</text:p>
          </table:table-cell>
          <table:table-cell office:value-type="float" office:value="40">
            <text:p>40</text:p>
          </table:table-cell>
          <table:table-cell office:value-type="float" office:value="59.5">
            <text:p>59.5</text:p>
          </table:table-cell>
          <table:table-cell table:formula="of:=AVERAGE([.C464:.C470])-AVERAGE([.C463:.C469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0S">
            <text:p>09:10:30 AM</text:p>
          </table:table-cell>
          <table:table-cell office:value-type="float" office:value="40">
            <text:p>40</text:p>
          </table:table-cell>
          <table:table-cell office:value-type="float" office:value="59.3">
            <text:p>59.3</text:p>
          </table:table-cell>
          <table:table-cell table:formula="of:=AVERAGE([.C465:.C471])-AVERAGE([.C464:.C470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1S">
            <text:p>09:10:31 AM</text:p>
          </table:table-cell>
          <table:table-cell office:value-type="float" office:value="40">
            <text:p>40</text:p>
          </table:table-cell>
          <table:table-cell office:value-type="float" office:value="59.1">
            <text:p>59.1</text:p>
          </table:table-cell>
          <table:table-cell table:formula="of:=AVERAGE([.C466:.C472])-AVERAGE([.C465:.C471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2S">
            <text:p>09:10:32 AM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formula="of:=AVERAGE([.C467:.C473])-AVERAGE([.C466:.C472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3S">
            <text:p>09:10:33 AM</text:p>
          </table:table-cell>
          <table:table-cell office:value-type="float" office:value="40">
            <text:p>40</text:p>
          </table:table-cell>
          <table:table-cell office:value-type="float" office:value="58.7">
            <text:p>58.7</text:p>
          </table:table-cell>
          <table:table-cell table:formula="of:=AVERAGE([.C468:.C474])-AVERAGE([.C467:.C473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4S">
            <text:p>09:10:34 AM</text:p>
          </table:table-cell>
          <table:table-cell office:value-type="float" office:value="40">
            <text:p>40</text:p>
          </table:table-cell>
          <table:table-cell office:value-type="float" office:value="58.5">
            <text:p>58.5</text:p>
          </table:table-cell>
          <table:table-cell table:formula="of:=AVERAGE([.C469:.C475])-AVERAGE([.C468:.C474])" office:value-type="float" office:value="-0.20000000000001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5S">
            <text:p>09:10:35 AM</text:p>
          </table:table-cell>
          <table:table-cell office:value-type="float" office:value="40">
            <text:p>40</text:p>
          </table:table-cell>
          <table:table-cell office:value-type="float" office:value="58.3">
            <text:p>58.3</text:p>
          </table:table-cell>
          <table:table-cell table:formula="of:=AVERAGE([.C470:.C476])-AVERAGE([.C469:.C475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7S">
            <text:p>09:10:37 AM</text:p>
          </table:table-cell>
          <table:table-cell office:value-type="float" office:value="40">
            <text:p>40</text:p>
          </table:table-cell>
          <table:table-cell office:value-type="float" office:value="58.1">
            <text:p>58.1</text:p>
          </table:table-cell>
          <table:table-cell table:formula="of:=AVERAGE([.C471:.C477])-AVERAGE([.C470:.C476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8S">
            <text:p>09:10:38 AM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formula="of:=AVERAGE([.C472:.C478])-AVERAGE([.C471:.C477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39S">
            <text:p>09:10:39 AM</text:p>
          </table:table-cell>
          <table:table-cell office:value-type="float" office:value="40">
            <text:p>40</text:p>
          </table:table-cell>
          <table:table-cell office:value-type="float" office:value="57.7">
            <text:p>57.7</text:p>
          </table:table-cell>
          <table:table-cell table:formula="of:=AVERAGE([.C473:.C479])-AVERAGE([.C472:.C478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0S">
            <text:p>09:10:40 AM</text:p>
          </table:table-cell>
          <table:table-cell office:value-type="float" office:value="40">
            <text:p>40</text:p>
          </table:table-cell>
          <table:table-cell office:value-type="float" office:value="57.6">
            <text:p>57.6</text:p>
          </table:table-cell>
          <table:table-cell table:formula="of:=AVERAGE([.C474:.C480])-AVERAGE([.C473:.C479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1S">
            <text:p>09:10:41 AM</text:p>
          </table:table-cell>
          <table:table-cell office:value-type="float" office:value="40">
            <text:p>40</text:p>
          </table:table-cell>
          <table:table-cell office:value-type="float" office:value="57.4">
            <text:p>57.4</text:p>
          </table:table-cell>
          <table:table-cell table:formula="of:=AVERAGE([.C475:.C481])-AVERAGE([.C474:.C480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2S">
            <text:p>09:10:42 AM</text:p>
          </table:table-cell>
          <table:table-cell office:value-type="float" office:value="40">
            <text:p>40</text:p>
          </table:table-cell>
          <table:table-cell office:value-type="float" office:value="57.3">
            <text:p>57.3</text:p>
          </table:table-cell>
          <table:table-cell table:formula="of:=AVERAGE([.C476:.C482])-AVERAGE([.C475:.C481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3S">
            <text:p>09:10:43 AM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AVERAGE([.C477:.C483])-AVERAGE([.C476:.C482])" office:value-type="float" office:value="-0.171428571428564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4S">
            <text:p>09:10:44 AM</text:p>
          </table:table-cell>
          <table:table-cell office:value-type="float" office:value="40">
            <text:p>40</text:p>
          </table:table-cell>
          <table:table-cell office:value-type="float" office:value="56.8">
            <text:p>56.8</text:p>
          </table:table-cell>
          <table:table-cell table:formula="of:=AVERAGE([.C478:.C484])-AVERAGE([.C477:.C483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5S">
            <text:p>09:10:45 AM</text:p>
          </table:table-cell>
          <table:table-cell office:value-type="float" office:value="40">
            <text:p>40</text:p>
          </table:table-cell>
          <table:table-cell office:value-type="float" office:value="56.6">
            <text:p>56.6</text:p>
          </table:table-cell>
          <table:table-cell table:formula="of:=AVERAGE([.C479:.C485])-AVERAGE([.C478:.C484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6S">
            <text:p>09:10:46 AM</text:p>
          </table:table-cell>
          <table:table-cell office:value-type="float" office:value="40">
            <text:p>40</text:p>
          </table:table-cell>
          <table:table-cell office:value-type="float" office:value="56.5">
            <text:p>56.5</text:p>
          </table:table-cell>
          <table:table-cell table:formula="of:=AVERAGE([.C480:.C486])-AVERAGE([.C479:.C485])" office:value-type="float" office:value="-0.199999999999996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8S">
            <text:p>09:10:48 AM</text:p>
          </table:table-cell>
          <table:table-cell office:value-type="float" office:value="40">
            <text:p>40</text:p>
          </table:table-cell>
          <table:table-cell office:value-type="float" office:value="56.3">
            <text:p>56.3</text:p>
          </table:table-cell>
          <table:table-cell table:formula="of:=AVERAGE([.C481:.C487])-AVERAGE([.C480:.C486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49S">
            <text:p>09:10:49 AM</text:p>
          </table:table-cell>
          <table:table-cell office:value-type="float" office:value="40">
            <text:p>40</text:p>
          </table:table-cell>
          <table:table-cell office:value-type="float" office:value="56.1">
            <text:p>56.1</text:p>
          </table:table-cell>
          <table:table-cell table:formula="of:=AVERAGE([.C482:.C488])-AVERAGE([.C481:.C487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0S">
            <text:p>09:10:50 AM</text:p>
          </table:table-cell>
          <table:table-cell office:value-type="float" office:value="40">
            <text:p>40</text:p>
          </table:table-cell>
          <table:table-cell office:value-type="float" office:value="55.9">
            <text:p>55.9</text:p>
          </table:table-cell>
          <table:table-cell table:formula="of:=AVERAGE([.C483:.C489])-AVERAGE([.C482:.C488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1S">
            <text:p>09:10:51 AM</text:p>
          </table:table-cell>
          <table:table-cell office:value-type="float" office:value="40">
            <text:p>40</text:p>
          </table:table-cell>
          <table:table-cell office:value-type="float" office:value="55.7">
            <text:p>55.7</text:p>
          </table:table-cell>
          <table:table-cell table:formula="of:=AVERAGE([.C484:.C490])-AVERAGE([.C483:.C489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2S">
            <text:p>09:10:52 AM</text:p>
          </table:table-cell>
          <table:table-cell office:value-type="float" office:value="40">
            <text:p>40</text:p>
          </table:table-cell>
          <table:table-cell office:value-type="float" office:value="55.6">
            <text:p>55.6</text:p>
          </table:table-cell>
          <table:table-cell table:formula="of:=AVERAGE([.C485:.C491])-AVERAGE([.C484:.C490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3S">
            <text:p>09:10:53 AM</text:p>
          </table:table-cell>
          <table:table-cell office:value-type="float" office:value="40">
            <text:p>40</text:p>
          </table:table-cell>
          <table:table-cell office:value-type="float" office:value="55.3">
            <text:p>55.3</text:p>
          </table:table-cell>
          <table:table-cell table:formula="of:=AVERAGE([.C486:.C492])-AVERAGE([.C485:.C491])" office:value-type="float" office:value="-0.171428571428557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4S">
            <text:p>09:10:54 AM</text:p>
          </table:table-cell>
          <table:table-cell office:value-type="float" office:value="40">
            <text:p>40</text:p>
          </table:table-cell>
          <table:table-cell office:value-type="float" office:value="55.1">
            <text:p>55.1</text:p>
          </table:table-cell>
          <table:table-cell table:formula="of:=AVERAGE([.C487:.C493])-AVERAGE([.C486:.C492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5S">
            <text:p>09:10:55 AM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formula="of:=AVERAGE([.C488:.C494])-AVERAGE([.C487:.C493])" office:value-type="float" office:value="-0.200000000000003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6S">
            <text:p>09:10:56 AM</text:p>
          </table:table-cell>
          <table:table-cell office:value-type="float" office:value="40">
            <text:p>40</text:p>
          </table:table-cell>
          <table:table-cell office:value-type="float" office:value="54.8">
            <text:p>54.8</text:p>
          </table:table-cell>
          <table:table-cell table:formula="of:=AVERAGE([.C489:.C495])-AVERAGE([.C488:.C494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7S">
            <text:p>09:10:57 AM</text:p>
          </table:table-cell>
          <table:table-cell office:value-type="float" office:value="40">
            <text:p>40</text:p>
          </table:table-cell>
          <table:table-cell office:value-type="float" office:value="54.6">
            <text:p>54.6</text:p>
          </table:table-cell>
          <table:table-cell table:formula="of:=AVERAGE([.C490:.C496])-AVERAGE([.C489:.C495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0M58S">
            <text:p>09:10:58 AM</text:p>
          </table:table-cell>
          <table:table-cell office:value-type="float" office:value="40">
            <text:p>40</text:p>
          </table:table-cell>
          <table:table-cell office:value-type="float" office:value="54.4">
            <text:p>54.4</text:p>
          </table:table-cell>
          <table:table-cell table:formula="of:=AVERAGE([.C491:.C497])-AVERAGE([.C490:.C496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0S">
            <text:p>09:11:00 AM</text:p>
          </table:table-cell>
          <table:table-cell office:value-type="float" office:value="40">
            <text:p>40</text:p>
          </table:table-cell>
          <table:table-cell office:value-type="float" office:value="54.3">
            <text:p>54.3</text:p>
          </table:table-cell>
          <table:table-cell table:formula="of:=AVERAGE([.C492:.C498])-AVERAGE([.C491:.C497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1S">
            <text:p>09:11:01 AM</text:p>
          </table:table-cell>
          <table:table-cell office:value-type="float" office:value="40">
            <text:p>40</text:p>
          </table:table-cell>
          <table:table-cell office:value-type="float" office:value="54.1">
            <text:p>54.1</text:p>
          </table:table-cell>
          <table:table-cell table:formula="of:=AVERAGE([.C493:.C499])-AVERAGE([.C492:.C498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2S">
            <text:p>09:11:02 AM</text:p>
          </table:table-cell>
          <table:table-cell office:value-type="float" office:value="40">
            <text:p>40</text:p>
          </table:table-cell>
          <table:table-cell office:value-type="float" office:value="53.9">
            <text:p>53.9</text:p>
          </table:table-cell>
          <table:table-cell table:formula="of:=AVERAGE([.C494:.C500])-AVERAGE([.C493:.C499])" office:value-type="float" office:value="-0.171428571428564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3S">
            <text:p>09:11:03 AM</text:p>
          </table:table-cell>
          <table:table-cell office:value-type="float" office:value="40">
            <text:p>40</text:p>
          </table:table-cell>
          <table:table-cell office:value-type="float" office:value="53.7">
            <text:p>53.7</text:p>
          </table:table-cell>
          <table:table-cell table:formula="of:=AVERAGE([.C495:.C501])-AVERAGE([.C494:.C500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4S">
            <text:p>09:11:04 AM</text:p>
          </table:table-cell>
          <table:table-cell office:value-type="float" office:value="40">
            <text:p>40</text:p>
          </table:table-cell>
          <table:table-cell office:value-type="float" office:value="53.6">
            <text:p>53.6</text:p>
          </table:table-cell>
          <table:table-cell table:formula="of:=AVERAGE([.C496:.C502])-AVERAGE([.C495:.C501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5S">
            <text:p>09:11:05 AM</text:p>
          </table:table-cell>
          <table:table-cell office:value-type="float" office:value="40">
            <text:p>40</text:p>
          </table:table-cell>
          <table:table-cell office:value-type="float" office:value="53.4">
            <text:p>53.4</text:p>
          </table:table-cell>
          <table:table-cell table:formula="of:=AVERAGE([.C497:.C503])-AVERAGE([.C496:.C502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6S">
            <text:p>09:11:06 AM</text:p>
          </table:table-cell>
          <table:table-cell office:value-type="float" office:value="40">
            <text:p>40</text:p>
          </table:table-cell>
          <table:table-cell office:value-type="float" office:value="53.2">
            <text:p>53.2</text:p>
          </table:table-cell>
          <table:table-cell table:formula="of:=AVERAGE([.C498:.C504])-AVERAGE([.C497:.C503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7S">
            <text:p>09:11:07 AM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formula="of:=AVERAGE([.C499:.C505])-AVERAGE([.C498:.C504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8S">
            <text:p>09:11:08 AM</text:p>
          </table:table-cell>
          <table:table-cell office:value-type="float" office:value="40">
            <text:p>40</text:p>
          </table:table-cell>
          <table:table-cell office:value-type="float" office:value="52.8">
            <text:p>52.8</text:p>
          </table:table-cell>
          <table:table-cell table:formula="of:=AVERAGE([.C500:.C506])-AVERAGE([.C499:.C505])" office:value-type="float" office:value="-0.185714285714276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09S">
            <text:p>09:11:09 AM</text:p>
          </table:table-cell>
          <table:table-cell office:value-type="float" office:value="40">
            <text:p>40</text:p>
          </table:table-cell>
          <table:table-cell office:value-type="float" office:value="52.6">
            <text:p>52.6</text:p>
          </table:table-cell>
          <table:table-cell table:formula="of:=AVERAGE([.C501:.C507])-AVERAGE([.C500:.C506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1S">
            <text:p>09:11:11 AM</text:p>
          </table:table-cell>
          <table:table-cell office:value-type="float" office:value="40">
            <text:p>40</text:p>
          </table:table-cell>
          <table:table-cell office:value-type="float" office:value="52.5">
            <text:p>52.5</text:p>
          </table:table-cell>
          <table:table-cell table:formula="of:=AVERAGE([.C502:.C508])-AVERAGE([.C501:.C507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2S">
            <text:p>09:11:12 AM</text:p>
          </table:table-cell>
          <table:table-cell office:value-type="float" office:value="40">
            <text:p>40</text:p>
          </table:table-cell>
          <table:table-cell office:value-type="float" office:value="52.2">
            <text:p>52.2</text:p>
          </table:table-cell>
          <table:table-cell table:formula="of:=AVERAGE([.C503:.C509])-AVERAGE([.C502:.C508])" office:value-type="float" office:value="-0.171428571428571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3S">
            <text:p>09:11:13 AM</text:p>
          </table:table-cell>
          <table:table-cell office:value-type="float" office:value="40">
            <text:p>40</text:p>
          </table:table-cell>
          <table:table-cell office:value-type="float" office:value="52.1">
            <text:p>52.1</text:p>
          </table:table-cell>
          <table:table-cell table:formula="of:=AVERAGE([.C504:.C510])-AVERAGE([.C503:.C509])" office:value-type="float" office:value="-0.20000000000001">
            <text:p>-0.20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4S">
            <text:p>09:11:14 AM</text:p>
          </table:table-cell>
          <table:table-cell office:value-type="float" office:value="40">
            <text:p>40</text:p>
          </table:table-cell>
          <table:table-cell office:value-type="float" office:value="51.9">
            <text:p>51.9</text:p>
          </table:table-cell>
          <table:table-cell table:formula="of:=AVERAGE([.C505:.C511])-AVERAGE([.C504:.C510])" office:value-type="float" office:value="-0.185714285714276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5S">
            <text:p>09:11:15 AM</text:p>
          </table:table-cell>
          <table:table-cell office:value-type="float" office:value="40">
            <text:p>40</text:p>
          </table:table-cell>
          <table:table-cell office:value-type="float" office:value="51.7">
            <text:p>51.7</text:p>
          </table:table-cell>
          <table:table-cell table:formula="of:=AVERAGE([.C506:.C512])-AVERAGE([.C505:.C511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6S">
            <text:p>09:11:16 AM</text:p>
          </table:table-cell>
          <table:table-cell office:value-type="float" office:value="40">
            <text:p>40</text:p>
          </table:table-cell>
          <table:table-cell office:value-type="float" office:value="51.5">
            <text:p>51.5</text:p>
          </table:table-cell>
          <table:table-cell table:formula="of:=AVERAGE([.C507:.C513])-AVERAGE([.C506:.C512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7S">
            <text:p>09:11:17 AM</text:p>
          </table:table-cell>
          <table:table-cell office:value-type="float" office:value="40">
            <text:p>40</text:p>
          </table:table-cell>
          <table:table-cell office:value-type="float" office:value="51.4">
            <text:p>51.4</text:p>
          </table:table-cell>
          <table:table-cell table:formula="of:=AVERAGE([.C508:.C514])-AVERAGE([.C507:.C513])" office:value-type="float" office:value="-0.185714285714283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8S">
            <text:p>09:11:18 AM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table:formula="of:=AVERAGE([.C509:.C515])-AVERAGE([.C508:.C514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19S">
            <text:p>09:11:19 AM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formula="of:=AVERAGE([.C510:.C516])-AVERAGE([.C509:.C515])" office:value-type="float" office:value="-0.18571428571429">
            <text:p>-0.19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0S">
            <text:p>09:11:20 AM</text:p>
          </table:table-cell>
          <table:table-cell office:value-type="float" office:value="40">
            <text:p>40</text:p>
          </table:table-cell>
          <table:table-cell office:value-type="float" office:value="50.9">
            <text:p>50.9</text:p>
          </table:table-cell>
          <table:table-cell table:formula="of:=AVERAGE([.C511:.C517])-AVERAGE([.C510:.C516])" office:value-type="float" office:value="-0.171428571428564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2S">
            <text:p>09:11:22 AM</text:p>
          </table:table-cell>
          <table:table-cell office:value-type="float" office:value="40">
            <text:p>40</text:p>
          </table:table-cell>
          <table:table-cell office:value-type="float" office:value="50.8">
            <text:p>50.8</text:p>
          </table:table-cell>
          <table:table-cell table:formula="of:=AVERAGE([.C512:.C518])-AVERAGE([.C511:.C517])" office:value-type="float" office:value="-0.171428571428578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3S">
            <text:p>09:11:23 AM</text:p>
          </table:table-cell>
          <table:table-cell office:value-type="float" office:value="40">
            <text:p>40</text:p>
          </table:table-cell>
          <table:table-cell office:value-type="float" office:value="50.7">
            <text:p>50.7</text:p>
          </table:table-cell>
          <table:table-cell table:formula="of:=AVERAGE([.C513:.C519])-AVERAGE([.C512:.C518])" office:value-type="float" office:value="-0.157142857142851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4S">
            <text:p>09:11:24 AM</text:p>
          </table:table-cell>
          <table:table-cell office:value-type="float" office:value="40">
            <text:p>40</text:p>
          </table:table-cell>
          <table:table-cell office:value-type="float" office:value="50.5">
            <text:p>50.5</text:p>
          </table:table-cell>
          <table:table-cell table:formula="of:=AVERAGE([.C514:.C520])-AVERAGE([.C513:.C519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5S">
            <text:p>09:11:25 AM</text:p>
          </table:table-cell>
          <table:table-cell office:value-type="float" office:value="40">
            <text:p>40</text:p>
          </table:table-cell>
          <table:table-cell office:value-type="float" office:value="50.4">
            <text:p>50.4</text:p>
          </table:table-cell>
          <table:table-cell table:formula="of:=AVERAGE([.C515:.C521])-AVERAGE([.C514:.C520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6S">
            <text:p>09:11:26 AM</text:p>
          </table:table-cell>
          <table:table-cell office:value-type="float" office:value="40">
            <text:p>40</text:p>
          </table:table-cell>
          <table:table-cell office:value-type="float" office:value="50.3">
            <text:p>50.3</text:p>
          </table:table-cell>
          <table:table-cell table:formula="of:=AVERAGE([.C516:.C522])-AVERAGE([.C515:.C521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7S">
            <text:p>09:11:27 AM</text:p>
          </table:table-cell>
          <table:table-cell office:value-type="float" office:value="40">
            <text:p>40</text:p>
          </table:table-cell>
          <table:table-cell office:value-type="float" office:value="50.1">
            <text:p>50.1</text:p>
          </table:table-cell>
          <table:table-cell table:formula="of:=AVERAGE([.C517:.C523])-AVERAGE([.C516:.C522])" office:value-type="float" office:value="-0.128571428571426">
            <text:p>-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8S">
            <text:p>09:11:28 AM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table:formula="of:=AVERAGE([.C518:.C524])-AVERAGE([.C517:.C523])" office:value-type="float" office:value="-0.128571428571426">
            <text:p>-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29S">
            <text:p>09:11:29 AM</text:p>
          </table:table-cell>
          <table:table-cell office:value-type="float" office:value="40">
            <text:p>40</text:p>
          </table:table-cell>
          <table:table-cell office:value-type="float" office:value="49.7">
            <text:p>49.7</text:p>
          </table:table-cell>
          <table:table-cell table:formula="of:=AVERAGE([.C519:.C525])-AVERAGE([.C518:.C524])" office:value-type="float" office:value="-0.142857142857139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0S">
            <text:p>09:11:30 AM</text:p>
          </table:table-cell>
          <table:table-cell office:value-type="float" office:value="40">
            <text:p>40</text:p>
          </table:table-cell>
          <table:table-cell office:value-type="float" office:value="49.6">
            <text:p>49.6</text:p>
          </table:table-cell>
          <table:table-cell table:formula="of:=AVERAGE([.C520:.C526])-AVERAGE([.C519:.C525])" office:value-type="float" office:value="-0.157142857142865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1S">
            <text:p>09:11:31 AM</text:p>
          </table:table-cell>
          <table:table-cell office:value-type="float" office:value="40">
            <text:p>40</text:p>
          </table:table-cell>
          <table:table-cell office:value-type="float" office:value="49.5">
            <text:p>49.5</text:p>
          </table:table-cell>
          <table:table-cell table:formula="of:=AVERAGE([.C521:.C527])-AVERAGE([.C520:.C526])" office:value-type="float" office:value="-0.157142857142851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3S">
            <text:p>09:11:33 AM</text:p>
          </table:table-cell>
          <table:table-cell office:value-type="float" office:value="40">
            <text:p>40</text:p>
          </table:table-cell>
          <table:table-cell office:value-type="float" office:value="49.3">
            <text:p>49.3</text:p>
          </table:table-cell>
          <table:table-cell table:formula="of:=AVERAGE([.C522:.C528])-AVERAGE([.C521:.C527])" office:value-type="float" office:value="-0.142857142857139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4S">
            <text:p>09:11:34 AM</text:p>
          </table:table-cell>
          <table:table-cell office:value-type="float" office:value="40">
            <text:p>40</text:p>
          </table:table-cell>
          <table:table-cell office:value-type="float" office:value="49.1">
            <text:p>49.1</text:p>
          </table:table-cell>
          <table:table-cell table:formula="of:=AVERAGE([.C523:.C529])-AVERAGE([.C522:.C528])" office:value-type="float" office:value="-0.157142857142865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5S">
            <text:p>09:11:35 AM</text:p>
          </table:table-cell>
          <table:table-cell office:value-type="float" office:value="40">
            <text:p>40</text:p>
          </table:table-cell>
          <table:table-cell office:value-type="float" office:value="49.1">
            <text:p>49.1</text:p>
          </table:table-cell>
          <table:table-cell table:formula="of:=AVERAGE([.C524:.C530])-AVERAGE([.C523:.C529])" office:value-type="float" office:value="-0.171428571428557">
            <text:p>-0.17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6S">
            <text:p>09:11:36 AM</text:p>
          </table:table-cell>
          <table:table-cell office:value-type="float" office:value="40">
            <text:p>40</text:p>
          </table:table-cell>
          <table:table-cell office:value-type="float" office:value="48.9">
            <text:p>48.9</text:p>
          </table:table-cell>
          <table:table-cell table:formula="of:=AVERAGE([.C525:.C531])-AVERAGE([.C524:.C530])" office:value-type="float" office:value="-0.142857142857153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7S">
            <text:p>09:11:37 AM</text:p>
          </table:table-cell>
          <table:table-cell office:value-type="float" office:value="40">
            <text:p>40</text:p>
          </table:table-cell>
          <table:table-cell office:value-type="float" office:value="48.7">
            <text:p>48.7</text:p>
          </table:table-cell>
          <table:table-cell table:formula="of:=AVERAGE([.C526:.C532])-AVERAGE([.C525:.C531])" office:value-type="float" office:value="-0.142857142857153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8S">
            <text:p>09:11:38 AM</text:p>
          </table:table-cell>
          <table:table-cell office:value-type="float" office:value="40">
            <text:p>40</text:p>
          </table:table-cell>
          <table:table-cell office:value-type="float" office:value="48.6">
            <text:p>48.6</text:p>
          </table:table-cell>
          <table:table-cell table:formula="of:=AVERAGE([.C527:.C533])-AVERAGE([.C526:.C532])" office:value-type="float" office:value="-0.142857142857125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39S">
            <text:p>09:11:39 AM</text:p>
          </table:table-cell>
          <table:table-cell office:value-type="float" office:value="40">
            <text:p>40</text:p>
          </table:table-cell>
          <table:table-cell office:value-type="float" office:value="48.4">
            <text:p>48.4</text:p>
          </table:table-cell>
          <table:table-cell table:formula="of:=AVERAGE([.C528:.C534])-AVERAGE([.C527:.C533])" office:value-type="float" office:value="-0.142857142857146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0S">
            <text:p>09:11:40 AM</text:p>
          </table:table-cell>
          <table:table-cell office:value-type="float" office:value="40">
            <text:p>40</text:p>
          </table:table-cell>
          <table:table-cell office:value-type="float" office:value="48.3">
            <text:p>48.3</text:p>
          </table:table-cell>
          <table:table-cell table:formula="of:=AVERAGE([.C529:.C535])-AVERAGE([.C528:.C534])" office:value-type="float" office:value="-0.157142857142858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1S">
            <text:p>09:11:41 AM</text:p>
          </table:table-cell>
          <table:table-cell office:value-type="float" office:value="40">
            <text:p>40</text:p>
          </table:table-cell>
          <table:table-cell office:value-type="float" office:value="48.2">
            <text:p>48.2</text:p>
          </table:table-cell>
          <table:table-cell table:formula="of:=AVERAGE([.C530:.C536])-AVERAGE([.C529:.C535])" office:value-type="float" office:value="-0.142857142857139">
            <text:p>-0.14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2S">
            <text:p>09:11:42 AM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formula="of:=AVERAGE([.C531:.C537])-AVERAGE([.C530:.C536])" office:value-type="float" office:value="-0.128571428571433">
            <text:p>-0.13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4S">
            <text:p>09:11:44 AM</text:p>
          </table:table-cell>
          <table:table-cell office:value-type="float" office:value="40">
            <text:p>40</text:p>
          </table:table-cell>
          <table:table-cell office:value-type="float" office:value="47.9">
            <text:p>47.9</text:p>
          </table:table-cell>
          <table:table-cell table:formula="of:=AVERAGE([.C532:.C538])-AVERAGE([.C531:.C537])" office:value-type="float" office:value="-0.157142857142865">
            <text:p>-0.16</text:p>
          </table:table-cell>
          <table:table-cell table:number-columns-repeated="8"/>
        </table:table-row>
        <table:table-row table:style-name="ro1">
          <table:table-cell table:style-name="ce1" office:value-type="time" office:time-value="PT09H11M45S">
            <text:p>09:11:45 AM</text:p>
          </table:table-cell>
          <table:table-cell office:value-type="float" office:value="40">
            <text:p>40</text:p>
          </table:table-cell>
          <table:table-cell office:value-type="float" office:value="47.8">
            <text:p>47.8</text:p>
          </table:table-cell>
          <table:table-cell table:formula="of:=AVERAGE([.C533:.C539])-AVERAGE([.C532:.C538])" office:value-type="float" office:value="-0.142857142857139">
            <text:p>-0.14</text:p>
          </table:table-cell>
          <table:table-cell table:number-columns-repeated="8"/>
        </table:table-row>
        <table:table-row table:style-name="ro1" table:number-rows-repeated="10480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process" table:base-cell-address="$Sheet1.$C$540" table:cell-range-address="$Sheet1.$C$2:.$C$540"/>
        <table:named-range table:name="cooling" table:base-cell-address="$Sheet1.$C$540" table:cell-range-address="$Sheet1.$C$158:.$C$5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09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3T09:34:20</dc:date>
    <dc:creator>Edward Konz</dc:creator>
    <meta:generator>OpenOffice.org/3.3$Unix OpenOffice.org_project/330m14$Build-9542</meta:generator>
    <meta:editing-duration>P2DT22M5S</meta:editing-duration>
    <meta:editing-cycles>1</meta:editing-cycles>
    <meta:document-statistic meta:table-count="1" meta:cell-count="2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4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" chart:style-name="ch1">
        <chart:title svg:x="6.169cm" svg:y="0.316cm" chart:style-name="ch2">
          <text:p>SMD Pizza Oven</text:p>
        </chart:title>
        <chart:subtitle svg:x="5.717cm" svg:y="1.292cm" chart:style-name="ch3">
          <text:p>On/off control, max speed</text:p>
        </chart:subtitle>
        <chart:legend chart:legend-position="end" svg:x="13.935cm" svg:y="3.967cm" chart:style-name="ch4"/>
        <chart:plot-area chart:style-name="ch5" table:cell-range-address="Sheet1.A2:Sheet1.B540 Sheet1.C1:Sheet1.C540 Sheet1.B1:Sheet1.B1" chart:data-source-has-labels="row" svg:x="0.77cm" svg:y="2.321cm" svg:width="12.525cm" svg:height="6.079cm">
          <chartooo:coordinate-region svg:x="1.767cm" svg:y="2.528cm" svg:width="10.529cm" svg:height="5.2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C540" chart:label-cell-address="Sheet1.C1:Sheet1.C1" chart:class="chart:scatter">
            <chart:domain table:cell-range-address="Sheet1.A2:Sheet1.A540"/>
            <chart:data-point chart:repeated="539"/>
          </chart:series>
          <chart:series chart:style-name="ch10" chart:values-cell-range-address="Sheet1.B2:Sheet1.B540" chart:label-cell-address="Sheet1.B1:Sheet1.B1" chart:class="chart:scatter">
            <chart:data-point chart:repeated="5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ocess</text:p>
                <draw:g>
                  <svg:desc>Sheet1.C1:Sheet1.C1</svg:desc>
                </draw:g>
              </table:table-cell>
              <table:table-cell office:value-type="string">
                <text:p>setpoi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630787037037">
                <text:p>0.37630787037037</text:p>
                <draw:g>
                  <svg:desc>Sheet1.A2:Sheet1.A540</svg:desc>
                </draw:g>
              </table:table-cell>
              <table:table-cell office:value-type="float" office:value="17.2">
                <text:p>17.2</text:p>
                <draw:g>
                  <svg:desc>Sheet1.C2:Sheet1.C540</svg:desc>
                </draw:g>
              </table:table-cell>
              <table:table-cell office:value-type="float" office:value="155">
                <text:p>155</text:p>
                <draw:g>
                  <svg:desc>Sheet1.B2:Sheet1.B5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6319444444444">
                <text:p>0.376319444444444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6331018518519">
                <text:p>0.376331018518519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6342592592593">
                <text:p>0.376342592592593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6354166666667">
                <text:p>0.376354166666667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6365740740741">
                <text:p>0.376365740740741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377314814815">
                <text:p>0.376377314814815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412037037037">
                <text:p>0.376412037037037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6423611111111">
                <text:p>0.376423611111111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6435185185185">
                <text:p>0.376435185185185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6446759259259">
                <text:p>0.376446759259259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458333333333">
                <text:p>0.376458333333333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6469907407407">
                <text:p>0.376469907407407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6481481481481">
                <text:p>0.376481481481481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6493055555556">
                <text:p>0.376493055555556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516203703704">
                <text:p>0.376516203703704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6539351851852">
                <text:p>0.376539351851852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6550925925926">
                <text:p>0.376550925925926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65625">
                <text:p>0.3765625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6574074074074">
                <text:p>0.376574074074074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6585648148148">
                <text:p>0.376585648148148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597222222222">
                <text:p>0.376597222222222</text:p>
              </table:table-cell>
              <table:table-cell office:value-type="float" office:value="17.1">
                <text:p>1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6608796296296">
                <text:p>0.376608796296296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17.2">
                <text:p>17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631944444444">
                <text:p>0.376631944444444</text:p>
              </table:table-cell>
              <table:table-cell office:value-type="float" office:value="17.3">
                <text:p>17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6643518518518">
                <text:p>0.376643518518518</text:p>
              </table:table-cell>
              <table:table-cell office:value-type="float" office:value="17.4">
                <text:p>17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6666666666667">
                <text:p>0.376666666666667</text:p>
              </table:table-cell>
              <table:table-cell office:value-type="float" office:value="17.5">
                <text:p>17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6678240740741">
                <text:p>0.376678240740741</text:p>
              </table:table-cell>
              <table:table-cell office:value-type="float" office:value="17.7">
                <text:p>17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6689814814815">
                <text:p>0.376689814814815</text:p>
              </table:table-cell>
              <table:table-cell office:value-type="float" office:value="17.9">
                <text:p>17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6701388888889">
                <text:p>0.376701388888889</text:p>
              </table:table-cell>
              <table:table-cell office:value-type="float" office:value="18.1">
                <text:p>18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6712962962963">
                <text:p>0.376712962962963</text:p>
              </table:table-cell>
              <table:table-cell office:value-type="float" office:value="18.2">
                <text:p>18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6724537037037">
                <text:p>0.376724537037037</text:p>
              </table:table-cell>
              <table:table-cell office:value-type="float" office:value="18.5">
                <text:p>18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18.8">
                <text:p>18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6747685185185">
                <text:p>0.376747685185185</text:p>
              </table:table-cell>
              <table:table-cell office:value-type="float" office:value="19.1">
                <text:p>19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6759259259259">
                <text:p>0.376759259259259</text:p>
              </table:table-cell>
              <table:table-cell office:value-type="float" office:value="19.2">
                <text:p>19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6770833333333">
                <text:p>0.376770833333333</text:p>
              </table:table-cell>
              <table:table-cell office:value-type="float" office:value="19.6">
                <text:p>19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6793981481481">
                <text:p>0.376793981481481</text:p>
              </table:table-cell>
              <table:table-cell office:value-type="float" office:value="20.1">
                <text:p>20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6805555555556">
                <text:p>0.376805555555556</text:p>
              </table:table-cell>
              <table:table-cell office:value-type="float" office:value="20.5">
                <text:p>20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81712962963">
                <text:p>0.37681712962963</text:p>
              </table:table-cell>
              <table:table-cell office:value-type="float" office:value="20.8">
                <text:p>20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6828703703704">
                <text:p>0.376828703703704</text:p>
              </table:table-cell>
              <table:table-cell office:value-type="float" office:value="22.2">
                <text:p>22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6840277777778">
                <text:p>0.376840277777778</text:p>
              </table:table-cell>
              <table:table-cell office:value-type="float" office:value="22.8">
                <text:p>22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23">
                <text:p>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6863425925926">
                <text:p>0.376863425925926</text:p>
              </table:table-cell>
              <table:table-cell office:value-type="float" office:value="23.2">
                <text:p>23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875">
                <text:p>0.376875</text:p>
              </table:table-cell>
              <table:table-cell office:value-type="float" office:value="24.7">
                <text:p>24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6886574074074">
                <text:p>0.376886574074074</text:p>
              </table:table-cell>
              <table:table-cell office:value-type="float" office:value="25.5">
                <text:p>25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6898148148148">
                <text:p>0.376898148148148</text:p>
              </table:table-cell>
              <table:table-cell office:value-type="float" office:value="25.9">
                <text:p>25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6921296296296">
                <text:p>0.376921296296296</text:p>
              </table:table-cell>
              <table:table-cell office:value-type="float" office:value="26.2">
                <text:p>26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3287037037">
                <text:p>0.37693287037037</text:p>
              </table:table-cell>
              <table:table-cell office:value-type="float" office:value="27.6">
                <text:p>27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6944444444444">
                <text:p>0.376944444444444</text:p>
              </table:table-cell>
              <table:table-cell office:value-type="float" office:value="28.9">
                <text:p>28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6956018518518">
                <text:p>0.376956018518518</text:p>
              </table:table-cell>
              <table:table-cell office:value-type="float" office:value="29.2">
                <text:p>29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30.7">
                <text:p>30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6979166666667">
                <text:p>0.376979166666667</text:p>
              </table:table-cell>
              <table:table-cell office:value-type="float" office:value="31.8">
                <text:p>31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6990740740741">
                <text:p>0.376990740740741</text:p>
              </table:table-cell>
              <table:table-cell office:value-type="float" office:value="33">
                <text:p>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7002314814815">
                <text:p>0.377002314814815</text:p>
              </table:table-cell>
              <table:table-cell office:value-type="float" office:value="34.1">
                <text:p>34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7013888888889">
                <text:p>0.377013888888889</text:p>
              </table:table-cell>
              <table:table-cell office:value-type="float" office:value="34.5">
                <text:p>34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7025462962963">
                <text:p>0.377025462962963</text:p>
              </table:table-cell>
              <table:table-cell office:value-type="float" office:value="36.2">
                <text:p>36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7048611111111">
                <text:p>0.377048611111111</text:p>
              </table:table-cell>
              <table:table-cell office:value-type="float" office:value="37.6">
                <text:p>37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7060185185185">
                <text:p>0.377060185185185</text:p>
              </table:table-cell>
              <table:table-cell office:value-type="float" office:value="38.3">
                <text:p>38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7071759259259">
                <text:p>0.377071759259259</text:p>
              </table:table-cell>
              <table:table-cell office:value-type="float" office:value="39.9">
                <text:p>39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41.4">
                <text:p>41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7094907407407">
                <text:p>0.377094907407407</text:p>
              </table:table-cell>
              <table:table-cell office:value-type="float" office:value="41.6">
                <text:p>41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7106481481481">
                <text:p>0.377106481481481</text:p>
              </table:table-cell>
              <table:table-cell office:value-type="float" office:value="44.5">
                <text:p>44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7118055555556">
                <text:p>0.377118055555556</text:p>
              </table:table-cell>
              <table:table-cell office:value-type="float" office:value="45.6">
                <text:p>45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712962962963">
                <text:p>0.37712962962963</text:p>
              </table:table-cell>
              <table:table-cell office:value-type="float" office:value="47.3">
                <text:p>47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7141203703704">
                <text:p>0.377141203703704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7152777777778">
                <text:p>0.377152777777778</text:p>
              </table:table-cell>
              <table:table-cell office:value-type="float" office:value="50.8">
                <text:p>50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7175925925926">
                <text:p>0.377175925925926</text:p>
              </table:table-cell>
              <table:table-cell office:value-type="float" office:value="52">
                <text:p>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71875">
                <text:p>0.3771875</text:p>
              </table:table-cell>
              <table:table-cell office:value-type="float" office:value="53.9">
                <text:p>53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7199074074074">
                <text:p>0.377199074074074</text:p>
              </table:table-cell>
              <table:table-cell office:value-type="float" office:value="55.8">
                <text:p>55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7210648148148">
                <text:p>0.377210648148148</text:p>
              </table:table-cell>
              <table:table-cell office:value-type="float" office:value="57.7">
                <text:p>57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7222222222222">
                <text:p>0.377222222222222</text:p>
              </table:table-cell>
              <table:table-cell office:value-type="float" office:value="59">
                <text:p>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7233796296296">
                <text:p>0.377233796296296</text:p>
              </table:table-cell>
              <table:table-cell office:value-type="float" office:value="60.5">
                <text:p>60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724537037037">
                <text:p>0.37724537037037</text:p>
              </table:table-cell>
              <table:table-cell office:value-type="float" office:value="63.1">
                <text:p>63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7256944444444">
                <text:p>0.377256944444444</text:p>
              </table:table-cell>
              <table:table-cell office:value-type="float" office:value="64.4">
                <text:p>64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7268518518518">
                <text:p>0.377268518518518</text:p>
              </table:table-cell>
              <table:table-cell office:value-type="float" office:value="66.5">
                <text:p>66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7280092592593">
                <text:p>0.377280092592593</text:p>
              </table:table-cell>
              <table:table-cell office:value-type="float" office:value="68.6">
                <text:p>68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7291666666667">
                <text:p>0.377291666666667</text:p>
              </table:table-cell>
              <table:table-cell office:value-type="float" office:value="70.8">
                <text:p>70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7314814814815">
                <text:p>0.377314814814815</text:p>
              </table:table-cell>
              <table:table-cell office:value-type="float" office:value="73">
                <text:p>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7326388888889">
                <text:p>0.377326388888889</text:p>
              </table:table-cell>
              <table:table-cell office:value-type="float" office:value="74.5">
                <text:p>74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337962962963">
                <text:p>0.377337962962963</text:p>
              </table:table-cell>
              <table:table-cell office:value-type="float" office:value="76.6">
                <text:p>76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7349537037037">
                <text:p>0.377349537037037</text:p>
              </table:table-cell>
              <table:table-cell office:value-type="float" office:value="78.8">
                <text:p>78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7361111111111">
                <text:p>0.377361111111111</text:p>
              </table:table-cell>
              <table:table-cell office:value-type="float" office:value="81">
                <text:p>8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81.8">
                <text:p>81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7384259259259">
                <text:p>0.377384259259259</text:p>
              </table:table-cell>
              <table:table-cell office:value-type="float" office:value="85">
                <text:p>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7395833333333">
                <text:p>0.377395833333333</text:p>
              </table:table-cell>
              <table:table-cell office:value-type="float" office:value="86.6">
                <text:p>86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7407407407407">
                <text:p>0.377407407407407</text:p>
              </table:table-cell>
              <table:table-cell office:value-type="float" office:value="89.6">
                <text:p>89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7418981481481">
                <text:p>0.377418981481481</text:p>
              </table:table-cell>
              <table:table-cell office:value-type="float" office:value="91.3">
                <text:p>91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744212962963">
                <text:p>0.37744212962963</text:p>
              </table:table-cell>
              <table:table-cell office:value-type="float" office:value="93.7">
                <text:p>93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7453703703704">
                <text:p>0.377453703703704</text:p>
              </table:table-cell>
              <table:table-cell office:value-type="float" office:value="96.1">
                <text:p>96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7465277777778">
                <text:p>0.377465277777778</text:p>
              </table:table-cell>
              <table:table-cell office:value-type="float" office:value="97.6">
                <text:p>97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7476851851852">
                <text:p>0.377476851851852</text:p>
              </table:table-cell>
              <table:table-cell office:value-type="float" office:value="99.9">
                <text:p>99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102.3">
                <text:p>102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75">
                <text:p>0.3775</text:p>
              </table:table-cell>
              <table:table-cell office:value-type="float" office:value="104.7">
                <text:p>104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7511574074074">
                <text:p>0.377511574074074</text:p>
              </table:table-cell>
              <table:table-cell office:value-type="float" office:value="105.6">
                <text:p>105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7523148148148">
                <text:p>0.377523148148148</text:p>
              </table:table-cell>
              <table:table-cell office:value-type="float" office:value="108.8">
                <text:p>108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7534722222222">
                <text:p>0.377534722222222</text:p>
              </table:table-cell>
              <table:table-cell office:value-type="float" office:value="110.3">
                <text:p>110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7546296296296">
                <text:p>0.377546296296296</text:p>
              </table:table-cell>
              <table:table-cell office:value-type="float" office:value="113.5">
                <text:p>113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7569444444444">
                <text:p>0.377569444444444</text:p>
              </table:table-cell>
              <table:table-cell office:value-type="float" office:value="115.2">
                <text:p>115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7581018518518">
                <text:p>0.377581018518518</text:p>
              </table:table-cell>
              <table:table-cell office:value-type="float" office:value="117.8">
                <text:p>117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592592592593">
                <text:p>0.377592592592593</text:p>
              </table:table-cell>
              <table:table-cell office:value-type="float" office:value="120.4">
                <text:p>120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123">
                <text:p>1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7615740740741">
                <text:p>0.377615740740741</text:p>
              </table:table-cell>
              <table:table-cell office:value-type="float" office:value="124.7">
                <text:p>124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7627314814815">
                <text:p>0.377627314814815</text:p>
              </table:table-cell>
              <table:table-cell office:value-type="float" office:value="127.1">
                <text:p>127.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7638888888889">
                <text:p>0.377638888888889</text:p>
              </table:table-cell>
              <table:table-cell office:value-type="float" office:value="129.9">
                <text:p>129.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7650462962963">
                <text:p>0.377650462962963</text:p>
              </table:table-cell>
              <table:table-cell office:value-type="float" office:value="132.6">
                <text:p>132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77662037037037">
                <text:p>0.377662037037037</text:p>
              </table:table-cell>
              <table:table-cell office:value-type="float" office:value="134.4">
                <text:p>134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7673611111111">
                <text:p>0.377673611111111</text:p>
              </table:table-cell>
              <table:table-cell office:value-type="float" office:value="137.3">
                <text:p>137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7696759259259">
                <text:p>0.377696759259259</text:p>
              </table:table-cell>
              <table:table-cell office:value-type="float" office:value="140.4">
                <text:p>140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7708333333333">
                <text:p>0.377708333333333</text:p>
              </table:table-cell>
              <table:table-cell office:value-type="float" office:value="142.5">
                <text:p>142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7731481481481">
                <text:p>0.377731481481481</text:p>
              </table:table-cell>
              <table:table-cell office:value-type="float" office:value="149.4">
                <text:p>149.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7743055555556">
                <text:p>0.377743055555556</text:p>
              </table:table-cell>
              <table:table-cell office:value-type="float" office:value="152.7">
                <text:p>152.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775462962963">
                <text:p>0.37775462962963</text:p>
              </table:table-cell>
              <table:table-cell office:value-type="float" office:value="155.6">
                <text:p>155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7766203703704">
                <text:p>0.377766203703704</text:p>
              </table:table-cell>
              <table:table-cell office:value-type="float" office:value="157.7">
                <text:p>157.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59.2">
                <text:p>159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7789351851852">
                <text:p>0.377789351851852</text:p>
              </table:table-cell>
              <table:table-cell office:value-type="float" office:value="161.1">
                <text:p>161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78125">
                <text:p>0.3778125</text:p>
              </table:table-cell>
              <table:table-cell office:value-type="float" office:value="163.1">
                <text:p>163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7824074074074">
                <text:p>0.377824074074074</text:p>
              </table:table-cell>
              <table:table-cell office:value-type="float" office:value="165">
                <text:p>1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166.2">
                <text:p>166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7847222222222">
                <text:p>0.377847222222222</text:p>
              </table:table-cell>
              <table:table-cell office:value-type="float" office:value="167.6">
                <text:p>167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7858796296296">
                <text:p>0.377858796296296</text:p>
              </table:table-cell>
              <table:table-cell office:value-type="float" office:value="170.4">
                <text:p>170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787037037037">
                <text:p>0.37787037037037</text:p>
              </table:table-cell>
              <table:table-cell office:value-type="float" office:value="171.8">
                <text:p>171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7881944444444">
                <text:p>0.377881944444444</text:p>
              </table:table-cell>
              <table:table-cell office:value-type="float" office:value="174.1">
                <text:p>174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7893518518519">
                <text:p>0.377893518518519</text:p>
              </table:table-cell>
              <table:table-cell office:value-type="float" office:value="176.3">
                <text:p>176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7905092592593">
                <text:p>0.377905092592593</text:p>
              </table:table-cell>
              <table:table-cell office:value-type="float" office:value="178.6">
                <text:p>178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7928240740741">
                <text:p>0.377928240740741</text:p>
              </table:table-cell>
              <table:table-cell office:value-type="float" office:value="180.8">
                <text:p>180.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7939814814815">
                <text:p>0.377939814814815</text:p>
              </table:table-cell>
              <table:table-cell office:value-type="float" office:value="182.8">
                <text:p>182.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184.2">
                <text:p>184.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7962962962963">
                <text:p>0.377962962962963</text:p>
              </table:table-cell>
              <table:table-cell office:value-type="float" office:value="186.2">
                <text:p>186.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7974537037037">
                <text:p>0.377974537037037</text:p>
              </table:table-cell>
              <table:table-cell office:value-type="float" office:value="188">
                <text:p>18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7986111111111">
                <text:p>0.377986111111111</text:p>
              </table:table-cell>
              <table:table-cell office:value-type="float" office:value="189.7">
                <text:p>189.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7997685185185">
                <text:p>0.377997685185185</text:p>
              </table:table-cell>
              <table:table-cell office:value-type="float" office:value="190.8">
                <text:p>190.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78009259259259">
                <text:p>0.378009259259259</text:p>
              </table:table-cell>
              <table:table-cell office:value-type="float" office:value="192">
                <text:p>19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78020833333333">
                <text:p>0.378020833333333</text:p>
              </table:table-cell>
              <table:table-cell office:value-type="float" office:value="194.2">
                <text:p>194.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8032407407407">
                <text:p>0.378032407407407</text:p>
              </table:table-cell>
              <table:table-cell office:value-type="float" office:value="195.2">
                <text:p>195.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8055555555555">
                <text:p>0.378055555555555</text:p>
              </table:table-cell>
              <table:table-cell office:value-type="float" office:value="196.9">
                <text:p>196.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198.6">
                <text:p>198.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8078703703704">
                <text:p>0.378078703703704</text:p>
              </table:table-cell>
              <table:table-cell office:value-type="float" office:value="200.5">
                <text:p>200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8090277777778">
                <text:p>0.378090277777778</text:p>
              </table:table-cell>
              <table:table-cell office:value-type="float" office:value="202.3">
                <text:p>202.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8101851851852">
                <text:p>0.378101851851852</text:p>
              </table:table-cell>
              <table:table-cell office:value-type="float" office:value="203.5">
                <text:p>20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8113425925926">
                <text:p>0.378113425925926</text:p>
              </table:table-cell>
              <table:table-cell office:value-type="float" office:value="205.4">
                <text:p>205.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8125">
                <text:p>0.378125</text:p>
              </table:table-cell>
              <table:table-cell office:value-type="float" office:value="207.2">
                <text:p>207.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8136574074074">
                <text:p>0.378136574074074</text:p>
              </table:table-cell>
              <table:table-cell office:value-type="float" office:value="208.9">
                <text:p>208.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8148148148148">
                <text:p>0.378148148148148</text:p>
              </table:table-cell>
              <table:table-cell office:value-type="float" office:value="209.5">
                <text:p>20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8159722222222">
                <text:p>0.378159722222222</text:p>
              </table:table-cell>
              <table:table-cell office:value-type="float" office:value="211.6">
                <text:p>211.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212.9">
                <text:p>212.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8194444444444">
                <text:p>0.378194444444444</text:p>
              </table:table-cell>
              <table:table-cell office:value-type="float" office:value="214.8">
                <text:p>21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8206018518519">
                <text:p>0.378206018518519</text:p>
              </table:table-cell>
              <table:table-cell office:value-type="float" office:value="216.1">
                <text:p>216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8217592592593">
                <text:p>0.378217592592593</text:p>
              </table:table-cell>
              <table:table-cell office:value-type="float" office:value="217">
                <text:p>2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8229166666667">
                <text:p>0.378229166666667</text:p>
              </table:table-cell>
              <table:table-cell office:value-type="float" office:value="217.5">
                <text:p>21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8240740740741">
                <text:p>0.378240740740741</text:p>
              </table:table-cell>
              <table:table-cell office:value-type="float" office:value="218">
                <text:p>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8252314814815">
                <text:p>0.378252314814815</text:p>
              </table:table-cell>
              <table:table-cell office:value-type="float" office:value="218.5">
                <text:p>21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8263888888889">
                <text:p>0.378263888888889</text:p>
              </table:table-cell>
              <table:table-cell office:value-type="float" office:value="218.6">
                <text:p>2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8275462962963">
                <text:p>0.378275462962963</text:p>
              </table:table-cell>
              <table:table-cell office:value-type="float" office:value="218.9">
                <text:p>21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218.9">
                <text:p>21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8310185185185">
                <text:p>0.378310185185185</text:p>
              </table:table-cell>
              <table:table-cell office:value-type="float" office:value="218.8">
                <text:p>218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8321759259259">
                <text:p>0.378321759259259</text:p>
              </table:table-cell>
              <table:table-cell office:value-type="float" office:value="218.7">
                <text:p>218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8333333333333">
                <text:p>0.378333333333333</text:p>
              </table:table-cell>
              <table:table-cell office:value-type="float" office:value="218.2">
                <text:p>2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8344907407407">
                <text:p>0.378344907407407</text:p>
              </table:table-cell>
              <table:table-cell office:value-type="float" office:value="217.7">
                <text:p>217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8356481481481">
                <text:p>0.378356481481481</text:p>
              </table:table-cell>
              <table:table-cell office:value-type="float" office:value="216.3">
                <text:p>216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78368055555556">
                <text:p>0.378368055555556</text:p>
              </table:table-cell>
              <table:table-cell office:value-type="float" office:value="215.8">
                <text:p>215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837962962963">
                <text:p>0.37837962962963</text:p>
              </table:table-cell>
              <table:table-cell office:value-type="float" office:value="214.9">
                <text:p>214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8391203703704">
                <text:p>0.378391203703704</text:p>
              </table:table-cell>
              <table:table-cell office:value-type="float" office:value="214.6">
                <text:p>21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8402777777778">
                <text:p>0.378402777777778</text:p>
              </table:table-cell>
              <table:table-cell office:value-type="float" office:value="213.1">
                <text:p>213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8425925925926">
                <text:p>0.378425925925926</text:p>
              </table:table-cell>
              <table:table-cell office:value-type="float" office:value="212.5">
                <text:p>21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784375">
                <text:p>0.3784375</text:p>
              </table:table-cell>
              <table:table-cell office:value-type="float" office:value="211.4">
                <text:p>21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8449074074074">
                <text:p>0.378449074074074</text:p>
              </table:table-cell>
              <table:table-cell office:value-type="float" office:value="211">
                <text:p>2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8460648148148">
                <text:p>0.378460648148148</text:p>
              </table:table-cell>
              <table:table-cell office:value-type="float" office:value="209.3">
                <text:p>20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208.6">
                <text:p>20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8483796296296">
                <text:p>0.378483796296296</text:p>
              </table:table-cell>
              <table:table-cell office:value-type="float" office:value="208.4">
                <text:p>20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849537037037">
                <text:p>0.37849537037037</text:p>
              </table:table-cell>
              <table:table-cell office:value-type="float" office:value="206.3">
                <text:p>206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78506944444444">
                <text:p>0.378506944444444</text:p>
              </table:table-cell>
              <table:table-cell office:value-type="float" office:value="205.5">
                <text:p>20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78518518518519">
                <text:p>0.378518518518519</text:p>
              </table:table-cell>
              <table:table-cell office:value-type="float" office:value="205.2">
                <text:p>205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78530092592593">
                <text:p>0.378530092592593</text:p>
              </table:table-cell>
              <table:table-cell office:value-type="float" office:value="203.3">
                <text:p>203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8553240740741">
                <text:p>0.378553240740741</text:p>
              </table:table-cell>
              <table:table-cell office:value-type="float" office:value="202.3">
                <text:p>202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78564814814815">
                <text:p>0.378564814814815</text:p>
              </table:table-cell>
              <table:table-cell office:value-type="float" office:value="201.9">
                <text:p>201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8576388888889">
                <text:p>0.378576388888889</text:p>
              </table:table-cell>
              <table:table-cell office:value-type="float" office:value="200.5">
                <text:p>20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199.5">
                <text:p>19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8599537037037">
                <text:p>0.378599537037037</text:p>
              </table:table-cell>
              <table:table-cell office:value-type="float" office:value="198.4">
                <text:p>19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8611111111111">
                <text:p>0.378611111111111</text:p>
              </table:table-cell>
              <table:table-cell office:value-type="float" office:value="197.3">
                <text:p>19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8622685185185">
                <text:p>0.378622685185185</text:p>
              </table:table-cell>
              <table:table-cell office:value-type="float" office:value="196.8">
                <text:p>196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8634259259259">
                <text:p>0.378634259259259</text:p>
              </table:table-cell>
              <table:table-cell office:value-type="float" office:value="196.4">
                <text:p>196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8645833333333">
                <text:p>0.378645833333333</text:p>
              </table:table-cell>
              <table:table-cell office:value-type="float" office:value="194.9">
                <text:p>194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8657407407407">
                <text:p>0.378657407407407</text:p>
              </table:table-cell>
              <table:table-cell office:value-type="float" office:value="193.4">
                <text:p>19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8680555555556">
                <text:p>0.378680555555556</text:p>
              </table:table-cell>
              <table:table-cell office:value-type="float" office:value="193.2">
                <text:p>193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869212962963">
                <text:p>0.37869212962963</text:p>
              </table:table-cell>
              <table:table-cell office:value-type="float" office:value="191.6">
                <text:p>191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190.6">
                <text:p>190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715277777778">
                <text:p>0.378715277777778</text:p>
              </table:table-cell>
              <table:table-cell office:value-type="float" office:value="190.3">
                <text:p>19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78726851851852">
                <text:p>0.378726851851852</text:p>
              </table:table-cell>
              <table:table-cell office:value-type="float" office:value="188.8">
                <text:p>188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8738425925926">
                <text:p>0.378738425925926</text:p>
              </table:table-cell>
              <table:table-cell office:value-type="float" office:value="187.7">
                <text:p>187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875">
                <text:p>0.37875</text:p>
              </table:table-cell>
              <table:table-cell office:value-type="float" office:value="187.3">
                <text:p>18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78761574074074">
                <text:p>0.378761574074074</text:p>
              </table:table-cell>
              <table:table-cell office:value-type="float" office:value="185.6">
                <text:p>185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8773148148148">
                <text:p>0.378773148148148</text:p>
              </table:table-cell>
              <table:table-cell office:value-type="float" office:value="184.9">
                <text:p>184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78784722222222">
                <text:p>0.378784722222222</text:p>
              </table:table-cell>
              <table:table-cell office:value-type="float" office:value="184.3">
                <text:p>184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7880787037037">
                <text:p>0.37880787037037</text:p>
              </table:table-cell>
              <table:table-cell office:value-type="float" office:value="182.6">
                <text:p>182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181.8">
                <text:p>181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78831018518518">
                <text:p>0.378831018518518</text:p>
              </table:table-cell>
              <table:table-cell office:value-type="float" office:value="181">
                <text:p>1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8842592592593">
                <text:p>0.378842592592593</text:p>
              </table:table-cell>
              <table:table-cell office:value-type="float" office:value="179.5">
                <text:p>17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78854166666667">
                <text:p>0.378854166666667</text:p>
              </table:table-cell>
              <table:table-cell office:value-type="float" office:value="178.5">
                <text:p>17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8865740740741">
                <text:p>0.378865740740741</text:p>
              </table:table-cell>
              <table:table-cell office:value-type="float" office:value="177.9">
                <text:p>17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8877314814815">
                <text:p>0.378877314814815</text:p>
              </table:table-cell>
              <table:table-cell office:value-type="float" office:value="176.8">
                <text:p>176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8888888888889">
                <text:p>0.378888888888889</text:p>
              </table:table-cell>
              <table:table-cell office:value-type="float" office:value="175.7">
                <text:p>17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78900462962963">
                <text:p>0.378900462962963</text:p>
              </table:table-cell>
              <table:table-cell office:value-type="float" office:value="175.2">
                <text:p>175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8912037037037">
                <text:p>0.378912037037037</text:p>
              </table:table-cell>
              <table:table-cell office:value-type="float" office:value="173.8">
                <text:p>173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173.5">
                <text:p>17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8946759259259">
                <text:p>0.378946759259259</text:p>
              </table:table-cell>
              <table:table-cell office:value-type="float" office:value="172.2">
                <text:p>172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78958333333333">
                <text:p>0.378958333333333</text:p>
              </table:table-cell>
              <table:table-cell office:value-type="float" office:value="171.8">
                <text:p>171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8969907407407">
                <text:p>0.378969907407407</text:p>
              </table:table-cell>
              <table:table-cell office:value-type="float" office:value="170.2">
                <text:p>170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8981481481481">
                <text:p>0.378981481481481</text:p>
              </table:table-cell>
              <table:table-cell office:value-type="float" office:value="169.6">
                <text:p>169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78993055555556">
                <text:p>0.378993055555556</text:p>
              </table:table-cell>
              <table:table-cell office:value-type="float" office:value="168.8">
                <text:p>168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7900462962963">
                <text:p>0.37900462962963</text:p>
              </table:table-cell>
              <table:table-cell office:value-type="float" office:value="168.4">
                <text:p>16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79016203703704">
                <text:p>0.379016203703704</text:p>
              </table:table-cell>
              <table:table-cell office:value-type="float" office:value="166.8">
                <text:p>166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9027777777778">
                <text:p>0.379027777777778</text:p>
              </table:table-cell>
              <table:table-cell office:value-type="float" office:value="166.1">
                <text:p>166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9039351851852">
                <text:p>0.379039351851852</text:p>
              </table:table-cell>
              <table:table-cell office:value-type="float" office:value="165.9">
                <text:p>16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90625">
                <text:p>0.3790625</text:p>
              </table:table-cell>
              <table:table-cell office:value-type="float" office:value="164.4">
                <text:p>16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9074074074074">
                <text:p>0.379074074074074</text:p>
              </table:table-cell>
              <table:table-cell office:value-type="float" office:value="163.5">
                <text:p>16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9085648148148">
                <text:p>0.379085648148148</text:p>
              </table:table-cell>
              <table:table-cell office:value-type="float" office:value="163.3">
                <text:p>163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9097222222222">
                <text:p>0.379097222222222</text:p>
              </table:table-cell>
              <table:table-cell office:value-type="float" office:value="163">
                <text:p>1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9108796296296">
                <text:p>0.379108796296296</text:p>
              </table:table-cell>
              <table:table-cell office:value-type="float" office:value="161.1">
                <text:p>161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7912037037037">
                <text:p>0.37912037037037</text:p>
              </table:table-cell>
              <table:table-cell office:value-type="float" office:value="160.5">
                <text:p>16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79131944444444">
                <text:p>0.379131944444444</text:p>
              </table:table-cell>
              <table:table-cell office:value-type="float" office:value="160.3">
                <text:p>16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79143518518518">
                <text:p>0.379143518518518</text:p>
              </table:table-cell>
              <table:table-cell office:value-type="float" office:value="158.9">
                <text:p>15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79155092592593">
                <text:p>0.379155092592593</text:p>
              </table:table-cell>
              <table:table-cell office:value-type="float" office:value="158.2">
                <text:p>15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157.6">
                <text:p>157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79178240740741">
                <text:p>0.379178240740741</text:p>
              </table:table-cell>
              <table:table-cell office:value-type="float" office:value="157.3">
                <text:p>15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9201388888889">
                <text:p>0.379201388888889</text:p>
              </table:table-cell>
              <table:table-cell office:value-type="float" office:value="156.8">
                <text:p>156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9212962962963">
                <text:p>0.379212962962963</text:p>
              </table:table-cell>
              <table:table-cell office:value-type="float" office:value="155.3">
                <text:p>15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9224537037037">
                <text:p>0.379224537037037</text:p>
              </table:table-cell>
              <table:table-cell office:value-type="float" office:value="154.8">
                <text:p>15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9236111111111">
                <text:p>0.379236111111111</text:p>
              </table:table-cell>
              <table:table-cell office:value-type="float" office:value="154.4">
                <text:p>15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9247685185185">
                <text:p>0.379247685185185</text:p>
              </table:table-cell>
              <table:table-cell office:value-type="float" office:value="153.9">
                <text:p>153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9259259259259">
                <text:p>0.379259259259259</text:p>
              </table:table-cell>
              <table:table-cell office:value-type="float" office:value="152.7">
                <text:p>152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9270833333333">
                <text:p>0.379270833333333</text:p>
              </table:table-cell>
              <table:table-cell office:value-type="float" office:value="151.7">
                <text:p>151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151.6">
                <text:p>151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9293981481481">
                <text:p>0.379293981481481</text:p>
              </table:table-cell>
              <table:table-cell office:value-type="float" office:value="151.1">
                <text:p>151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9305555555556">
                <text:p>0.379305555555556</text:p>
              </table:table-cell>
              <table:table-cell office:value-type="float" office:value="149.5">
                <text:p>14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9328703703704">
                <text:p>0.379328703703704</text:p>
              </table:table-cell>
              <table:table-cell office:value-type="float" office:value="149.1">
                <text:p>14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9340277777778">
                <text:p>0.379340277777778</text:p>
              </table:table-cell>
              <table:table-cell office:value-type="float" office:value="148.3">
                <text:p>148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9351851851852">
                <text:p>0.379351851851852</text:p>
              </table:table-cell>
              <table:table-cell office:value-type="float" office:value="148">
                <text:p>1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9363425925926">
                <text:p>0.379363425925926</text:p>
              </table:table-cell>
              <table:table-cell office:value-type="float" office:value="147.5">
                <text:p>14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9375">
                <text:p>0.379375</text:p>
              </table:table-cell>
              <table:table-cell office:value-type="float" office:value="147.3">
                <text:p>14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9386574074074">
                <text:p>0.379386574074074</text:p>
              </table:table-cell>
              <table:table-cell office:value-type="float" office:value="145.6">
                <text:p>145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9398148148148">
                <text:p>0.379398148148148</text:p>
              </table:table-cell>
              <table:table-cell office:value-type="float" office:value="145.1">
                <text:p>145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9409722222222">
                <text:p>0.379409722222222</text:p>
              </table:table-cell>
              <table:table-cell office:value-type="float" office:value="144.8">
                <text:p>14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9421296296296">
                <text:p>0.379421296296296</text:p>
              </table:table-cell>
              <table:table-cell office:value-type="float" office:value="144.5">
                <text:p>14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943287037037">
                <text:p>0.37943287037037</text:p>
              </table:table-cell>
              <table:table-cell office:value-type="float" office:value="143.1">
                <text:p>143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9456018518519">
                <text:p>0.379456018518519</text:p>
              </table:table-cell>
              <table:table-cell office:value-type="float" office:value="142.5">
                <text:p>14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9467592592593">
                <text:p>0.379467592592593</text:p>
              </table:table-cell>
              <table:table-cell office:value-type="float" office:value="142.3">
                <text:p>142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9479166666667">
                <text:p>0.379479166666667</text:p>
              </table:table-cell>
              <table:table-cell office:value-type="float" office:value="141.9">
                <text:p>141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9490740740741">
                <text:p>0.379490740740741</text:p>
              </table:table-cell>
              <table:table-cell office:value-type="float" office:value="140.7">
                <text:p>140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9502314814815">
                <text:p>0.379502314814815</text:p>
              </table:table-cell>
              <table:table-cell office:value-type="float" office:value="140.1">
                <text:p>14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9513888888889">
                <text:p>0.379513888888889</text:p>
              </table:table-cell>
              <table:table-cell office:value-type="float" office:value="139.8">
                <text:p>13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9525462962963">
                <text:p>0.379525462962963</text:p>
              </table:table-cell>
              <table:table-cell office:value-type="float" office:value="139.5">
                <text:p>13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9537037037037">
                <text:p>0.379537037037037</text:p>
              </table:table-cell>
              <table:table-cell office:value-type="float" office:value="139.2">
                <text:p>139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9548611111111">
                <text:p>0.379548611111111</text:p>
              </table:table-cell>
              <table:table-cell office:value-type="float" office:value="137.7">
                <text:p>137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9560185185185">
                <text:p>0.379560185185185</text:p>
              </table:table-cell>
              <table:table-cell office:value-type="float" office:value="137.2">
                <text:p>13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9583333333333">
                <text:p>0.379583333333333</text:p>
              </table:table-cell>
              <table:table-cell office:value-type="float" office:value="137">
                <text:p>1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9594907407407">
                <text:p>0.379594907407407</text:p>
              </table:table-cell>
              <table:table-cell office:value-type="float" office:value="136.5">
                <text:p>13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9606481481481">
                <text:p>0.379606481481481</text:p>
              </table:table-cell>
              <table:table-cell office:value-type="float" office:value="135.3">
                <text:p>13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9618055555556">
                <text:p>0.379618055555556</text:p>
              </table:table-cell>
              <table:table-cell office:value-type="float" office:value="134.6">
                <text:p>13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962962962963">
                <text:p>0.37962962962963</text:p>
              </table:table-cell>
              <table:table-cell office:value-type="float" office:value="134.5">
                <text:p>1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9641203703704">
                <text:p>0.379641203703704</text:p>
              </table:table-cell>
              <table:table-cell office:value-type="float" office:value="134.1">
                <text:p>134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9652777777778">
                <text:p>0.379652777777778</text:p>
              </table:table-cell>
              <table:table-cell office:value-type="float" office:value="133.8">
                <text:p>133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9664351851852">
                <text:p>0.379664351851852</text:p>
              </table:table-cell>
              <table:table-cell office:value-type="float" office:value="133.2">
                <text:p>133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9675925925926">
                <text:p>0.379675925925926</text:p>
              </table:table-cell>
              <table:table-cell office:value-type="float" office:value="132.9">
                <text:p>132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96875">
                <text:p>0.3796875</text:p>
              </table:table-cell>
              <table:table-cell office:value-type="float" office:value="132.3">
                <text:p>132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9710648148148">
                <text:p>0.379710648148148</text:p>
              </table:table-cell>
              <table:table-cell office:value-type="float" office:value="131.2">
                <text:p>131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9722222222222">
                <text:p>0.379722222222222</text:p>
              </table:table-cell>
              <table:table-cell office:value-type="float" office:value="130.3">
                <text:p>13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9733796296296">
                <text:p>0.379733796296296</text:p>
              </table:table-cell>
              <table:table-cell office:value-type="float" office:value="130.2">
                <text:p>130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974537037037">
                <text:p>0.37974537037037</text:p>
              </table:table-cell>
              <table:table-cell office:value-type="float" office:value="129.8">
                <text:p>12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9756944444444">
                <text:p>0.379756944444444</text:p>
              </table:table-cell>
              <table:table-cell office:value-type="float" office:value="129.3">
                <text:p>12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9768518518518">
                <text:p>0.379768518518518</text:p>
              </table:table-cell>
              <table:table-cell office:value-type="float" office:value="128">
                <text:p>1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9780092592593">
                <text:p>0.379780092592593</text:p>
              </table:table-cell>
              <table:table-cell office:value-type="float" office:value="127.6">
                <text:p>127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9791666666667">
                <text:p>0.379791666666667</text:p>
              </table:table-cell>
              <table:table-cell office:value-type="float" office:value="127.4">
                <text:p>127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127">
                <text:p>1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9814814814815">
                <text:p>0.379814814814815</text:p>
              </table:table-cell>
              <table:table-cell office:value-type="float" office:value="126.7">
                <text:p>126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9837962962963">
                <text:p>0.379837962962963</text:p>
              </table:table-cell>
              <table:table-cell office:value-type="float" office:value="126.3">
                <text:p>126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9849537037037">
                <text:p>0.379849537037037</text:p>
              </table:table-cell>
              <table:table-cell office:value-type="float" office:value="124.9">
                <text:p>124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9861111111111">
                <text:p>0.379861111111111</text:p>
              </table:table-cell>
              <table:table-cell office:value-type="float" office:value="124.4">
                <text:p>12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9872685185185">
                <text:p>0.379872685185185</text:p>
              </table:table-cell>
              <table:table-cell office:value-type="float" office:value="124.1">
                <text:p>124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9884259259259">
                <text:p>0.379884259259259</text:p>
              </table:table-cell>
              <table:table-cell office:value-type="float" office:value="123.9">
                <text:p>123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9895833333333">
                <text:p>0.379895833333333</text:p>
              </table:table-cell>
              <table:table-cell office:value-type="float" office:value="123.4">
                <text:p>12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9907407407407">
                <text:p>0.379907407407407</text:p>
              </table:table-cell>
              <table:table-cell office:value-type="float" office:value="122.9">
                <text:p>122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122.3">
                <text:p>122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9930555555556">
                <text:p>0.379930555555556</text:p>
              </table:table-cell>
              <table:table-cell office:value-type="float" office:value="121.2">
                <text:p>121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994212962963">
                <text:p>0.37994212962963</text:p>
              </table:table-cell>
              <table:table-cell office:value-type="float" office:value="120.6">
                <text:p>120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9965277777778">
                <text:p>0.379965277777778</text:p>
              </table:table-cell>
              <table:table-cell office:value-type="float" office:value="120.3">
                <text:p>12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9976851851852">
                <text:p>0.379976851851852</text:p>
              </table:table-cell>
              <table:table-cell office:value-type="float" office:value="119.9">
                <text:p>119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9988425925926">
                <text:p>0.379988425925926</text:p>
              </table:table-cell>
              <table:table-cell office:value-type="float" office:value="119.8">
                <text:p>11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">
                <text:p>0.38</text:p>
              </table:table-cell>
              <table:table-cell office:value-type="float" office:value="119.2">
                <text:p>119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0011574074074">
                <text:p>0.38001157407407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0023148148148">
                <text:p>0.380023148148148</text:p>
              </table:table-cell>
              <table:table-cell office:value-type="float" office:value="118.1">
                <text:p>118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117.7">
                <text:p>117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80046296296296">
                <text:p>0.380046296296296</text:p>
              </table:table-cell>
              <table:table-cell office:value-type="float" office:value="116.4">
                <text:p>116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005787037037">
                <text:p>0.38005787037037</text:p>
              </table:table-cell>
              <table:table-cell office:value-type="float" office:value="115.9">
                <text:p>11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0069444444444">
                <text:p>0.380069444444444</text:p>
              </table:table-cell>
              <table:table-cell office:value-type="float" office:value="115.7">
                <text:p>11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0092592592593">
                <text:p>0.380092592592593</text:p>
              </table:table-cell>
              <table:table-cell office:value-type="float" office:value="115.4">
                <text:p>115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0104166666667">
                <text:p>0.380104166666667</text:p>
              </table:table-cell>
              <table:table-cell office:value-type="float" office:value="115.1">
                <text:p>115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0115740740741">
                <text:p>0.380115740740741</text:p>
              </table:table-cell>
              <table:table-cell office:value-type="float" office:value="114.6">
                <text:p>11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80127314814815">
                <text:p>0.380127314814815</text:p>
              </table:table-cell>
              <table:table-cell office:value-type="float" office:value="114.1">
                <text:p>114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80138888888889">
                <text:p>0.380138888888889</text:p>
              </table:table-cell>
              <table:table-cell office:value-type="float" office:value="113.5">
                <text:p>11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113.2">
                <text:p>113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0162037037037">
                <text:p>0.380162037037037</text:p>
              </table:table-cell>
              <table:table-cell office:value-type="float" office:value="112">
                <text:p>1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173611111111">
                <text:p>0.380173611111111</text:p>
              </table:table-cell>
              <table:table-cell office:value-type="float" office:value="111.4">
                <text:p>11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96759259259">
                <text:p>0.380196759259259</text:p>
              </table:table-cell>
              <table:table-cell office:value-type="float" office:value="111.3">
                <text:p>111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208333333333">
                <text:p>0.380208333333333</text:p>
              </table:table-cell>
              <table:table-cell office:value-type="float" office:value="111.1">
                <text:p>111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219907407407">
                <text:p>0.380219907407407</text:p>
              </table:table-cell>
              <table:table-cell office:value-type="float" office:value="110.8">
                <text:p>11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231481481481">
                <text:p>0.380231481481481</text:p>
              </table:table-cell>
              <table:table-cell office:value-type="float" office:value="110.3">
                <text:p>11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243055555555">
                <text:p>0.380243055555555</text:p>
              </table:table-cell>
              <table:table-cell office:value-type="float" office:value="109.8">
                <text:p>10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25462962963">
                <text:p>0.38025462962963</text:p>
              </table:table-cell>
              <table:table-cell office:value-type="float" office:value="109.3">
                <text:p>10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0266203703704">
                <text:p>0.380266203703704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0277777777778">
                <text:p>0.380277777777778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0289351851852">
                <text:p>0.380289351851852</text:p>
              </table:table-cell>
              <table:table-cell office:value-type="float" office:value="108">
                <text:p>1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0300925925926">
                <text:p>0.380300925925926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0324074074074">
                <text:p>0.380324074074074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0335648148148">
                <text:p>0.380335648148148</text:p>
              </table:table-cell>
              <table:table-cell office:value-type="float" office:value="106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0347222222222">
                <text:p>0.380347222222222</text:p>
              </table:table-cell>
              <table:table-cell office:value-type="float" office:value="105.7">
                <text:p>10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0358796296296">
                <text:p>0.380358796296296</text:p>
              </table:table-cell>
              <table:table-cell office:value-type="float" office:value="105.5">
                <text:p>10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037037037037">
                <text:p>0.38037037037037</text:p>
              </table:table-cell>
              <table:table-cell office:value-type="float" office:value="105.3">
                <text:p>10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105">
                <text:p>1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0393518518518">
                <text:p>0.380393518518518</text:p>
              </table:table-cell>
              <table:table-cell office:value-type="float" office:value="104.6">
                <text:p>10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0405092592593">
                <text:p>0.380405092592593</text:p>
              </table:table-cell>
              <table:table-cell office:value-type="float" office:value="104.1">
                <text:p>104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0416666666667">
                <text:p>0.380416666666667</text:p>
              </table:table-cell>
              <table:table-cell office:value-type="float" office:value="103.8">
                <text:p>103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0428240740741">
                <text:p>0.380428240740741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0451388888889">
                <text:p>0.380451388888889</text:p>
              </table:table-cell>
              <table:table-cell office:value-type="float" office:value="102.9">
                <text:p>102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0462962962963">
                <text:p>0.380462962962963</text:p>
              </table:table-cell>
              <table:table-cell office:value-type="float" office:value="102.4">
                <text:p>102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0474537037037">
                <text:p>0.380474537037037</text:p>
              </table:table-cell>
              <table:table-cell office:value-type="float" office:value="102.1">
                <text:p>102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0486111111111">
                <text:p>0.380486111111111</text:p>
              </table:table-cell>
              <table:table-cell office:value-type="float" office:value="101.8">
                <text:p>101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0497685185185">
                <text:p>0.380497685185185</text:p>
              </table:table-cell>
              <table:table-cell office:value-type="float" office:value="101.3">
                <text:p>101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0509259259259">
                <text:p>0.380509259259259</text:p>
              </table:table-cell>
              <table:table-cell office:value-type="float" office:value="100.9">
                <text:p>100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0520833333333">
                <text:p>0.380520833333333</text:p>
              </table:table-cell>
              <table:table-cell office:value-type="float" office:value="100.5">
                <text:p>10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0532407407407">
                <text:p>0.380532407407407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0543981481481">
                <text:p>0.380543981481481</text:p>
              </table:table-cell>
              <table:table-cell office:value-type="float" office:value="99.7">
                <text:p>99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99.3">
                <text:p>9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056712962963">
                <text:p>0.38056712962963</text:p>
              </table:table-cell>
              <table:table-cell office:value-type="float" office:value="98.9">
                <text:p>9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590277777778">
                <text:p>0.380590277777778</text:p>
              </table:table-cell>
              <table:table-cell office:value-type="float" office:value="98.4">
                <text:p>9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0601851851852">
                <text:p>0.380601851851852</text:p>
              </table:table-cell>
              <table:table-cell office:value-type="float" office:value="98.1">
                <text:p>98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0613425925926">
                <text:p>0.380613425925926</text:p>
              </table:table-cell>
              <table:table-cell office:value-type="float" office:value="97.7">
                <text:p>97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0625">
                <text:p>0.380625</text:p>
              </table:table-cell>
              <table:table-cell office:value-type="float" office:value="97.3">
                <text:p>9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0636574074074">
                <text:p>0.380636574074074</text:p>
              </table:table-cell>
              <table:table-cell office:value-type="float" office:value="96.9">
                <text:p>96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0648148148148">
                <text:p>0.380648148148148</text:p>
              </table:table-cell>
              <table:table-cell office:value-type="float" office:value="96.6">
                <text:p>96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0659722222222">
                <text:p>0.380659722222222</text:p>
              </table:table-cell>
              <table:table-cell office:value-type="float" office:value="96.2">
                <text:p>96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95.7">
                <text:p>9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068287037037">
                <text:p>0.38068287037037</text:p>
              </table:table-cell>
              <table:table-cell office:value-type="float" office:value="95.2">
                <text:p>95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0694444444444">
                <text:p>0.380694444444444</text:p>
              </table:table-cell>
              <table:table-cell office:value-type="float" office:value="94.8">
                <text:p>9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0717592592593">
                <text:p>0.380717592592593</text:p>
              </table:table-cell>
              <table:table-cell office:value-type="float" office:value="94.6">
                <text:p>9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0729166666667">
                <text:p>0.380729166666667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0740740740741">
                <text:p>0.380740740740741</text:p>
              </table:table-cell>
              <table:table-cell office:value-type="float" office:value="93.6">
                <text:p>9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0752314814815">
                <text:p>0.380752314814815</text:p>
              </table:table-cell>
              <table:table-cell office:value-type="float" office:value="93.1">
                <text:p>93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0763888888889">
                <text:p>0.380763888888889</text:p>
              </table:table-cell>
              <table:table-cell office:value-type="float" office:value="93">
                <text:p>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0775462962963">
                <text:p>0.380775462962963</text:p>
              </table:table-cell>
              <table:table-cell office:value-type="float" office:value="92.5">
                <text:p>9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92.1">
                <text:p>92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0798611111111">
                <text:p>0.380798611111111</text:p>
              </table:table-cell>
              <table:table-cell office:value-type="float" office:value="91.6">
                <text:p>91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0810185185185">
                <text:p>0.380810185185185</text:p>
              </table:table-cell>
              <table:table-cell office:value-type="float" office:value="91.4">
                <text:p>9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0821759259259">
                <text:p>0.380821759259259</text:p>
              </table:table-cell>
              <table:table-cell office:value-type="float" office:value="91">
                <text:p>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0844907407407">
                <text:p>0.380844907407407</text:p>
              </table:table-cell>
              <table:table-cell office:value-type="float" office:value="90.6">
                <text:p>90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0856481481481">
                <text:p>0.380856481481481</text:p>
              </table:table-cell>
              <table:table-cell office:value-type="float" office:value="90.1">
                <text:p>9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0868055555555">
                <text:p>0.380868055555555</text:p>
              </table:table-cell>
              <table:table-cell office:value-type="float" office:value="89.9">
                <text:p>89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087962962963">
                <text:p>0.38087962962963</text:p>
              </table:table-cell>
              <table:table-cell office:value-type="float" office:value="89.6">
                <text:p>89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0891203703704">
                <text:p>0.380891203703704</text:p>
              </table:table-cell>
              <table:table-cell office:value-type="float" office:value="89.1">
                <text:p>8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88.7">
                <text:p>88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0914351851852">
                <text:p>0.380914351851852</text:p>
              </table:table-cell>
              <table:table-cell office:value-type="float" office:value="88.5">
                <text:p>8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0925925925926">
                <text:p>0.380925925925926</text:p>
              </table:table-cell>
              <table:table-cell office:value-type="float" office:value="88.2">
                <text:p>8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09375">
                <text:p>0.3809375</text:p>
              </table:table-cell>
              <table:table-cell office:value-type="float" office:value="87.8">
                <text:p>87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0949074074074">
                <text:p>0.380949074074074</text:p>
              </table:table-cell>
              <table:table-cell office:value-type="float" office:value="87.3">
                <text:p>8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0972222222222">
                <text:p>0.380972222222222</text:p>
              </table:table-cell>
              <table:table-cell office:value-type="float" office:value="87.1">
                <text:p>87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0983796296296">
                <text:p>0.380983796296296</text:p>
              </table:table-cell>
              <table:table-cell office:value-type="float" office:value="86.7">
                <text:p>86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099537037037">
                <text:p>0.38099537037037</text:p>
              </table:table-cell>
              <table:table-cell office:value-type="float" office:value="86.4">
                <text:p>86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1006944444444">
                <text:p>0.381006944444444</text:p>
              </table:table-cell>
              <table:table-cell office:value-type="float" office:value="85.9">
                <text:p>8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85.7">
                <text:p>8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1030092592593">
                <text:p>0.381030092592593</text:p>
              </table:table-cell>
              <table:table-cell office:value-type="float" office:value="85.3">
                <text:p>8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1041666666667">
                <text:p>0.381041666666667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1053240740741">
                <text:p>0.381053240740741</text:p>
              </table:table-cell>
              <table:table-cell office:value-type="float" office:value="84.6">
                <text:p>8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1064814814815">
                <text:p>0.381064814814815</text:p>
              </table:table-cell>
              <table:table-cell office:value-type="float" office:value="84.3">
                <text:p>84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1076388888889">
                <text:p>0.381076388888889</text:p>
              </table:table-cell>
              <table:table-cell office:value-type="float" office:value="84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1099537037037">
                <text:p>0.381099537037037</text:p>
              </table:table-cell>
              <table:table-cell office:value-type="float" office:value="83.7">
                <text:p>83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1111111111111">
                <text:p>0.381111111111111</text:p>
              </table:table-cell>
              <table:table-cell office:value-type="float" office:value="83.3">
                <text:p>83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1122685185185">
                <text:p>0.381122685185185</text:p>
              </table:table-cell>
              <table:table-cell office:value-type="float" office:value="83.1">
                <text:p>83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82.7">
                <text:p>82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145833333333">
                <text:p>0.381145833333333</text:p>
              </table:table-cell>
              <table:table-cell office:value-type="float" office:value="82.4">
                <text:p>82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157407407407">
                <text:p>0.381157407407407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1168981481481">
                <text:p>0.381168981481481</text:p>
              </table:table-cell>
              <table:table-cell office:value-type="float" office:value="81.8">
                <text:p>81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1180555555556">
                <text:p>0.381180555555556</text:p>
              </table:table-cell>
              <table:table-cell office:value-type="float" office:value="81.4">
                <text:p>8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119212962963">
                <text:p>0.38119212962963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1203703703704">
                <text:p>0.381203703703704</text:p>
              </table:table-cell>
              <table:table-cell office:value-type="float" office:value="80.8">
                <text:p>8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1226851851852">
                <text:p>0.381226851851852</text:p>
              </table:table-cell>
              <table:table-cell office:value-type="float" office:value="80.5">
                <text:p>8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1238425925926">
                <text:p>0.381238425925926</text:p>
              </table:table-cell>
              <table:table-cell office:value-type="float" office:value="80.2">
                <text:p>80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125">
                <text:p>0.38125</text:p>
              </table:table-cell>
              <table:table-cell office:value-type="float" office:value="79.8">
                <text:p>7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1261574074074">
                <text:p>0.381261574074074</text:p>
              </table:table-cell>
              <table:table-cell office:value-type="float" office:value="79.5">
                <text:p>7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1273148148148">
                <text:p>0.381273148148148</text:p>
              </table:table-cell>
              <table:table-cell office:value-type="float" office:value="79.3">
                <text:p>7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1284722222222">
                <text:p>0.381284722222222</text:p>
              </table:table-cell>
              <table:table-cell office:value-type="float" office:value="78.9">
                <text:p>7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1296296296296">
                <text:p>0.381296296296296</text:p>
              </table:table-cell>
              <table:table-cell office:value-type="float" office:value="78.6">
                <text:p>7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8130787037037">
                <text:p>0.38130787037037</text:p>
              </table:table-cell>
              <table:table-cell office:value-type="float" office:value="78.2">
                <text:p>7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81319444444444">
                <text:p>0.381319444444444</text:p>
              </table:table-cell>
              <table:table-cell office:value-type="float" office:value="78.1">
                <text:p>78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1331018518518">
                <text:p>0.381331018518518</text:p>
              </table:table-cell>
              <table:table-cell office:value-type="float" office:value="77.8">
                <text:p>77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81354166666667">
                <text:p>0.381354166666667</text:p>
              </table:table-cell>
              <table:table-cell office:value-type="float" office:value="77.4">
                <text:p>77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1365740740741">
                <text:p>0.381365740740741</text:p>
              </table:table-cell>
              <table:table-cell office:value-type="float" office:value="77.1">
                <text:p>77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81377314814815">
                <text:p>0.381377314814815</text:p>
              </table:table-cell>
              <table:table-cell office:value-type="float" office:value="77">
                <text:p>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81388888888889">
                <text:p>0.381388888888889</text:p>
              </table:table-cell>
              <table:table-cell office:value-type="float" office:value="76.6">
                <text:p>76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81400462962963">
                <text:p>0.381400462962963</text:p>
              </table:table-cell>
              <table:table-cell office:value-type="float" office:value="76.3">
                <text:p>76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81412037037037">
                <text:p>0.381412037037037</text:p>
              </table:table-cell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81423611111111">
                <text:p>0.381423611111111</text:p>
              </table:table-cell>
              <table:table-cell office:value-type="float" office:value="75.8">
                <text:p>75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81435185185185">
                <text:p>0.381435185185185</text:p>
              </table:table-cell>
              <table:table-cell office:value-type="float" office:value="75.5">
                <text:p>7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81446759259259">
                <text:p>0.381446759259259</text:p>
              </table:table-cell>
              <table:table-cell office:value-type="float" office:value="75.2">
                <text:p>75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81458333333333">
                <text:p>0.381458333333333</text:p>
              </table:table-cell>
              <table:table-cell office:value-type="float" office:value="74.8">
                <text:p>7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81481481481481">
                <text:p>0.381481481481481</text:p>
              </table:table-cell>
              <table:table-cell office:value-type="float" office:value="74.6">
                <text:p>7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81493055555556">
                <text:p>0.381493055555556</text:p>
              </table:table-cell>
              <table:table-cell office:value-type="float" office:value="74.4">
                <text:p>7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8150462962963">
                <text:p>0.38150462962963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81516203703704">
                <text:p>0.381516203703704</text:p>
              </table:table-cell>
              <table:table-cell office:value-type="float" office:value="73.7">
                <text:p>73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81527777777778">
                <text:p>0.381527777777778</text:p>
              </table:table-cell>
              <table:table-cell office:value-type="float" office:value="73.5">
                <text:p>7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73.3">
                <text:p>73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81550925925926">
                <text:p>0.381550925925926</text:p>
              </table:table-cell>
              <table:table-cell office:value-type="float" office:value="72.9">
                <text:p>72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815625">
                <text:p>0.3815625</text:p>
              </table:table-cell>
              <table:table-cell office:value-type="float" office:value="72.5">
                <text:p>7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81574074074074">
                <text:p>0.381574074074074</text:p>
              </table:table-cell>
              <table:table-cell office:value-type="float" office:value="72.3">
                <text:p>72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81585648148148">
                <text:p>0.381585648148148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81608796296296">
                <text:p>0.381608796296296</text:p>
              </table:table-cell>
              <table:table-cell office:value-type="float" office:value="71.8">
                <text:p>71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8162037037037">
                <text:p>0.38162037037037</text:p>
              </table:table-cell>
              <table:table-cell office:value-type="float" office:value="71.4">
                <text:p>7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81631944444444">
                <text:p>0.381631944444444</text:p>
              </table:table-cell>
              <table:table-cell office:value-type="float" office:value="71.2">
                <text:p>71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81643518518519">
                <text:p>0.381643518518519</text:p>
              </table:table-cell>
              <table:table-cell office:value-type="float" office:value="70.9">
                <text:p>70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70.7">
                <text:p>70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70.3">
                <text:p>7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81678240740741">
                <text:p>0.381678240740741</text:p>
              </table:table-cell>
              <table:table-cell office:value-type="float" office:value="70.1">
                <text:p>7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81689814814815">
                <text:p>0.381689814814815</text:p>
              </table:table-cell>
              <table:table-cell office:value-type="float" office:value="69.8">
                <text:p>6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81701388888889">
                <text:p>0.381701388888889</text:p>
              </table:table-cell>
              <table:table-cell office:value-type="float" office:value="69.6">
                <text:p>69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81712962962963">
                <text:p>0.381712962962963</text:p>
              </table:table-cell>
              <table:table-cell office:value-type="float" office:value="69.3">
                <text:p>6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81736111111111">
                <text:p>0.381736111111111</text:p>
              </table:table-cell>
              <table:table-cell office:value-type="float" office:value="69.1">
                <text:p>6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81747685185185">
                <text:p>0.381747685185185</text:p>
              </table:table-cell>
              <table:table-cell office:value-type="float" office:value="68.8">
                <text:p>68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81759259259259">
                <text:p>0.381759259259259</text:p>
              </table:table-cell>
              <table:table-cell office:value-type="float" office:value="68.6">
                <text:p>6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68.3">
                <text:p>68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81782407407407">
                <text:p>0.381782407407407</text:p>
              </table:table-cell>
              <table:table-cell office:value-type="float" office:value="68.1">
                <text:p>68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1793981481481">
                <text:p>0.381793981481481</text:p>
              </table:table-cell>
              <table:table-cell office:value-type="float" office:value="67.8">
                <text:p>67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1805555555556">
                <text:p>0.381805555555556</text:p>
              </table:table-cell>
              <table:table-cell office:value-type="float" office:value="67.6">
                <text:p>67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8181712962963">
                <text:p>0.38181712962963</text:p>
              </table:table-cell>
              <table:table-cell office:value-type="float" office:value="67.3">
                <text:p>6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81828703703704">
                <text:p>0.381828703703704</text:p>
              </table:table-cell>
              <table:table-cell office:value-type="float" office:value="67.2">
                <text:p>6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81840277777778">
                <text:p>0.381840277777778</text:p>
              </table:table-cell>
              <table:table-cell office:value-type="float" office:value="66.9">
                <text:p>66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1863425925926">
                <text:p>0.381863425925926</text:p>
              </table:table-cell>
              <table:table-cell office:value-type="float" office:value="66.6">
                <text:p>66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81875">
                <text:p>0.381875</text:p>
              </table:table-cell>
              <table:table-cell office:value-type="float" office:value="66.4">
                <text:p>66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66.2">
                <text:p>66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81898148148148">
                <text:p>0.381898148148148</text:p>
              </table:table-cell>
              <table:table-cell office:value-type="float" office:value="65.9">
                <text:p>6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81909722222222">
                <text:p>0.381909722222222</text:p>
              </table:table-cell>
              <table:table-cell office:value-type="float" office:value="65.7">
                <text:p>6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81921296296296">
                <text:p>0.381921296296296</text:p>
              </table:table-cell>
              <table:table-cell office:value-type="float" office:value="65.4">
                <text:p>65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8193287037037">
                <text:p>0.38193287037037</text:p>
              </table:table-cell>
              <table:table-cell office:value-type="float" office:value="65.3">
                <text:p>6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65.1">
                <text:p>65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81956018518518">
                <text:p>0.381956018518518</text:p>
              </table:table-cell>
              <table:table-cell office:value-type="float" office:value="64.8">
                <text:p>6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81967592592593">
                <text:p>0.381967592592593</text:p>
              </table:table-cell>
              <table:table-cell office:value-type="float" office:value="64.5">
                <text:p>6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1990740740741">
                <text:p>0.381990740740741</text:p>
              </table:table-cell>
              <table:table-cell office:value-type="float" office:value="64.4">
                <text:p>6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64.1">
                <text:p>64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82013888888889">
                <text:p>0.382013888888889</text:p>
              </table:table-cell>
              <table:table-cell office:value-type="float" office:value="63.8">
                <text:p>63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82025462962963">
                <text:p>0.382025462962963</text:p>
              </table:table-cell>
              <table:table-cell office:value-type="float" office:value="63.5">
                <text:p>6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82037037037037">
                <text:p>0.382037037037037</text:p>
              </table:table-cell>
              <table:table-cell office:value-type="float" office:value="63.4">
                <text:p>6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82048611111111">
                <text:p>0.382048611111111</text:p>
              </table:table-cell>
              <table:table-cell office:value-type="float" office:value="63.2">
                <text:p>63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82060185185185">
                <text:p>0.382060185185185</text:p>
              </table:table-cell>
              <table:table-cell office:value-type="float" office:value="62.9">
                <text:p>62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82071759259259">
                <text:p>0.382071759259259</text:p>
              </table:table-cell>
              <table:table-cell office:value-type="float" office:value="62.6">
                <text:p>62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82083333333333">
                <text:p>0.382083333333333</text:p>
              </table:table-cell>
              <table:table-cell office:value-type="float" office:value="62.5">
                <text:p>6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82094907407407">
                <text:p>0.382094907407407</text:p>
              </table:table-cell>
              <table:table-cell office:value-type="float" office:value="62.3">
                <text:p>62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62.1">
                <text:p>62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212962962963">
                <text:p>0.38212962962963</text:p>
              </table:table-cell>
              <table:table-cell office:value-type="float" office:value="61.8">
                <text:p>61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82141203703704">
                <text:p>0.382141203703704</text:p>
              </table:table-cell>
              <table:table-cell office:value-type="float" office:value="61.7">
                <text:p>61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82152777777778">
                <text:p>0.382152777777778</text:p>
              </table:table-cell>
              <table:table-cell office:value-type="float" office:value="61.5">
                <text:p>6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82164351851852">
                <text:p>0.382164351851852</text:p>
              </table:table-cell>
              <table:table-cell office:value-type="float" office:value="61.2">
                <text:p>61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82175925925926">
                <text:p>0.382175925925926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821875">
                <text:p>0.3821875</text:p>
              </table:table-cell>
              <table:table-cell office:value-type="float" office:value="60.8">
                <text:p>6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82199074074074">
                <text:p>0.382199074074074</text:p>
              </table:table-cell>
              <table:table-cell office:value-type="float" office:value="60.6">
                <text:p>60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82210648148148">
                <text:p>0.382210648148148</text:p>
              </table:table-cell>
              <table:table-cell office:value-type="float" office:value="60.5">
                <text:p>6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82222222222222">
                <text:p>0.382222222222222</text:p>
              </table:table-cell>
              <table:table-cell office:value-type="float" office:value="60.2">
                <text:p>60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8224537037037">
                <text:p>0.38224537037037</text:p>
              </table:table-cell>
              <table:table-cell office:value-type="float" office:value="60.1">
                <text:p>6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82256944444444">
                <text:p>0.382256944444444</text:p>
              </table:table-cell>
              <table:table-cell office:value-type="float" office:value="59.9">
                <text:p>59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82268518518518">
                <text:p>0.382268518518518</text:p>
              </table:table-cell>
              <table:table-cell office:value-type="float" office:value="59.7">
                <text:p>59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82280092592593">
                <text:p>0.382280092592593</text:p>
              </table:table-cell>
              <table:table-cell office:value-type="float" office:value="59.5">
                <text:p>5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2291666666667">
                <text:p>0.382291666666667</text:p>
              </table:table-cell>
              <table:table-cell office:value-type="float" office:value="59.3">
                <text:p>5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82303240740741">
                <text:p>0.382303240740741</text:p>
              </table:table-cell>
              <table:table-cell office:value-type="float" office:value="59.1">
                <text:p>5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82314814814815">
                <text:p>0.382314814814815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82326388888889">
                <text:p>0.382326388888889</text:p>
              </table:table-cell>
              <table:table-cell office:value-type="float" office:value="58.7">
                <text:p>58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82337962962963">
                <text:p>0.382337962962963</text:p>
              </table:table-cell>
              <table:table-cell office:value-type="float" office:value="58.5">
                <text:p>5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58.3">
                <text:p>58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82372685185185">
                <text:p>0.382372685185185</text:p>
              </table:table-cell>
              <table:table-cell office:value-type="float" office:value="58.1">
                <text:p>58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82384259259259">
                <text:p>0.382384259259259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82395833333333">
                <text:p>0.382395833333333</text:p>
              </table:table-cell>
              <table:table-cell office:value-type="float" office:value="57.7">
                <text:p>57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82407407407407">
                <text:p>0.382407407407407</text:p>
              </table:table-cell>
              <table:table-cell office:value-type="float" office:value="57.6">
                <text:p>57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82418981481481">
                <text:p>0.382418981481481</text:p>
              </table:table-cell>
              <table:table-cell office:value-type="float" office:value="57.4">
                <text:p>57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82430555555555">
                <text:p>0.382430555555555</text:p>
              </table:table-cell>
              <table:table-cell office:value-type="float" office:value="57.3">
                <text:p>57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8244212962963">
                <text:p>0.38244212962963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82453703703704">
                <text:p>0.382453703703704</text:p>
              </table:table-cell>
              <table:table-cell office:value-type="float" office:value="56.8">
                <text:p>56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82465277777778">
                <text:p>0.382465277777778</text:p>
              </table:table-cell>
              <table:table-cell office:value-type="float" office:value="56.6">
                <text:p>56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82476851851852">
                <text:p>0.382476851851852</text:p>
              </table:table-cell>
              <table:table-cell office:value-type="float" office:value="56.5">
                <text:p>5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825">
                <text:p>0.3825</text:p>
              </table:table-cell>
              <table:table-cell office:value-type="float" office:value="56.3">
                <text:p>56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82511574074074">
                <text:p>0.382511574074074</text:p>
              </table:table-cell>
              <table:table-cell office:value-type="float" office:value="56.1">
                <text:p>56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55.9">
                <text:p>5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82534722222222">
                <text:p>0.382534722222222</text:p>
              </table:table-cell>
              <table:table-cell office:value-type="float" office:value="55.7">
                <text:p>5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82546296296296">
                <text:p>0.382546296296296</text:p>
              </table:table-cell>
              <table:table-cell office:value-type="float" office:value="55.6">
                <text:p>55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8255787037037">
                <text:p>0.38255787037037</text:p>
              </table:table-cell>
              <table:table-cell office:value-type="float" office:value="55.3">
                <text:p>5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82569444444444">
                <text:p>0.382569444444444</text:p>
              </table:table-cell>
              <table:table-cell office:value-type="float" office:value="55.1">
                <text:p>55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82581018518518">
                <text:p>0.38258101851851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82592592592593">
                <text:p>0.382592592592593</text:p>
              </table:table-cell>
              <table:table-cell office:value-type="float" office:value="54.8">
                <text:p>5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82604166666667">
                <text:p>0.382604166666667</text:p>
              </table:table-cell>
              <table:table-cell office:value-type="float" office:value="54.6">
                <text:p>5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82615740740741">
                <text:p>0.382615740740741</text:p>
              </table:table-cell>
              <table:table-cell office:value-type="float" office:value="54.4">
                <text:p>54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54.3">
                <text:p>54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82650462962963">
                <text:p>0.382650462962963</text:p>
              </table:table-cell>
              <table:table-cell office:value-type="float" office:value="54.1">
                <text:p>54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82662037037037">
                <text:p>0.382662037037037</text:p>
              </table:table-cell>
              <table:table-cell office:value-type="float" office:value="53.9">
                <text:p>53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82673611111111">
                <text:p>0.382673611111111</text:p>
              </table:table-cell>
              <table:table-cell office:value-type="float" office:value="53.7">
                <text:p>53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82685185185185">
                <text:p>0.382685185185185</text:p>
              </table:table-cell>
              <table:table-cell office:value-type="float" office:value="53.6">
                <text:p>5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82696759259259">
                <text:p>0.382696759259259</text:p>
              </table:table-cell>
              <table:table-cell office:value-type="float" office:value="53.4">
                <text:p>5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82708333333333">
                <text:p>0.382708333333333</text:p>
              </table:table-cell>
              <table:table-cell office:value-type="float" office:value="53.2">
                <text:p>53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82719907407407">
                <text:p>0.382719907407407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82731481481481">
                <text:p>0.382731481481481</text:p>
              </table:table-cell>
              <table:table-cell office:value-type="float" office:value="52.8">
                <text:p>52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82743055555556">
                <text:p>0.382743055555556</text:p>
              </table:table-cell>
              <table:table-cell office:value-type="float" office:value="52.6">
                <text:p>52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82766203703704">
                <text:p>0.382766203703704</text:p>
              </table:table-cell>
              <table:table-cell office:value-type="float" office:value="52.5">
                <text:p>5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82777777777778">
                <text:p>0.382777777777778</text:p>
              </table:table-cell>
              <table:table-cell office:value-type="float" office:value="52.2">
                <text:p>52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82789351851852">
                <text:p>0.382789351851852</text:p>
              </table:table-cell>
              <table:table-cell office:value-type="float" office:value="52.1">
                <text:p>52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82800925925926">
                <text:p>0.382800925925926</text:p>
              </table:table-cell>
              <table:table-cell office:value-type="float" office:value="51.9">
                <text:p>51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828125">
                <text:p>0.3828125</text:p>
              </table:table-cell>
              <table:table-cell office:value-type="float" office:value="51.7">
                <text:p>51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82824074074074">
                <text:p>0.382824074074074</text:p>
              </table:table-cell>
              <table:table-cell office:value-type="float" office:value="51.5">
                <text:p>5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82835648148148">
                <text:p>0.382835648148148</text:p>
              </table:table-cell>
              <table:table-cell office:value-type="float" office:value="51.4">
                <text:p>51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82847222222222">
                <text:p>0.382847222222222</text:p>
              </table:table-cell>
              <table:table-cell office:value-type="float" office:value="51.2">
                <text:p>51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82858796296296">
                <text:p>0.382858796296296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50.9">
                <text:p>50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82893518518518">
                <text:p>0.382893518518518</text:p>
              </table:table-cell>
              <table:table-cell office:value-type="float" office:value="50.8">
                <text:p>5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82905092592593">
                <text:p>0.382905092592593</text:p>
              </table:table-cell>
              <table:table-cell office:value-type="float" office:value="50.7">
                <text:p>50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82916666666667">
                <text:p>0.382916666666667</text:p>
              </table:table-cell>
              <table:table-cell office:value-type="float" office:value="50.5">
                <text:p>5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82928240740741">
                <text:p>0.382928240740741</text:p>
              </table:table-cell>
              <table:table-cell office:value-type="float" office:value="50.4">
                <text:p>50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82939814814815">
                <text:p>0.382939814814815</text:p>
              </table:table-cell>
              <table:table-cell office:value-type="float" office:value="50.3">
                <text:p>5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82951388888889">
                <text:p>0.382951388888889</text:p>
              </table:table-cell>
              <table:table-cell office:value-type="float" office:value="50.1">
                <text:p>5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82962962962963">
                <text:p>0.382962962962963</text:p>
              </table:table-cell>
              <table:table-cell office:value-type="float" office:value="49.9">
                <text:p>49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82974537037037">
                <text:p>0.382974537037037</text:p>
              </table:table-cell>
              <table:table-cell office:value-type="float" office:value="49.7">
                <text:p>49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49.6">
                <text:p>49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82997685185185">
                <text:p>0.382997685185185</text:p>
              </table:table-cell>
              <table:table-cell office:value-type="float" office:value="49.5">
                <text:p>4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83020833333333">
                <text:p>0.383020833333333</text:p>
              </table:table-cell>
              <table:table-cell office:value-type="float" office:value="49.3">
                <text:p>49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83032407407407">
                <text:p>0.383032407407407</text:p>
              </table:table-cell>
              <table:table-cell office:value-type="float" office:value="49.1">
                <text:p>4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83043981481481">
                <text:p>0.383043981481481</text:p>
              </table:table-cell>
              <table:table-cell office:value-type="float" office:value="49.1">
                <text:p>4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83055555555556">
                <text:p>0.383055555555556</text:p>
              </table:table-cell>
              <table:table-cell office:value-type="float" office:value="48.9">
                <text:p>4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8306712962963">
                <text:p>0.38306712962963</text:p>
              </table:table-cell>
              <table:table-cell office:value-type="float" office:value="48.7">
                <text:p>48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83078703703704">
                <text:p>0.383078703703704</text:p>
              </table:table-cell>
              <table:table-cell office:value-type="float" office:value="48.6">
                <text:p>4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83090277777778">
                <text:p>0.383090277777778</text:p>
              </table:table-cell>
              <table:table-cell office:value-type="float" office:value="48.4">
                <text:p>4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48.3">
                <text:p>48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83113425925926">
                <text:p>0.383113425925926</text:p>
              </table:table-cell>
              <table:table-cell office:value-type="float" office:value="48.2">
                <text:p>4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83125">
                <text:p>0.383125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83148148148148">
                <text:p>0.383148148148148</text:p>
              </table:table-cell>
              <table:table-cell office:value-type="float" office:value="47.9">
                <text:p>4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83159722222222">
                <text:p>0.383159722222222</text:p>
              </table:table-cell>
              <table:table-cell office:value-type="float" office:value="47.8">
                <text:p>47.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14$Build-954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